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3"/>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graphic">
      <style:paragraph-properties fo:break-before="page" text:number-lines="false" text:line-number="0"/>
    </style:style>
    <style:style style:name="P11" style:family="paragraph" style:parent-style-name="Standard">
      <style:paragraph-properties fo:break-before="page"/>
    </style:style>
    <style:style style:name="P12" style:family="paragraph" style:parent-style-name="actsreferredto">
      <style:paragraph-properties fo:break-before="page"/>
    </style:style>
    <style:style style:name="P13" style:family="paragraph" style:parent-style-name="paragraph">
      <style:paragraph-properties style:writing-mode="lr-tb"/>
    </style:style>
    <style:style style:name="P14" style:family="paragraph" style:parent-style-name="subsection">
      <style:paragraph-properties fo:text-align="justify" style:justify-single-word="false"/>
    </style:style>
    <style:style style:name="P15" style:family="paragraph" style:parent-style-name="shorttitleirish">
      <style:text-properties fo:text-transform="uppercase"/>
    </style:style>
    <style:style style:name="P16" style:family="paragraph" style:parent-style-name="centered">
      <style:paragraph-properties text:number-lines="false" text:line-number="0"/>
      <style:text-properties style:font-name="Times New Roman2" style:font-name-asian="Times New Roman2" style:font-name-complex="Times New Roman2"/>
    </style:style>
    <style:style style:name="P17" style:family="paragraph" style:parent-style-name="centered">
      <style:paragraph-properties text:number-lines="false" text:line-number="0"/>
      <style:text-properties style:font-name="Times New Roman2" fo:font-style="italic" style:font-name-asian="Times New Roman2" style:font-style-asian="italic" style:font-name-complex="Times New Roman2" style:font-style-complex="italic"/>
    </style:style>
    <style:style style:name="P18" style:family="paragraph" style:parent-style-name="Standard">
      <style:paragraph-properties text:number-lines="false" text:line-number="0"/>
    </style:style>
    <style:style style:name="P19" style:family="paragraph" style:parent-style-name="Standard">
      <style:paragraph-properties text:number-lines="false" text:line-number="0"/>
      <style:text-properties style:font-name="Times New Roman2" style:font-name-asian="Times New Roman2" style:font-name-complex="Times New Roman2"/>
    </style:style>
    <style:style style:name="P20" style:family="paragraph" style:parent-style-name="bill">
      <style:paragraph-properties text:number-lines="false" text:line-number="0"/>
    </style:style>
    <style:style style:name="P21" style:family="paragraph" style:parent-style-name="shorttitlebackpage">
      <style:paragraph-properties text:number-lines="false" text:line-number="0"/>
    </style:style>
    <style:style style:name="P22" style:family="paragraph" style:parent-style-name="hr2">
      <style:paragraph-properties text:number-lines="false" text:line-number="0"/>
    </style:style>
    <style:style style:name="P23" style:family="paragraph" style:parent-style-name="hr2">
      <style:paragraph-properties text:number-lines="false" text:line-number="0"/>
      <style:text-properties style:font-name="Times New Roman3"/>
    </style:style>
    <style:style style:name="P24" style:family="paragraph" style:parent-style-name="hr2">
      <style:paragraph-properties text:number-lines="false" text:line-number="0"/>
      <style:text-properties style:font-name="Times New Roman2" style:font-name-asian="Times New Roman2" style:font-name-complex="Times New Roman2"/>
    </style:style>
    <style:style style:name="P25" style:family="paragraph" style:parent-style-name="asinitiated">
      <style:paragraph-properties text:number-lines="false" text:line-number="0"/>
    </style:style>
    <style:style style:name="P26" style:family="paragraph" style:parent-style-name="shorttitleenglish">
      <style:paragraph-properties text:number-lines="true" text:line-number="0"/>
    </style:style>
    <style:style style:name="P27" style:family="paragraph" style:parent-style-name="tocsectionheader">
      <style:paragraph-properties fo:text-align="start" style:justify-single-word="false"/>
    </style:style>
    <style:style style:name="P28" style:family="paragraph" style:parent-style-name="actreferredto">
      <style:paragraph-properties>
        <style:tab-stops/>
      </style:paragraph-properties>
    </style:style>
    <style:style style:name="P29" style:family="paragraph" style:parent-style-name="longtitle">
      <style:paragraph-properties text:number-lines="true" text:line-number="5"/>
    </style:style>
    <style:style style:name="P30" style:family="paragraph" style:parent-style-name="enacted">
      <style:paragraph-properties text:number-lines="true" text:line-number="8"/>
    </style:style>
    <style:style style:name="P31" style:family="paragraph" style:parent-style-name="Standard" style:master-page-name="frontcover">
      <style:paragraph-properties style:page-number="1"/>
    </style:style>
    <style:style style:name="P32"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3"/>
    </style:style>
    <style:style style:name="T6" style:family="text">
      <style:text-properties style:font-name="Times New Roman3" fo:font-style="italic" fo:font-weight="normal" style:font-style-asian="italic" style:font-weight-asian="normal" style:font-style-complex="italic" style:font-weight-complex="normal"/>
    </style:style>
    <style:style style:name="T7" style:family="text">
      <style:text-properties style:font-name="Times New Roman3" style:font-name-asian="Times New Roman2" style:font-name-complex="Times New Roman2"/>
    </style:style>
    <style:style style:name="T8" style:family="text">
      <style:text-properties style:font-name="Times New Roman3" fo:font-weight="normal" style:font-weight-asian="normal" style:font-weight-complex="normal"/>
    </style:style>
    <style:style style:name="T9" style:family="text">
      <style:text-properties style:font-name="Times New Roman2"/>
    </style:style>
    <style:style style:name="T10" style:family="text">
      <style:text-properties style:font-name="Times New Roman2" fo:font-weight="normal" style:font-name-asian="Times New Roman2" style:font-weight-asian="normal" style:font-name-complex="Times New Roman2" style:font-weight-complex="normal"/>
    </style:style>
    <style:style style:name="T11" style:family="text">
      <style:text-properties fo:language="en" fo:country="GB"/>
    </style:style>
    <style:style style:name="T12" style:family="text">
      <style:text-properties fo:font-style="normal" style:font-style-asian="normal" style:font-style-complex="normal"/>
    </style:style>
    <style:style style:name="T13"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29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Parúil, 2016" text:name="GA_shorttitle"/>
        <text:user-field-decl office:value-type="string" office:string-value="Parole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provide for the establishment of an independent parole board and the release on parole of certain persons found guilty of criminal offences and serving sentences of imprisonment or committed or remanded in custody." text:name="EN_longtitle"/>
        <text:user-field-decl office:value-type="string" office:string-value="GA_shorttitle_caps" text:name="GA_shorttitle_caps"/>
      </text:user-field-decls>
      <text:p text:style-name="P31"/>
      <text:p text:style-name="Standard"/>
      <text:p text:style-name="graphic_5f_frontpage"/>
      <text:p text:style-name="hr"/>
      <text:p text:style-name="shorttitleirish_5f_frontpage"><text:span text:style-name="bold_5f_noitalic_5f_nounderline"><text:span text:style-name="T5">An Bille Parúil, 2016</text:span></text:span></text:p>
      <text:p text:style-name="shorttitleenglish_5f_frontpage"><text:span text:style-name="bold_5f_noitalic_5f_nounderline"><text:span text:style-name="T5">Parole Bill 2016</text:span></text:span></text:p>
      <text:p text:style-name="P8"/>
      <text:p text:style-name="asinitiated"><text:span text:style-name="bold_5f_noitalic_5f_nounderline"><text:span text:style-name="T6">Mar a tionscnaíodh</text:span></text:span></text:p>
      <text:p text:style-name="asinitiated"><text:span text:style-name="bold_5f_noitalic_5f_nounderline"><text:span text:style-name="T6">As initiated</text:span></text:span></text:p>
      <text:p text:style-name="hr"/>
      <text:p text:style-name="P32"/>
      <text:p text:style-name="hr"/>
      <text:p text:style-name="P15"><text:user-field-get text:name="GA_shorttitle">An Bille Parúil, 2016</text:user-field-get></text:p>
      <text:p text:style-name="shorttitleenglish"><text:span text:style-name="bold_5f_noitalic_5f_nounderline"><text:span text:style-name="T2"><text:user-field-get text:name="EN_shorttitle">Parole Bill 2016</text:user-field-get></text:span></text:span></text:p>
      <text:p text:style-name="hr"/>
      <text:p text:style-name="P6"><text:span text:style-name="nobold_5f_italic_5f_nounderline"><text:user-field-get text:name="GA_DOC_STAGE">Mar a tionscnaíodh</text:user-field-get></text:span><text:span text:style-name="nobold_5f_italic_5f_nounderline"> </text:span></text:p>
      <text:p text:style-name="P9"><text:span text:style-name="nobold_5f_italic_5f_nounderline"><text:user-field-get text:name="EN_DOC_STAGE">As initiated</text:user-field-get></text:span><text:span text:style-name="nobold_5f_italic_5f_nounderline"> </text:span></text:p>
      <text:p text:style-name="hr"/>
      <text:p text:style-name="P7"/>
      <text:p text:style-name="arrangementofsections">CONTENTS</text:p>
      <text:p text:style-name="tocpartnumber"><text:bookmark-ref text:reference-format="text" text:ref-name="toc_book_1">PART 1</text:bookmark-ref></text:p>
      <text:p text:style-name="tocparttitle"><text:bookmark-ref text:reference-format="text" text:ref-name="toc_book_2">Preliminary and General</text:bookmark-ref></text:p>
      <text:p text:style-name="P27">Section</text:p>
      <text:p text:style-name="tocsectionnumber">1. <text:s/><text:bookmark-ref text:reference-format="text" text:ref-name="toc_book_3">Short title and commencement</text:bookmark-ref></text:p>
      <text:p text:style-name="tocsectionnumber">2. <text:s/><text:bookmark-ref text:reference-format="text" text:ref-name="toc_book_4">Interpretation</text:bookmark-ref></text:p>
      <text:p text:style-name="tocsectionnumber">3. <text:s/><text:bookmark-ref text:reference-format="text" text:ref-name="toc_book_5">Regulations</text:bookmark-ref></text:p>
      <text:p text:style-name="tocsectionnumber">4. <text:s/><text:bookmark-ref text:reference-format="text" text:ref-name="toc_book_6">Expenses</text:bookmark-ref></text:p>
      <text:p text:style-name="tocsectionnumber">5. <text:s/><text:bookmark-ref text:reference-format="text" text:ref-name="toc_book_7">Nature of Parole</text:bookmark-ref></text:p>
      <text:p text:style-name="tocpartnumber"><text:bookmark-ref text:reference-format="text" text:ref-name="toc_book_8">PART 2</text:bookmark-ref></text:p>
      <text:p text:style-name="tocparttitle"><text:bookmark-ref text:reference-format="text" text:ref-name="toc_book_9">The Parole Board</text:bookmark-ref></text:p>
      <text:p text:style-name="tocsectionnumber">6. <text:s/><text:bookmark-ref text:reference-format="text" text:ref-name="toc_book_10">Establishment of Board</text:bookmark-ref></text:p>
      <text:p text:style-name="tocsectionnumber">7. <text:s/><text:bookmark-ref text:reference-format="text" text:ref-name="toc_book_11">Functions of Board</text:bookmark-ref></text:p>
      <text:p text:style-name="tocsectionnumber">8. <text:s/><text:bookmark-ref text:reference-format="text" text:ref-name="toc_book_12">Membership</text:bookmark-ref></text:p>
      <text:p text:style-name="tocsectionnumber">9. <text:s/><text:bookmark-ref text:reference-format="text" text:ref-name="toc_book_13">Terms of Office</text:bookmark-ref></text:p>
      <text:p text:style-name="tocsectionnumber">10. <text:s/><text:bookmark-ref text:reference-format="text" text:ref-name="toc_book_14">Chairperson</text:bookmark-ref></text:p>
      <text:p text:style-name="tocsectionnumber">11. <text:s/><text:bookmark-ref text:reference-format="text" text:ref-name="toc_book_15">Panel Convenors</text:bookmark-ref></text:p>
      <text:p text:style-name="tocsectionnumber">12. <text:s/><text:bookmark-ref text:reference-format="text" text:ref-name="toc_book_16">Staff</text:bookmark-ref></text:p>
      <text:p text:style-name="tocsectionnumber">13. <text:s/><text:bookmark-ref text:reference-format="text" text:ref-name="toc_book_17">Parole Panels</text:bookmark-ref></text:p>
      <text:p text:style-name="tocsectionnumber">14. <text:s/><text:bookmark-ref text:reference-format="text" text:ref-name="toc_book_18">Powers of Parole Panels</text:bookmark-ref></text:p>
      <text:p text:style-name="tocsectionnumber">15. <text:s/><text:bookmark-ref text:reference-format="text" text:ref-name="toc_book_19">Reviews</text:bookmark-ref></text:p>
      <text:p text:style-name="tocsectionnumber">16. <text:s/><text:bookmark-ref text:reference-format="text" text:ref-name="toc_book_20">Hearings</text:bookmark-ref></text:p>
      <text:p text:style-name="tocsectionnumber">17. <text:s/><text:bookmark-ref text:reference-format="text" text:ref-name="toc_book_21">Reports</text:bookmark-ref></text:p>
      <text:p text:style-name="tocsectionnumber"/>
      <text:p text:style-name="tocsectionnumber"/>
      <text:p text:style-name="tocsectionnumber"/>
      <text:p text:style-name="tocpartnumber"><text:soft-page-break/><text:bookmark-ref text:reference-format="text" text:ref-name="toc_book_22">PART 3</text:bookmark-ref></text:p>
      <text:p text:style-name="tocparttitle"><text:bookmark-ref text:reference-format="text" text:ref-name="toc_book_23">The Parole Process</text:bookmark-ref></text:p>
      <text:p text:style-name="tocsectionnumber">18. <text:s/><text:bookmark-ref text:reference-format="text" text:ref-name="toc_book_24">Guiding principles</text:bookmark-ref></text:p>
      <text:p text:style-name="tocsectionnumber">19. <text:s/><text:bookmark-ref text:reference-format="text" text:ref-name="toc_book_25">Criteria for Parole</text:bookmark-ref></text:p>
      <text:p text:style-name="tocsectionnumber">20. <text:s/><text:bookmark-ref text:reference-format="text" text:ref-name="toc_book_26">Eligibility</text:bookmark-ref></text:p>
      <text:p text:style-name="tocsectionnumber">21. <text:s/><text:bookmark-ref text:reference-format="text" text:ref-name="toc_book_27">Consideration for Parole</text:bookmark-ref></text:p>
      <text:p text:style-name="tocsectionnumber">22. <text:s/><text:bookmark-ref text:reference-format="text" text:ref-name="toc_book_28">Parole Orders</text:bookmark-ref></text:p>
      <text:p text:style-name="tocsectionnumber">23. <text:s/><text:bookmark-ref text:reference-format="text" text:ref-name="toc_book_29">Monitoring compliance with conditions</text:bookmark-ref></text:p>
      <text:p text:style-name="tocsectionnumber">24. <text:s/><text:bookmark-ref text:reference-format="text" text:ref-name="toc_book_30">Variation of Parole Order</text:bookmark-ref></text:p>
      <text:p text:style-name="tocsectionnumber">25. <text:s/><text:bookmark-ref text:reference-format="text" text:ref-name="toc_book_31">Revocation of Parole Order</text:bookmark-ref></text:p>
      <text:p text:style-name="tocsectionnumber">26. <text:s/><text:bookmark-ref text:reference-format="text" text:ref-name="toc_book_32">Warrants</text:bookmark-ref></text:p>
      <text:p text:style-name="tocsectionnumber">27. <text:s/><text:bookmark-ref text:reference-format="text" text:ref-name="toc_book_33">Preparation for reviews and hearings</text:bookmark-ref></text:p>
      <text:p text:style-name="tocsectionnumber">28. <text:s/><text:bookmark-ref text:reference-format="text" text:ref-name="toc_book_34">Amendment of section 17 of Defamation Act 2009</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2">Acts Referred to</text:p>
          </text:index-title>
          <text:p text:style-name="P28">Criminal Justice (Temporary Release of Prisoners) Act 2003 (No. 34)</text:p>
          <text:p text:style-name="P28">Criminal Justice Act 1960 (No. 27)</text:p>
          <text:p text:style-name="P28">Criminal Justice Act 1990 (No. 16)</text:p>
          <text:p text:style-name="P28">Defamation Act 2009 (No. 31)</text:p>
          <text:p text:style-name="P28">Prisons Act 2007 (No. 10)</text:p>
        </text:index-body>
      </text:alphabetical-index>
      <text:p text:style-name="P11"/>
      <text:p text:style-name="P10"/>
      <text:p text:style-name="hr"/>
      <text:p text:style-name="P15"><text:hidden-text text:condition="ooow:" text:string-value="P4:L3" text:is-hidden="true"/><text:user-field-get text:name="GA_shorttitle">An Bille Parúil, 2016</text:user-field-get></text:p>
      <text:p text:style-name="P26"><text:hidden-text text:condition="ooow:" text:string-value="P4:L4" text:is-hidden="true"/><text:span text:style-name="bold_5f_noitalic_5f_nounderline"><text:span text:style-name="T2"><text:user-field-get text:name="EN_shorttitle">Parole Bill 2016</text:user-field-get></text:span></text:span></text:p>
      <text:p text:style-name="hr"/>
      <text:p text:style-name="bill"><text:hidden-text text:condition="ooow:" text:string-value="P4:L1" text:is-hidden="true"/><text:user-field-get text:name="STATUS">Bill</text:user-field-get></text:p>
      <text:p text:style-name="entitled"><text:hidden-text text:condition="ooow:" text:string-value="P4:L2" text:is-hidden="true"/>entitled</text:p>
      <text:p text:style-name="P29"><text:hidden-text text:condition="ooow:" text:string-value="P4:L5" text:is-hidden="true"/>An Act to provide for the establishment of an independent parole board and the release <text:hidden-text text:condition="ooow:" text:string-value="P4:L6" text:is-hidden="true"/>on parole of certain persons found guilty of criminal offences and serving sentences of <text:hidden-text text:condition="ooow:" text:string-value="P4:L7" text:is-hidden="true"/>imprisonment or committed or remanded in custody.</text:p>
      <text:p text:style-name="P30">Be it enacted by the Oireachtas as follows:</text:p>
      <text:p text:style-name="partnumber"><text:bookmark-start text:name="toc_book_1"/><text:hidden-text text:condition="ooow:" text:string-value="P4:L8" text:is-hidden="true"/>PART <text:reference-mark-start text:name="partnumber_1"/><text:sequence text:ref-name="refpartnumber0" text:name="partnumber" style:num-format="1">1</text:sequence><text:bookmark-end text:name="toc_book_1"/><text:reference-mark-end text:name="partnumber_1"/></text:p>
      <text:p text:style-name="parttitle"><text:bookmark-start text:name="toc_book_2"/><text:hidden-text text:condition="ooow:" text:string-value="P4:L9" text:is-hidden="true"/>Preliminary and General<text:bookmark-end text:name="toc_book_2"/></text:p>
      <text:p text:style-name="shouldernote"><text:bookmark-start text:name="toc_book_3"/><text:hidden-text text:condition="ooow:" text:string-value="P4:L10" text:is-hidden="true"/>Short title and commencement<text:bookmark-end text:name="toc_book_3"/></text:p>
      <text:p text:style-name="subsection"><text:hidden-text text:condition="ooow:" text:string-value="P4:L11" text:is-hidden="true"/><text:reference-mark-start text:name="sectionnumber_1"/><text:span text:style-name="T2"><text:sequence text:ref-name="refsectionnumber0" text:name="sectionnumber" style:num-format="1">1</text:sequence></text:span><text:reference-mark-end text:name="sectionnumber_1"/><text:span text:style-name="T2">.</text:span><text:tab/><text:reference-mark-start text:name="subsectionnumber_1"/>(<text:sequence text:ref-name="refsubsectionnumber0" text:name="subsectionnumber" style:num-format="1">1</text:sequence>)<text:reference-mark-end text:name="subsectionnumber_1"/><text:tab/>This Act may be cited as the Parole Act 2016.</text:p>
      <text:p text:style-name="subsection"><text:hidden-text text:condition="ooow:" text:string-value="P4:L12" text:is-hidden="true"/><text:tab/><text:reference-mark-start text:name="subsectionnumber_2"/>(<text:sequence text:ref-name="refsubsectionnumber1" text:name="subsectionnumber" text:formula="ooow:subsectionnumber+1" style:num-format="1">2</text:sequence>)<text:reference-mark-end text:name="subsectionnumber_2"/><text:tab/>This Act shall come into operation on 1 June 2017.</text:p>
      <text:p text:style-name="shouldernote"><text:bookmark-start text:name="toc_book_4"/><text:hidden-text text:condition="ooow:" text:string-value="P4:L13" text:is-hidden="true"/>Interpretation<text:bookmark-end text:name="toc_book_4"/></text:p>
      <text:p text:style-name="section"><text:hidden-text text:condition="ooow:" text:string-value="P4:L14"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In this Act⁠—</text:p>
      <text:p text:style-name="section"><text:hidden-text text:condition="ooow:" text:string-value="P4:L15" text:is-hidden="true"/><text:tab/>“Board” means the Board established under <text:span text:style-name="T3">section</text:span> <text:span text:style-name="T3"><text:reference-ref text:reference-format="text" text:ref-name="sectionnumber_6">6</text:reference-ref></text:span><text:span text:style-name="T3"><text:reference-ref text:reference-format="text" text:ref-name="subsectionnumber_11">(1)</text:reference-ref></text:span>;</text:p>
      <text:p text:style-name="section"><text:hidden-text text:condition="ooow:" text:string-value="P4:L16" text:is-hidden="true"/><text:tab/>“commencement day” shall be construed in accordance with <text:span text:style-name="T3">section</text:span> <text:span text:style-name="T3"><text:reference-ref text:reference-format="text" text:ref-name="sectionnumber_1">1</text:reference-ref></text:span><text:span text:style-name="T3"><text:reference-ref text:reference-format="text" text:ref-name="subsectionnumber_2">(2)</text:reference-ref></text:span>;</text:p>
      <text:p text:style-name="section"><text:hidden-text text:condition="ooow:" text:string-value="P4:L17" text:is-hidden="true"/><text:tab/>“eligible person” shall be construed in accordance with <text:span text:style-name="T3">section</text:span> <text:span text:style-name="T3"><text:reference-ref text:reference-format="text" text:ref-name="sectionnumber_20">20</text:reference-ref></text:span>;</text:p>
      <text:p text:style-name="section"><text:hidden-text text:condition="ooow:" text:string-value="P4:L18" text:is-hidden="true"/><text:tab/>“hearing” shall be construed in accordance with <text:span text:style-name="T3">section</text:span> <text:span text:style-name="T3"><text:reference-ref text:reference-format="text" text:ref-name="sectionnumber_16">16</text:reference-ref></text:span>;</text:p>
      <text:p text:style-name="section"><text:hidden-text text:condition="ooow:" text:string-value="P4:L19" text:is-hidden="true"/><text:tab/>“judge of the Superior Courts” means a judge of the High Court or the Court of Appeal or the Supreme Court;</text:p>
      <text:p text:style-name="section"><text:hidden-text text:condition="ooow:" text:string-value="P4:L21" text:is-hidden="true"/><text:tab/>“Minister” means the Minister for Justice and Equality;</text:p>
      <text:p text:style-name="section"><text:hidden-text text:condition="ooow:" text:string-value="P4:L22" text:is-hidden="true"/><text:tab/>“panel” and “parole panel” shall be construed in accordance with <text:span text:style-name="T3">section</text:span> <text:span text:style-name="T3"><text:reference-ref text:reference-format="text" text:ref-name="sectionnumber_13">13</text:reference-ref></text:span>;</text:p>
      <text:p text:style-name="section"><text:hidden-text text:condition="ooow:" text:string-value="P4:L23" text:is-hidden="true"/><text:tab/>“parole order” shall be construed in accordance with <text:span text:style-name="T3">section</text:span> <text:span text:style-name="T3"><text:reference-ref text:reference-format="text" text:ref-name="sectionnumber_22">22</text:reference-ref></text:span>;</text:p>
      <text:p text:style-name="section"><text:hidden-text text:condition="ooow:" text:string-value="P4:L24" text:is-hidden="true"/><text:tab/>“review” shall be construed in accordance with <text:span text:style-name="T3">section</text:span> <text:span text:style-name="T3"><text:reference-ref text:reference-format="text" text:ref-name="sectionnumber_15">15</text:reference-ref></text:span>;</text:p>
      <text:p text:style-name="section"><text:hidden-text text:condition="ooow:" text:string-value="P4:L25" text:is-hidden="true"/><text:tab/>“Superior Courts” means the High Court, the Court of Appeal and the Supreme Court.</text:p>
      <text:p text:style-name="shouldernote"><text:bookmark-start text:name="toc_book_5"/><text:soft-page-break/><text:hidden-text text:condition="ooow:" text:string-value="P5:L1" text:is-hidden="true"/>Regulations<text:bookmark-end text:name="toc_book_5"/></text:p>
      <text:p text:style-name="subsection"><text:hidden-text text:condition="ooow:" text:string-value="P5:L2"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ext:reference-mark-start text:name="subsectionnumber_3"/>(<text:sequence text:ref-name="refsubsectionnumber2" text:name="subsectionnumber" style:num-format="1">1</text:sequence>)<text:reference-mark-end text:name="subsectionnumber_3"/><text:tab/>The Minister may by regulations provide for any matter referred to in this Act as <text:hidden-text text:condition="ooow:" text:string-value="P5:L3" text:is-hidden="true"/>prescribed or to be prescribed.</text:p>
      <text:p text:style-name="subsection"><text:hidden-text text:condition="ooow:" text:string-value="P5:L4" text:is-hidden="true"/><text:tab/><text:reference-mark-start text:name="subsectionnumber_4"/>(<text:sequence text:ref-name="refsubsectionnumber3" text:name="subsectionnumber" text:formula="ooow:subsectionnumber+1" style:num-format="1">2</text:sequence>)<text:reference-mark-end text:name="subsectionnumber_4"/><text:tab/>Without prejudice to any provision of this Act, regulations under this section may <text:hidden-text text:condition="ooow:" text:string-value="P5:L5" text:is-hidden="true"/>contain such incidental, supplementary and consequential provisions as appear to the <text:hidden-text text:condition="ooow:" text:string-value="P5:L6" text:is-hidden="true"/>Minister to be necessary or expedient for the purposes of the regulations.</text:p>
      <text:p text:style-name="subsection"><text:hidden-text text:condition="ooow:" text:string-value="P5:L7" text:is-hidden="true"/><text:tab/><text:reference-mark-start text:name="subsectionnumber_5"/>(<text:sequence text:ref-name="refsubsectionnumber4" text:name="subsectionnumber" text:formula="ooow:subsectionnumber+1" style:num-format="1">3</text:sequence>)<text:reference-mark-end text:name="subsectionnumber_5"/><text:tab/>Every regulation made by the Minister under this Act shall be laid before each House <text:hidden-text text:condition="ooow:" text:string-value="P5:L8" text:is-hidden="true"/>of the Oireachtas as soon as may be after it is made and, if a resolution annulling the <text:hidden-text text:condition="ooow:" text:string-value="P5:L9" text:is-hidden="true"/>regulation is passed by either such House within the next twenty one days on which <text:hidden-text text:condition="ooow:" text:string-value="P5:L10" text:is-hidden="true"/>that House has sat after the regulation is laid before it, the regulation shall be annulled <text:hidden-text text:condition="ooow:" text:string-value="P5:L11" text:is-hidden="true"/>accordingly, but without prejudice to the validity of anything previously done <text:hidden-text text:condition="ooow:" text:string-value="P5:L12" text:is-hidden="true"/>thereunder.</text:p>
      <text:p text:style-name="shouldernote"><text:bookmark-start text:name="toc_book_6"/><text:hidden-text text:condition="ooow:" text:string-value="P5:L13" text:is-hidden="true"/>Expenses<text:bookmark-end text:name="toc_book_6"/></text:p>
      <text:p text:style-name="subsection"><text:hidden-text text:condition="ooow:" text:string-value="P5:L14" text:is-hidden="true"/><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text:reference-mark-start text:name="subsectionnumber_6"/>(<text:sequence text:ref-name="refsubsectionnumber5" text:name="subsectionnumber" style:num-format="1">1</text:sequence>)<text:reference-mark-end text:name="subsectionnumber_6"/><text:tab/>The expenses incurred by the Minister in the administration of this Act, shall to such <text:hidden-text text:condition="ooow:" text:string-value="P5:L15" text:is-hidden="true"/>extent as may be sanctioned by the Minister for Public Expenditure and Reform, be <text:hidden-text text:condition="ooow:" text:string-value="P5:L16" text:is-hidden="true"/>paid out of moneys provided by the Oireachtas.</text:p>
      <text:p text:style-name="subsection"><text:hidden-text text:condition="ooow:" text:string-value="P5:L17" text:is-hidden="true"/><text:tab/><text:reference-mark-start text:name="subsectionnumber_7"/>(<text:sequence text:ref-name="refsubsectionnumber6" text:name="subsectionnumber" text:formula="ooow:subsectionnumber+1" style:num-format="1">2</text:sequence>)<text:reference-mark-end text:name="subsectionnumber_7"/><text:tab/>The Minister shall, in each financial year, pay to the Board out of moneys provided by <text:hidden-text text:condition="ooow:" text:string-value="P5:L18" text:is-hidden="true"/>the Oireachtas, such amount or amounts as the Minister may, with the concurrence of <text:hidden-text text:condition="ooow:" text:string-value="P5:L19" text:is-hidden="true"/>the Minister for Public Expenditure and Reform, determine for the purposes of <text:hidden-text text:condition="ooow:" text:string-value="P5:L20" text:is-hidden="true"/>expenditure by the Board in the performance of its functions.</text:p>
      <text:p text:style-name="shouldernote"><text:bookmark-start text:name="toc_book_7"/><text:hidden-text text:condition="ooow:" text:string-value="P5:L21" text:is-hidden="true"/>Nature of Parole<text:bookmark-end text:name="toc_book_7"/></text:p>
      <text:p text:style-name="subsection"><text:hidden-text text:condition="ooow:" text:string-value="P5:L22" text:is-hidden="true"/><text:reference-mark-start text:name="sectionnumber_5"/><text:span text:style-name="T2"><text:sequence text:ref-name="refsectionnumber4" text:name="sectionnumber" text:formula="ooow:sectionnumber+1" style:num-format="1">5</text:sequence></text:span><text:reference-mark-end text:name="sectionnumber_5"/><text:span text:style-name="T2">.</text:span><text:tab/><text:reference-mark-start text:name="subsectionnumber_8"/>(<text:sequence text:ref-name="refsubsectionnumber7" text:name="subsectionnumber" style:num-format="1">1</text:sequence>)<text:reference-mark-end text:name="subsectionnumber_8"/><text:tab/>This section is intended to give a broad overview of how and when persons serving <text:hidden-text text:condition="ooow:" text:string-value="P5:L23" text:is-hidden="true"/>sentences of imprisonment may be released from custody on parole prior to the <text:hidden-text text:condition="ooow:" text:string-value="P5:L24" text:is-hidden="true"/>normal expiry of their sentence, and how such parole may be subject to conditions. It <text:hidden-text text:condition="ooow:" text:string-value="P5:L25" text:is-hidden="true"/>does not confer rights or impose obligations and, if there is an inconsistency between <text:hidden-text text:condition="ooow:" text:string-value="P5:L26" text:is-hidden="true"/>this section and any other, the other section shall prevail.</text:p>
      <text:p text:style-name="subsection"><text:hidden-text text:condition="ooow:" text:string-value="P5:L27" text:is-hidden="true"/><text:tab/><text:reference-mark-start text:name="subsectionnumber_9"/>(<text:sequence text:ref-name="refsubsectionnumber8" text:name="subsectionnumber" text:formula="ooow:subsectionnumber+1" style:num-format="1">2</text:sequence>)<text:reference-mark-end text:name="subsectionnumber_9"/><text:tab/>Parole shall have the following characteristics:</text:p>
      <text:p text:style-name="paragraph"><text:hidden-text text:condition="ooow:" text:string-value="P5:L28" text:is-hidden="true"/><text:tab/><text:reference-mark-start text:name="paragraphnumber_1"/>(<text:sequence text:ref-name="refparagraphnumber0" text:name="paragraphnumber" text:formula="ooow:1" style:num-format="a">a</text:sequence>)<text:reference-mark-end text:name="paragraphnumber_1"/><text:tab/>it is available only to persons who are subject to a sentence of eight years or more <text:hidden-text text:condition="ooow:" text:string-value="P5:L29" text:is-hidden="true"/>and who meet the eligibility requirements set out in <text:span text:style-name="T3">section</text:span> <text:span text:style-name="T3"><text:reference-ref text:reference-format="text" text:ref-name="sectionnumber_20">20</text:reference-ref></text:span>;</text:p>
      <text:p text:style-name="paragraph"><text:hidden-text text:condition="ooow:" text:string-value="P5:L30" text:is-hidden="true"/><text:tab/><text:reference-mark-start text:name="paragraphnumber_2"/>(<text:sequence text:ref-name="refparagraphnumber1" text:name="paragraphnumber" text:formula="ooow:paragraphnumber+1" style:num-format="a">b</text:sequence>)<text:reference-mark-end text:name="paragraphnumber_2"/><text:tab/>it is granted by the Board, which also imposes the conditions applicable to the <text:hidden-text text:condition="ooow:" text:string-value="P5:L31" text:is-hidden="true"/>person’s early release from detention;</text:p>
      <text:p text:style-name="paragraph"><text:hidden-text text:condition="ooow:" text:string-value="P5:L32" text:is-hidden="true"/><text:tab/><text:reference-mark-start text:name="paragraphnumber_3"/>(<text:sequence text:ref-name="refparagraphnumber2" text:name="paragraphnumber" text:formula="ooow:paragraphnumber+1" style:num-format="a">c</text:sequence>)<text:reference-mark-end text:name="paragraphnumber_3"/><text:tab/>a person on parole from a fixed term sentence is subject to recall at any time until <text:hidden-text text:condition="ooow:" text:string-value="P5:L33" text:is-hidden="true"/>his or her release date as defined by the Prison Rules 2007, as amended;</text:p>
      <text:p text:style-name="paragraph"><text:hidden-text text:condition="ooow:" text:string-value="P5:L34" text:is-hidden="true"/><text:tab/><text:reference-mark-start text:name="paragraphnumber_4"/>(<text:sequence text:ref-name="refparagraphnumber3" text:name="paragraphnumber" text:formula="ooow:paragraphnumber+1" style:num-format="a">d</text:sequence>)<text:reference-mark-end text:name="paragraphnumber_4"/><text:tab/>a person on parole from a life sentence is subject to recall for life.</text:p>
      <text:p text:style-name="subsection"><text:hidden-text text:condition="ooow:" text:string-value="P5:L35" text:is-hidden="true"/><text:tab/><text:reference-mark-start text:name="subsectionnumber_10"/>(<text:sequence text:ref-name="refsubsectionnumber9" text:name="subsectionnumber" text:formula="ooow:subsectionnumber+1" style:num-format="1">3</text:sequence>)<text:reference-mark-end text:name="subsectionnumber_10"/><text:tab/>Nothing in this Act shall preclude a person who is serving a sentence of imprisonment <text:hidden-text text:condition="ooow:" text:string-value="P5:L36" text:is-hidden="true"/>from otherwise availing of temporary release provisions under section 2 of the <text:alphabetical-index-mark text:string-value="Criminal Justice Act 1960 (No. 27)"/><text:a xlink:type="simple" xlink:href="http://www.irishstatutebook.ie/1960/en/act/pub/0027/index.html">Criminal Justice Act 1960</text:a>, as amended, or remission entitlements under the Prison <text:hidden-text text:condition="ooow:" text:string-value="P5:L38" text:is-hidden="true"/>Rules 2007, as amended, pursuant to the <text:alphabetical-index-mark text:string-value="Prisons Act 2007 (No. 10)"/><text:a xlink:type="simple" xlink:href="http://www.irishstatutebook.ie/2007/en/act/pub/0010/index.html">Prisons Act 2007</text:a>.</text:p>
      <text:p text:style-name="partnumber"><text:bookmark-start text:name="toc_book_8"/><text:soft-page-break/><text:hidden-text text:condition="ooow:" text:string-value="P6:L1" text:is-hidden="true"/>PART <text:reference-mark-start text:name="partnumber_2"/><text:sequence text:ref-name="refpartnumber1" text:name="partnumber" text:formula="ooow:partnumber+1" style:num-format="1">2</text:sequence><text:bookmark-end text:name="toc_book_8"/><text:reference-mark-end text:name="partnumber_2"/></text:p>
      <text:p text:style-name="parttitle"><text:bookmark-start text:name="toc_book_9"/><text:hidden-text text:condition="ooow:" text:string-value="P6:L2" text:is-hidden="true"/>The Parole Board<text:bookmark-end text:name="toc_book_9"/></text:p>
      <text:p text:style-name="shouldernote"><text:bookmark-start text:name="toc_book_10"/><text:hidden-text text:condition="ooow:" text:string-value="P6:L3" text:is-hidden="true"/>Establishment of Board<text:bookmark-end text:name="toc_book_10"/></text:p>
      <text:p text:style-name="subsection"><text:hidden-text text:condition="ooow:" text:string-value="P6:L4" text:is-hidden="true"/><text:reference-mark-start text:name="sectionnumber_6"/><text:span text:style-name="T2"><text:sequence text:ref-name="refsectionnumber5" text:name="sectionnumber" text:formula="ooow:sectionnumber+1" style:num-format="1">6</text:sequence></text:span><text:reference-mark-end text:name="sectionnumber_6"/><text:span text:style-name="T2">.</text:span><text:tab/><text:reference-mark-start text:name="subsectionnumber_11"/>(<text:sequence text:ref-name="refsubsectionnumber10" text:name="subsectionnumber" style:num-format="1">1</text:sequence>)<text:reference-mark-end text:name="subsectionnumber_11"/><text:tab/>There shall stand established on the commencement day a body to be known, in the <text:hidden-text text:condition="ooow:" text:string-value="P6:L5" text:is-hidden="true"/>English language, as the Parole Board, or, in the Irish Language, as An Bord Parúil, <text:hidden-text text:condition="ooow:" text:string-value="P6:L6" text:is-hidden="true"/>(in this Act referred to as the “Board”) to perform the functions conferred on it by this <text:hidden-text text:condition="ooow:" text:string-value="P6:L7" text:is-hidden="true"/>Act.</text:p>
      <text:p text:style-name="subsection"><text:hidden-text text:condition="ooow:" text:string-value="P6:L8" text:is-hidden="true"/><text:tab/><text:reference-mark-start text:name="subsectionnumber_12"/>(<text:sequence text:ref-name="refsubsectionnumber11" text:name="subsectionnumber" text:formula="ooow:subsectionnumber+1" style:num-format="1">2</text:sequence>)<text:reference-mark-end text:name="subsectionnumber_12"/><text:tab/>The Board shall be a body corporate with perpetual succession and an official seal <text:hidden-text text:condition="ooow:" text:string-value="P6:L9" text:is-hidden="true"/>and shall have power to sue, and may be sued, in its corporate name, and shall, with <text:hidden-text text:condition="ooow:" text:string-value="P6:L10" text:is-hidden="true"/>the consent of the Minister and the Minister for Public Expenditure and Reform, have <text:hidden-text text:condition="ooow:" text:string-value="P6:L11" text:is-hidden="true"/>power to acquire, hold and dispose of land or an interest in land, and to acquire, hold <text:hidden-text text:condition="ooow:" text:string-value="P6:L12" text:is-hidden="true"/>and dispose of any other property.</text:p>
      <text:p text:style-name="subsection"><text:hidden-text text:condition="ooow:" text:string-value="P6:L13" text:is-hidden="true"/><text:tab/><text:reference-mark-start text:name="subsectionnumber_13"/>(<text:sequence text:ref-name="refsubsectionnumber12" text:name="subsectionnumber" text:formula="ooow:subsectionnumber+1" style:num-format="1">3</text:sequence>)<text:reference-mark-end text:name="subsectionnumber_13"/><text:tab/>The Board shall, subject to the provisions of this Act, be independent in the <text:hidden-text text:condition="ooow:" text:string-value="P6:L14" text:is-hidden="true"/>performance of its functions.</text:p>
      <text:p text:style-name="subsection"><text:hidden-text text:condition="ooow:" text:string-value="P6:L15" text:is-hidden="true"/><text:tab/><text:reference-mark-start text:name="subsectionnumber_14"/>(<text:sequence text:ref-name="refsubsectionnumber13" text:name="subsectionnumber" text:formula="ooow:subsectionnumber+1" style:num-format="1">4</text:sequence>)<text:reference-mark-end text:name="subsectionnumber_14"/><text:tab/>The seal of the Board shall be authenticated by⁠—</text:p>
      <text:p text:style-name="paragraph"><text:hidden-text text:condition="ooow:" text:string-value="P6:L16" text:is-hidden="true"/><text:tab/><text:reference-mark-start text:name="paragraphnumber_5"/>(<text:sequence text:ref-name="refparagraphnumber4" text:name="paragraphnumber" text:formula="ooow:1" style:num-format="a">a</text:sequence>)<text:reference-mark-end text:name="paragraphnumber_5"/><text:tab/>the signature of 2 members of the Board, or</text:p>
      <text:p text:style-name="paragraph"><text:hidden-text text:condition="ooow:" text:string-value="P6:L17" text:is-hidden="true"/><text:tab/><text:reference-mark-start text:name="paragraphnumber_6"/>(<text:sequence text:ref-name="refparagraphnumber5" text:name="paragraphnumber" text:formula="ooow:paragraphnumber+1" style:num-format="a">b</text:sequence>)<text:reference-mark-end text:name="paragraphnumber_6"/><text:tab/>the signatures of both⁠—</text:p>
      <text:p text:style-name="subparagraph"><text:hidden-text text:condition="ooow:" text:string-value="P6:L18" text:is-hidden="true"/><text:tab/><text:reference-mark-start text:name="subparagraphnumber_1"/>(<text:sequence text:ref-name="refsubparagraphnumber0" text:name="subparagraphnumber" text:formula="ooow:1" style:num-format="i">i</text:sequence>)<text:reference-mark-end text:name="subparagraphnumber_1"/><text:tab/>a member of the Board, and</text:p>
      <text:p text:style-name="subparagraph"><text:hidden-text text:condition="ooow:" text:string-value="P6:L19" text:is-hidden="true"/><text:tab/><text:reference-mark-start text:name="subparagraphnumber_2"/>(<text:sequence text:ref-name="refsubparagraphnumber1" text:name="subparagraphnumber" text:formula="ooow:subparagraphnumber+1" style:num-format="i">ii</text:sequence>)<text:reference-mark-end text:name="subparagraphnumber_2"/><text:tab/>such member of the staff of the Board as is authorised by the Board to act in <text:hidden-text text:condition="ooow:" text:string-value="P6:L20" text:is-hidden="true"/>that behalf.</text:p>
      <text:p text:style-name="subsection"><text:hidden-text text:condition="ooow:" text:string-value="P6:L21" text:is-hidden="true"/><text:tab/><text:reference-mark-start text:name="subsectionnumber_15"/>(<text:sequence text:ref-name="refsubsectionnumber14" text:name="subsectionnumber" text:formula="ooow:subsectionnumber+1" style:num-format="1">5</text:sequence>)<text:reference-mark-end text:name="subsectionnumber_15"/><text:tab/>Judicial notice shall be taken of the seal of the Board and any document purporting to <text:hidden-text text:condition="ooow:" text:string-value="P6:L22" text:is-hidden="true"/>be an instrument made by, and to be sealed with the seal of, the Board shall be <text:hidden-text text:condition="ooow:" text:string-value="P6:L23" text:is-hidden="true"/>received in evidence and be deemed to be such instrument without further proof, <text:hidden-text text:condition="ooow:" text:string-value="P6:L24" text:is-hidden="true"/>unless the contrary is shown.</text:p>
      <text:p text:style-name="shouldernote"><text:bookmark-start text:name="toc_book_11"/><text:hidden-text text:condition="ooow:" text:string-value="P6:L25" text:is-hidden="true"/>Functions of Board<text:bookmark-end text:name="toc_book_11"/></text:p>
      <text:p text:style-name="subsection"><text:hidden-text text:condition="ooow:" text:string-value="P6:L26" text:is-hidden="true"/><text:reference-mark-start text:name="sectionnumber_7"/><text:span text:style-name="T2"><text:sequence text:ref-name="refsectionnumber6" text:name="sectionnumber" text:formula="ooow:sectionnumber+1" style:num-format="1">7</text:sequence></text:span><text:reference-mark-end text:name="sectionnumber_7"/><text:span text:style-name="T2">.</text:span><text:tab/><text:reference-mark-start text:name="subsectionnumber_16"/>(<text:sequence text:ref-name="refsubsectionnumber15" text:name="subsectionnumber" style:num-format="1">1</text:sequence>)<text:reference-mark-end text:name="subsectionnumber_16"/><text:tab/>Subject to the provisions of this Act, the function of the Board shall be⁠—</text:p>
      <text:p text:style-name="paragraph"><text:hidden-text text:condition="ooow:" text:string-value="P6:L27" text:is-hidden="true"/><text:tab/><text:reference-mark-start text:name="paragraphnumber_7"/>(<text:sequence text:ref-name="refparagraphnumber6" text:name="paragraphnumber" text:formula="ooow:1" style:num-format="a">a</text:sequence>)<text:reference-mark-end text:name="paragraphnumber_7"/><text:tab/>to convene panels to⁠—</text:p>
      <text:p text:style-name="subparagraph"><text:hidden-text text:condition="ooow:" text:string-value="P6:L28" text:is-hidden="true"/><text:tab/><text:reference-mark-start text:name="subparagraphnumber_3"/>(<text:sequence text:ref-name="refsubparagraphnumber2" text:name="subparagraphnumber" text:formula="ooow:1" style:num-format="i">i</text:sequence>)<text:reference-mark-end text:name="subparagraphnumber_3"/><text:tab/>consider persons for parole in accordance with <text:span text:style-name="T3">section</text:span> <text:span text:style-name="T3"><text:reference-ref text:reference-format="text" text:ref-name="sectionnumber_19">19</text:reference-ref></text:span><text:span text:style-name="T12">,</text:span></text:p>
      <text:p text:style-name="subparagraph"><text:hidden-text text:condition="ooow:" text:string-value="P6:L29" text:is-hidden="true"/><text:tab/><text:reference-mark-start text:name="subparagraphnumber_4"/>(<text:sequence text:ref-name="refsubparagraphnumber3" text:name="subparagraphnumber" text:formula="ooow:subparagraphnumber+1" style:num-format="i">ii</text:sequence>)<text:reference-mark-end text:name="subparagraphnumber_4"/><text:tab/>direct, if appropriate, that such persons be released on parole and subject to <text:hidden-text text:condition="ooow:" text:string-value="P6:L30" text:is-hidden="true"/>such conditions as may be specified and make parole orders to that end in <text:hidden-text text:condition="ooow:" text:string-value="P6:L31" text:is-hidden="true"/>accordance with <text:span text:style-name="T3">section</text:span> <text:span text:style-name="T3"><text:reference-ref text:reference-format="text" text:ref-name="sectionnumber_22">22</text:reference-ref></text:span><text:span text:style-name="T3">,</text:span></text:p>
      <text:p text:style-name="subparagraph"><text:hidden-text text:condition="ooow:" text:string-value="P6:L32" text:is-hidden="true"/><text:tab/><text:reference-mark-start text:name="subparagraphnumber_5"/>(<text:sequence text:ref-name="refsubparagraphnumber4" text:name="subparagraphnumber" text:formula="ooow:subparagraphnumber+1" style:num-format="i">iii</text:sequence>)<text:reference-mark-end text:name="subparagraphnumber_5"/><text:tab/>require, if appropriate, that persons released on parole be subject to <text:hidden-text text:condition="ooow:" text:string-value="P6:L33" text:is-hidden="true"/>monitoring under <text:span text:style-name="T3">section</text:span> <text:span text:style-name="T3"><text:reference-ref text:reference-format="text" text:ref-name="sectionnumber_23">23</text:reference-ref></text:span> for the purposes of determining compliance <text:hidden-text text:condition="ooow:" text:string-value="P6:L34" text:is-hidden="true"/>with parole conditions,</text:p>
      <text:p text:style-name="subparagraph"><text:hidden-text text:condition="ooow:" text:string-value="P6:L35" text:is-hidden="true"/><text:tab/><text:reference-mark-start text:name="subparagraphnumber_6"/>(<text:sequence text:ref-name="refsubparagraphnumber5" text:name="subparagraphnumber" text:formula="ooow:subparagraphnumber+1" style:num-format="i">iv</text:sequence>)<text:reference-mark-end text:name="subparagraphnumber_6"/><text:tab/>consider and determine, as necessary, whether conditions in parole orders <text:hidden-text text:condition="ooow:" text:string-value="P6:L36" text:is-hidden="true"/>should be varied and/or discharged under <text:span text:style-name="T3">section</text:span> <text:span text:style-name="T3"><text:reference-ref text:reference-format="text" text:ref-name="sectionnumber_24">24</text:reference-ref></text:span><text:span text:style-name="T3">,</text:span></text:p>
      <text:p text:style-name="subparagraph"><text:hidden-text text:condition="ooow:" text:string-value="P6:L37" text:is-hidden="true"/><text:tab/><text:reference-mark-start text:name="subparagraphnumber_7"/>(<text:sequence text:ref-name="refsubparagraphnumber6" text:name="subparagraphnumber" text:formula="ooow:subparagraphnumber+1" style:num-format="i">v</text:sequence>)<text:reference-mark-end text:name="subparagraphnumber_7"/><text:tab/>consider and determine, as necessary, whether parole orders should be <text:hidden-text text:condition="ooow:" text:string-value="P6:L38" text:is-hidden="true"/>suspended or revoked under <text:span text:style-name="T3">section</text:span> <text:span text:style-name="T3"><text:reference-ref text:reference-format="text" text:ref-name="sectionnumber_25">25</text:reference-ref></text:span><text:span text:style-name="T3">,</text:span></text:p>
      <text:p text:style-name="paragraph"><text:soft-page-break/><text:hidden-text text:condition="ooow:" text:string-value="P7:L1" text:is-hidden="true"/><text:tab/><text:reference-mark-start text:name="paragraphnumber_8"/>(<text:sequence text:ref-name="refparagraphnumber7" text:name="paragraphnumber" text:formula="ooow:paragraphnumber+1" style:num-format="a">b</text:sequence>)<text:reference-mark-end text:name="paragraphnumber_8"/><text:tab/>to issue warrants under <text:span text:style-name="T3">section</text:span> <text:span text:style-name="T3"><text:reference-ref text:reference-format="text" text:ref-name="sectionnumber_26">26</text:reference-ref></text:span> for the purposes of apprehending and returning <text:hidden-text text:condition="ooow:" text:string-value="P7:L2" text:is-hidden="true"/>to custody persons the subject of parole orders where there are grounds justifying <text:hidden-text text:condition="ooow:" text:string-value="P7:L3" text:is-hidden="true"/>the suspension or revocation of the parole order,</text:p>
      <text:p text:style-name="paragraph"><text:hidden-text text:condition="ooow:" text:string-value="P7:L4" text:is-hidden="true"/><text:tab/><text:reference-mark-start text:name="paragraphnumber_9"/>(<text:sequence text:ref-name="refparagraphnumber8" text:name="paragraphnumber" text:formula="ooow:paragraphnumber+1" style:num-format="a">c</text:sequence>)<text:reference-mark-end text:name="paragraphnumber_9"/><text:tab/>to make annual reports to the Minister upon the operation of its functions and this <text:hidden-text text:condition="ooow:" text:string-value="P7:L5" text:is-hidden="true"/>Act, or at such intervals as the Minister may prescribe,</text:p>
      <text:p text:style-name="paragraph"><text:hidden-text text:condition="ooow:" text:string-value="P7:L6" text:is-hidden="true"/><text:tab/><text:reference-mark-start text:name="paragraphnumber_10"/>(<text:sequence text:ref-name="refparagraphnumber9" text:name="paragraphnumber" text:formula="ooow:paragraphnumber+1" style:num-format="a">d</text:sequence>)<text:reference-mark-end text:name="paragraphnumber_10"/><text:tab/>to do anything else it is required to do under this Act or any other enactment.</text:p>
      <text:p text:style-name="subsection"><text:hidden-text text:condition="ooow:" text:string-value="P7:L7" text:is-hidden="true"/><text:tab/><text:reference-mark-start text:name="subsectionnumber_17"/>(<text:sequence text:ref-name="refsubsectionnumber16" text:name="subsectionnumber" text:formula="ooow:subsectionnumber+1" style:num-format="1">2</text:sequence>)<text:reference-mark-end text:name="subsectionnumber_17"/><text:tab/>The Board shall also have the following functions:</text:p>
      <text:p text:style-name="paragraph"><text:hidden-text text:condition="ooow:" text:string-value="P7:L8" text:is-hidden="true"/><text:tab/><text:reference-mark-start text:name="paragraphnumber_11"/>(<text:sequence text:ref-name="refparagraphnumber10" text:name="paragraphnumber" text:formula="ooow:1" style:num-format="a">a</text:sequence>)<text:reference-mark-end text:name="paragraphnumber_11"/><text:tab/>to develop policies on how to discharge its functions under this section, and to <text:hidden-text text:condition="ooow:" text:string-value="P7:L9" text:is-hidden="true"/>amend and revise those policies as it sees fit;</text:p>
      <text:p text:style-name="paragraph"><text:hidden-text text:condition="ooow:" text:string-value="P7:L10" text:is-hidden="true"/><text:tab/><text:reference-mark-start text:name="paragraphnumber_12"/>(<text:sequence text:ref-name="refparagraphnumber11" text:name="paragraphnumber" text:formula="ooow:paragraphnumber+1" style:num-format="a">b</text:sequence>)<text:reference-mark-end text:name="paragraphnumber_12"/><text:tab/>to maintain a register of Board decisions;</text:p>
      <text:p text:style-name="paragraph"><text:hidden-text text:condition="ooow:" text:string-value="P7:L11" text:is-hidden="true"/><text:tab/><text:reference-mark-start text:name="paragraphnumber_13"/>(<text:sequence text:ref-name="refparagraphnumber12" text:name="paragraphnumber" text:formula="ooow:paragraphnumber+1" style:num-format="a">c</text:sequence>)<text:reference-mark-end text:name="paragraphnumber_13"/><text:tab/>to keep statistical and other records relating to its work;</text:p>
      <text:p text:style-name="paragraph"><text:hidden-text text:condition="ooow:" text:string-value="P7:L12" text:is-hidden="true"/><text:tab/><text:reference-mark-start text:name="paragraphnumber_14"/>(<text:sequence text:ref-name="refparagraphnumber13" text:name="paragraphnumber" text:formula="ooow:paragraphnumber+1" style:num-format="a">d</text:sequence>)<text:reference-mark-end text:name="paragraphnumber_14"/><text:tab/>to provide information that is readily accessible to prisoners, victims, and the <text:hidden-text text:condition="ooow:" text:string-value="P7:L13" text:is-hidden="true"/>general public about matters relating to release from detention on parole and the <text:hidden-text text:condition="ooow:" text:string-value="P7:L14" text:is-hidden="true"/>policies and operation of the Board generally.</text:p>
      <text:p text:style-name="subsection"><text:hidden-text text:condition="ooow:" text:string-value="P7:L15" text:is-hidden="true"/><text:tab/><text:reference-mark-start text:name="subsectionnumber_18"/>(<text:sequence text:ref-name="refsubsectionnumber17" text:name="subsectionnumber" text:formula="ooow:subsectionnumber+1" style:num-format="1">3</text:sequence>)<text:reference-mark-end text:name="subsectionnumber_18"/><text:tab/>Subject to this Act, the Board shall have all such powers as are necessary or expedient <text:hidden-text text:condition="ooow:" text:string-value="P7:L16" text:is-hidden="true"/>for the performance of its functions.</text:p>
      <text:p text:style-name="shouldernote"><text:bookmark-start text:name="toc_book_12"/><text:hidden-text text:condition="ooow:" text:string-value="P7:L17" text:is-hidden="true"/>Membership<text:bookmark-end text:name="toc_book_12"/></text:p>
      <text:p text:style-name="subsection"><text:hidden-text text:condition="ooow:" text:string-value="P7:L18" text:is-hidden="true"/><text:reference-mark-start text:name="sectionnumber_8"/><text:span text:style-name="T2"><text:sequence text:ref-name="refsectionnumber7" text:name="sectionnumber" text:formula="ooow:sectionnumber+1" style:num-format="1">8</text:sequence></text:span><text:reference-mark-end text:name="sectionnumber_8"/><text:span text:style-name="T2">.</text:span><text:tab/><text:reference-mark-start text:name="subsectionnumber_19"/>(<text:sequence text:ref-name="refsubsectionnumber18" text:name="subsectionnumber" style:num-format="1">1</text:sequence>)<text:reference-mark-end text:name="subsectionnumber_19"/><text:tab/>The members of the Board (including the chairperson) shall be such number, not more <text:hidden-text text:condition="ooow:" text:string-value="P7:L19" text:is-hidden="true"/>than 15, as the Minister considers appropriate from time to time.</text:p>
      <text:p text:style-name="subsection"><text:hidden-text text:condition="ooow:" text:string-value="P7:L20" text:is-hidden="true"/><text:tab/><text:reference-mark-start text:name="subsectionnumber_20"/>(<text:sequence text:ref-name="refsubsectionnumber19" text:name="subsectionnumber" text:formula="ooow:subsectionnumber+1" style:num-format="1">2</text:sequence>)<text:reference-mark-end text:name="subsectionnumber_20"/><text:tab/>The membership of the board shall include:</text:p>
      <text:p text:style-name="paragraph"><text:hidden-text text:condition="ooow:" text:string-value="P7:L21" text:is-hidden="true"/><text:tab/><text:reference-mark-start text:name="paragraphnumber_15"/>(<text:sequence text:ref-name="refparagraphnumber14" text:name="paragraphnumber" text:formula="ooow:1" style:num-format="a">a</text:sequence>)<text:reference-mark-end text:name="paragraphnumber_15"/><text:tab/>a Chairperson, being a person who holds or has held judicial office as a judge of <text:hidden-text text:condition="ooow:" text:string-value="P7:L22" text:is-hidden="true"/>the Circuit Court or of the Superior Courts;</text:p>
      <text:p text:style-name="paragraph"><text:hidden-text text:condition="ooow:" text:string-value="P7:L23" text:is-hidden="true"/><text:tab/><text:reference-mark-start text:name="paragraphnumber_16"/>(<text:sequence text:ref-name="refparagraphnumber15" text:name="paragraphnumber" text:formula="ooow:paragraphnumber+1" style:num-format="a">b</text:sequence>)<text:reference-mark-end text:name="paragraphnumber_16"/><text:tab/>at least 4 members who are appointed as panel convenors selected through a <text:hidden-text text:condition="ooow:" text:string-value="P7:L24" text:is-hidden="true"/>competitive selection process coordinated by the Public Appointments Service;</text:p>
      <text:p text:style-name="paragraph"><text:hidden-text text:condition="ooow:" text:string-value="P7:L25" text:is-hidden="true"/><text:tab/><text:reference-mark-start text:name="paragraphnumber_17"/>(<text:sequence text:ref-name="refparagraphnumber16" text:name="paragraphnumber" text:formula="ooow:paragraphnumber+1" style:num-format="a">c</text:sequence>)<text:reference-mark-end text:name="paragraphnumber_17"/><text:tab/>a registered medical practitioner who is a psychiatrist;</text:p>
      <text:p text:style-name="paragraph"><text:hidden-text text:condition="ooow:" text:string-value="P7:L26" text:is-hidden="true"/><text:tab/><text:reference-mark-start text:name="paragraphnumber_18"/>(<text:sequence text:ref-name="refparagraphnumber17" text:name="paragraphnumber" text:formula="ooow:paragraphnumber+1" style:num-format="a">d</text:sequence>)<text:reference-mark-end text:name="paragraphnumber_18"/><text:tab/>a psychologist;</text:p>
      <text:p text:style-name="paragraph"><text:hidden-text text:condition="ooow:" text:string-value="P7:L27" text:is-hidden="true"/><text:tab/><text:reference-mark-start text:name="paragraphnumber_19"/>(<text:sequence text:ref-name="refparagraphnumber18" text:name="paragraphnumber" text:formula="ooow:paragraphnumber+1" style:num-format="a">e</text:sequence>)<text:reference-mark-end text:name="paragraphnumber_19"/><text:tab/>a representative of the Irish Prison Service;</text:p>
      <text:p text:style-name="paragraph"><text:hidden-text text:condition="ooow:" text:string-value="P7:L28" text:is-hidden="true"/><text:tab/><text:reference-mark-start text:name="paragraphnumber_20"/>(<text:sequence text:ref-name="refparagraphnumber19" text:name="paragraphnumber" text:formula="ooow:paragraphnumber+1" style:num-format="a">f</text:sequence>)<text:reference-mark-end text:name="paragraphnumber_20"/><text:tab/>a current or retired member of An Garda Siochána, not below the rank of <text:hidden-text text:condition="ooow:" text:string-value="P7:L29" text:is-hidden="true"/>superintendent;</text:p>
      <text:p text:style-name="paragraph"><text:hidden-text text:condition="ooow:" text:string-value="P7:L30" text:is-hidden="true"/><text:tab/><text:reference-mark-start text:name="paragraphnumber_21"/>(<text:sequence text:ref-name="refparagraphnumber20" text:name="paragraphnumber" text:formula="ooow:paragraphnumber+1" style:num-format="a">g</text:sequence>)<text:reference-mark-end text:name="paragraphnumber_21"/><text:tab/>a probation or welfare officer;</text:p>
      <text:p text:style-name="paragraph"><text:hidden-text text:condition="ooow:" text:string-value="P7:L31" text:is-hidden="true"/><text:tab/><text:reference-mark-start text:name="paragraphnumber_22"/>(<text:sequence text:ref-name="refparagraphnumber21" text:name="paragraphnumber" text:formula="ooow:paragraphnumber+1" style:num-format="a">h</text:sequence>)<text:reference-mark-end text:name="paragraphnumber_22"/><text:tab/>a representative nominated by the Irish Penal Reform Trust;</text:p>
      <text:p text:style-name="paragraph"><text:hidden-text text:condition="ooow:" text:string-value="P7:L32" text:is-hidden="true"/><text:tab/><text:reference-mark-start text:name="paragraphnumber_23"/>(<text:sequence text:ref-name="refparagraphnumber22" text:name="paragraphnumber" text:formula="ooow:paragraphnumber+1" style:num-format="a">i</text:sequence>)<text:reference-mark-end text:name="paragraphnumber_23"/><text:tab/>such other person or persons appearing to the Minister to have:</text:p>
      <text:p text:style-name="subparagraph"><text:hidden-text text:condition="ooow:" text:string-value="P7:L33" text:is-hidden="true"/><text:tab/><text:reference-mark-start text:name="subparagraphnumber_8"/>(<text:sequence text:ref-name="refsubparagraphnumber7" text:name="subparagraphnumber" text:formula="ooow:1" style:num-format="i">i</text:sequence>)<text:reference-mark-end text:name="subparagraphnumber_8"/><text:tab/>knowledge and experience of the supervision or aftercare of discharged <text:hidden-text text:condition="ooow:" text:string-value="P7:L34" text:is-hidden="true"/>prisoners;</text:p>
      <text:p text:style-name="subparagraph"><text:hidden-text text:condition="ooow:" text:string-value="P7:L35" text:is-hidden="true"/><text:tab/><text:reference-mark-start text:name="subparagraphnumber_9"/>(<text:sequence text:ref-name="refsubparagraphnumber8" text:name="subparagraphnumber" text:formula="ooow:subparagraphnumber+1" style:num-format="i">ii</text:sequence>)<text:reference-mark-end text:name="subparagraphnumber_9"/><text:tab/>to have made a study of the causes of delinquency or the treatment of <text:hidden-text text:condition="ooow:" text:string-value="P7:L36" text:is-hidden="true"/>criminal offenders;</text:p>
      <text:p text:style-name="paragraph"><text:hidden-text text:condition="ooow:" text:string-value="P7:L37" text:is-hidden="true"/><text:tab/><text:reference-mark-start text:name="paragraphnumber_24"/>(<text:sequence text:ref-name="refparagraphnumber23" text:name="paragraphnumber" text:formula="ooow:paragraphnumber+1" style:num-format="a">j</text:sequence>)<text:reference-mark-end text:name="paragraphnumber_24"/><text:tab/>not less than 4 members who are women and not less than 4 members who are <text:soft-page-break/><text:hidden-text text:condition="ooow:" text:string-value="P8:L1" text:is-hidden="true"/>men.</text:p>
      <text:p text:style-name="subsection"><text:hidden-text text:condition="ooow:" text:string-value="P8:L2" text:is-hidden="true"/><text:tab/><text:reference-mark-start text:name="subsectionnumber_21"/>(<text:sequence text:ref-name="refsubsectionnumber20" text:name="subsectionnumber" text:formula="ooow:subsectionnumber+1" style:num-format="1">3</text:sequence>)<text:reference-mark-end text:name="subsectionnumber_21"/><text:tab/>The members of the Board shall be appointed by the Minister and the members <text:hidden-text text:condition="ooow:" text:string-value="P8:L3" text:is-hidden="true"/>appointed pursuant to:</text:p>
      <text:p text:style-name="paragraph"><text:hidden-text text:condition="ooow:" text:string-value="P8:L4" text:is-hidden="true"/><text:tab/><text:reference-mark-start text:name="paragraphnumber_25"/>(<text:sequence text:ref-name="refparagraphnumber24" text:name="paragraphnumber" text:formula="ooow:1" style:num-format="a">a</text:sequence>)<text:reference-mark-end text:name="paragraphnumber_25"/><text:tab/><text:span text:style-name="T3">subsection</text:span> <text:span text:style-name="T3"><text:reference-ref text:reference-format="text" text:ref-name="subsectionnumber_20">(2)</text:reference-ref></text:span><text:span text:style-name="T3"><text:reference-ref text:reference-format="text" text:ref-name="paragraphnumber_15">(a)</text:reference-ref></text:span> shall be a person nominated for appointment thereto by the <text:hidden-text text:condition="ooow:" text:string-value="P8:L5" text:is-hidden="true"/>Chief Justice;</text:p>
      <text:p text:style-name="paragraph"><text:hidden-text text:condition="ooow:" text:string-value="P8:L6" text:is-hidden="true"/><text:tab/><text:reference-mark-start text:name="paragraphnumber_26"/>(<text:sequence text:ref-name="refparagraphnumber25" text:name="paragraphnumber" text:formula="ooow:paragraphnumber+1" style:num-format="a">b</text:sequence>)<text:reference-mark-end text:name="paragraphnumber_26"/><text:tab/><text:span text:style-name="T3">subsection</text:span> <text:span text:style-name="T3"><text:reference-ref text:reference-format="text" text:ref-name="subsectionnumber_20">(2)</text:reference-ref></text:span><text:span text:style-name="T3"><text:reference-ref text:reference-format="text" text:ref-name="paragraphnumber_16">(b)</text:reference-ref></text:span> as panel convenors shall be appointed following a competitive <text:hidden-text text:condition="ooow:" text:string-value="P8:L7" text:is-hidden="true"/>selection process coordinated by the Public Appointments Service;</text:p>
      <text:p text:style-name="paragraph"><text:hidden-text text:condition="ooow:" text:string-value="P8:L8" text:is-hidden="true"/><text:tab/><text:reference-mark-start text:name="paragraphnumber_27"/>(<text:sequence text:ref-name="refparagraphnumber26" text:name="paragraphnumber" text:formula="ooow:paragraphnumber+1" style:num-format="a">c</text:sequence>)<text:reference-mark-end text:name="paragraphnumber_27"/><text:tab/><text:span text:style-name="T3">subsection</text:span> <text:span text:style-name="T3"><text:reference-ref text:reference-format="text" text:ref-name="subsectionnumber_20">(2)</text:reference-ref></text:span><text:span text:style-name="T3"><text:reference-ref text:reference-format="text" text:ref-name="paragraphnumber_17">(c)</text:reference-ref></text:span> shall be persons nominated for appointment thereto by the <text:hidden-text text:condition="ooow:" text:string-value="P8:L9" text:is-hidden="true"/>College of Psychiatrists or such organisation or organisations as the Minister <text:hidden-text text:condition="ooow:" text:string-value="P8:L10" text:is-hidden="true"/>considers to be representative of such medical practitioners;</text:p>
      <text:p text:style-name="paragraph"><text:hidden-text text:condition="ooow:" text:string-value="P8:L11" text:is-hidden="true"/><text:tab/><text:reference-mark-start text:name="paragraphnumber_28"/>(<text:sequence text:ref-name="refparagraphnumber27" text:name="paragraphnumber" text:formula="ooow:paragraphnumber+1" style:num-format="a">d</text:sequence>)<text:reference-mark-end text:name="paragraphnumber_28"/><text:tab/><text:span text:style-name="T3">subsection</text:span> <text:span text:style-name="T3"><text:reference-ref text:reference-format="text" text:ref-name="subsectionnumber_20">(2)</text:reference-ref></text:span><text:span text:style-name="T3"><text:reference-ref text:reference-format="text" text:ref-name="paragraphnumber_18">(d)</text:reference-ref></text:span> shall be persons nominated for appointment thereto by the <text:hidden-text text:condition="ooow:" text:string-value="P8:L12" text:is-hidden="true"/>Psychological Society of Ireland or such organisation or organisations as the <text:hidden-text text:condition="ooow:" text:string-value="P8:L13" text:is-hidden="true"/>Minister considers to be representative of such psychologists;</text:p>
      <text:p text:style-name="paragraph"><text:hidden-text text:condition="ooow:" text:string-value="P8:L14" text:is-hidden="true"/><text:tab/><text:reference-mark-start text:name="paragraphnumber_29"/>(<text:sequence text:ref-name="refparagraphnumber28" text:name="paragraphnumber" text:formula="ooow:paragraphnumber+1" style:num-format="a">e</text:sequence>)<text:reference-mark-end text:name="paragraphnumber_29"/><text:tab/><text:span text:style-name="T3">subsection</text:span> <text:span text:style-name="T3"><text:reference-ref text:reference-format="text" text:ref-name="subsectionnumber_20">(2)</text:reference-ref></text:span><text:span text:style-name="T3"><text:reference-ref text:reference-format="text" text:ref-name="paragraphnumber_19">(e)</text:reference-ref></text:span> shall be persons nominated for appointment thereto by the <text:hidden-text text:condition="ooow:" text:string-value="P8:L15" text:is-hidden="true"/>Director General of the Irish Prison Service;</text:p>
      <text:p text:style-name="paragraph"><text:hidden-text text:condition="ooow:" text:string-value="P8:L16" text:is-hidden="true"/><text:tab/><text:reference-mark-start text:name="paragraphnumber_30"/>(<text:sequence text:ref-name="refparagraphnumber29" text:name="paragraphnumber" text:formula="ooow:paragraphnumber+1" style:num-format="a">f</text:sequence>)<text:reference-mark-end text:name="paragraphnumber_30"/><text:tab/><text:span text:style-name="T3">subsection</text:span> <text:span text:style-name="T3"><text:reference-ref text:reference-format="text" text:ref-name="subsectionnumber_20">(2)</text:reference-ref></text:span><text:span text:style-name="T3"><text:reference-ref text:reference-format="text" text:ref-name="paragraphnumber_20">(f)</text:reference-ref></text:span> shall be persons nominated for appointment thereto by the <text:hidden-text text:condition="ooow:" text:string-value="P8:L17" text:is-hidden="true"/>Commissioner of An Garda Síochána.</text:p>
      <text:p text:style-name="subsection"><text:hidden-text text:condition="ooow:" text:string-value="P8:L18" text:is-hidden="true"/><text:tab/><text:reference-mark-start text:name="subsectionnumber_22"/>(<text:sequence text:ref-name="refsubsectionnumber21" text:name="subsectionnumber" text:formula="ooow:subsectionnumber+1" style:num-format="1">4</text:sequence>)<text:reference-mark-end text:name="subsectionnumber_22"/><text:tab/>Before appointing a person as a member, the Minister shall be reasonably satisfied <text:hidden-text text:condition="ooow:" text:string-value="P8:L19" text:is-hidden="true"/>that the person has⁠—</text:p>
      <text:p text:style-name="paragraph"><text:hidden-text text:condition="ooow:" text:string-value="P8:L20" text:is-hidden="true"/><text:tab/><text:reference-mark-start text:name="paragraphnumber_31"/>(<text:sequence text:ref-name="refparagraphnumber30" text:name="paragraphnumber" text:formula="ooow:1" style:num-format="a">a</text:sequence>)<text:reference-mark-end text:name="paragraphnumber_31"/><text:tab/>knowledge or understanding of the criminal justice system, and</text:p>
      <text:p text:style-name="paragraph"><text:hidden-text text:condition="ooow:" text:string-value="P8:L21" text:is-hidden="true"/><text:tab/><text:reference-mark-start text:name="paragraphnumber_32"/>(<text:sequence text:ref-name="refparagraphnumber31" text:name="paragraphnumber" text:formula="ooow:paragraphnumber+1" style:num-format="a">b</text:sequence>)<text:reference-mark-end text:name="paragraphnumber_32"/><text:tab/>the ability to make a balanced and reasonable assessment of the risk a person <text:hidden-text text:condition="ooow:" text:string-value="P8:L22" text:is-hidden="true"/>convicted of a criminal offence may present to the community when released <text:hidden-text text:condition="ooow:" text:string-value="P8:L23" text:is-hidden="true"/>from detention, and</text:p>
      <text:p text:style-name="paragraph"><text:hidden-text text:condition="ooow:" text:string-value="P8:L24" text:is-hidden="true"/><text:tab/><text:reference-mark-start text:name="paragraphnumber_33"/>(<text:sequence text:ref-name="refparagraphnumber32" text:name="paragraphnumber" text:formula="ooow:paragraphnumber+1" style:num-format="a">c</text:sequence>)<text:reference-mark-end text:name="paragraphnumber_33"/><text:tab/>the ability to operate effectively with people from a range of cultures.</text:p>
      <text:p text:style-name="subsection"><text:hidden-text text:condition="ooow:" text:string-value="P8:L25" text:is-hidden="true"/><text:tab/><text:reference-mark-start text:name="subsectionnumber_23"/>(<text:sequence text:ref-name="refsubsectionnumber22" text:name="subsectionnumber" text:formula="ooow:subsectionnumber+1" style:num-format="1">5</text:sequence>)<text:reference-mark-end text:name="subsectionnumber_23"/><text:tab/>The Minister shall endeavour, in so far as is practicable, to ensure an equitable gender <text:hidden-text text:condition="ooow:" text:string-value="P8:L26" text:is-hidden="true"/>and ethnic balance in the composition of the Board reflective of the community at <text:hidden-text text:condition="ooow:" text:string-value="P8:L27" text:is-hidden="true"/>large.</text:p>
      <text:p text:style-name="shouldernote"><text:bookmark-start text:name="toc_book_13"/><text:hidden-text text:condition="ooow:" text:string-value="P8:L28" text:is-hidden="true"/>Terms of Office<text:bookmark-end text:name="toc_book_13"/></text:p>
      <text:p text:style-name="subsection"><text:hidden-text text:condition="ooow:" text:string-value="P8:L29" text:is-hidden="true"/><text:reference-mark-start text:name="sectionnumber_9"/><text:span text:style-name="T2"><text:sequence text:ref-name="refsectionnumber8" text:name="sectionnumber" text:formula="ooow:sectionnumber+1" style:num-format="1">9</text:sequence></text:span><text:reference-mark-end text:name="sectionnumber_9"/><text:span text:style-name="T2">.</text:span><text:tab/><text:reference-mark-start text:name="subsectionnumber_24"/>(<text:sequence text:ref-name="refsubsectionnumber23" text:name="subsectionnumber" style:num-format="1">1</text:sequence>)<text:reference-mark-end text:name="subsectionnumber_24"/><text:tab/>A member of the Board shall hold office for a term of 4 years.</text:p>
      <text:p text:style-name="subsection"><text:hidden-text text:condition="ooow:" text:string-value="P8:L30" text:is-hidden="true"/><text:tab/><text:reference-mark-start text:name="subsectionnumber_25"/>(<text:sequence text:ref-name="refsubsectionnumber24" text:name="subsectionnumber" text:formula="ooow:subsectionnumber+1" style:num-format="1">2</text:sequence>)<text:reference-mark-end text:name="subsectionnumber_25"/><text:tab/>A member of the Board may resign his or her membership by letter addressed to the <text:hidden-text text:condition="ooow:" text:string-value="P8:L31" text:is-hidden="true"/>Minister and the resignation shall take effect from the date specified therein or upon <text:hidden-text text:condition="ooow:" text:string-value="P8:L32" text:is-hidden="true"/>receipt of the letter by the Minister, whichever is the later.</text:p>
      <text:p text:style-name="subsection"><text:hidden-text text:condition="ooow:" text:string-value="P8:L33" text:is-hidden="true"/><text:tab/><text:reference-mark-start text:name="subsectionnumber_26"/>(<text:sequence text:ref-name="refsubsectionnumber25" text:name="subsectionnumber" text:formula="ooow:subsectionnumber+1" style:num-format="1">3</text:sequence>)<text:reference-mark-end text:name="subsectionnumber_26"/><text:tab/>Each member of the Board shall be paid such remuneration and allowances for <text:hidden-text text:condition="ooow:" text:string-value="P8:L34" text:is-hidden="true"/>expenses incurred by him or her as the Minister may, with the consent of the Minister <text:hidden-text text:condition="ooow:" text:string-value="P8:L35" text:is-hidden="true"/>for Public Expenditure and Reform, determine.</text:p>
      <text:p text:style-name="subsection"><text:hidden-text text:condition="ooow:" text:string-value="P8:L36" text:is-hidden="true"/><text:tab/><text:reference-mark-start text:name="subsectionnumber_27"/>(<text:sequence text:ref-name="refsubsectionnumber26" text:name="subsectionnumber" text:formula="ooow:subsectionnumber+1" style:num-format="1">4</text:sequence>)<text:reference-mark-end text:name="subsectionnumber_27"/><text:tab/>A member of the Board may at any time be removed from membership of the Board <text:hidden-text text:condition="ooow:" text:string-value="P8:L37" text:is-hidden="true"/>by the Minister if, in the Minister's opinion, the member has become incapable of <text:hidden-text text:condition="ooow:" text:string-value="P8:L38" text:is-hidden="true"/>performing his or her functions, or has committed stated misbehaviour, or his or her <text:hidden-text text:condition="ooow:" text:string-value="P8:L39" text:is-hidden="true"/>removal appears to the Minister to be necessary for the effective performance by the <text:hidden-text text:condition="ooow:" text:string-value="P8:L40" text:is-hidden="true"/>Board of its functions.</text:p>
      <text:p text:style-name="paragraph"><text:soft-page-break/><text:hidden-text text:condition="ooow:" text:string-value="P9:L1" text:is-hidden="true"/><text:tab/><text:reference-mark-start text:name="subsectionnumber_28"/>(<text:sequence text:ref-name="refsubsectionnumber27" text:name="subsectionnumber" text:formula="ooow:subsectionnumber+1" style:num-format="1">5</text:sequence>)<text:reference-mark-end text:name="subsectionnumber_28"/> <text:reference-mark-start text:name="paragraphnumber_34"/>(<text:sequence text:ref-name="refparagraphnumber33" text:name="paragraphnumber" text:formula="ooow:1" style:num-format="a">a</text:sequence>)<text:reference-mark-end text:name="paragraphnumber_34"/><text:tab/>If a member of the Board dies, resigns, becomes disqualified or is removed from <text:hidden-text text:condition="ooow:" text:string-value="P9:L2" text:is-hidden="true"/>office, the Minister may appoint a person to be a member of the Board to fill the <text:hidden-text text:condition="ooow:" text:string-value="P9:L3" text:is-hidden="true"/>casual vacancy so occasioned and the person so appointed shall be appointed in <text:hidden-text text:condition="ooow:" text:string-value="P9:L4" text:is-hidden="true"/>the same manner as the member of the Board who occasioned the casual vacancy.</text:p>
      <text:p text:style-name="paragraph"><text:hidden-text text:condition="ooow:" text:string-value="P9:L5" text:is-hidden="true"/><text:tab/><text:reference-mark-start text:name="paragraphnumber_35"/>(<text:sequence text:ref-name="refparagraphnumber34" text:name="paragraphnumber" text:formula="ooow:paragraphnumber+1" style:num-format="a">b</text:sequence>)<text:reference-mark-end text:name="paragraphnumber_35"/><text:tab/>Subject to the other provisions of this section, a person appointed to be a member <text:hidden-text text:condition="ooow:" text:string-value="P9:L6" text:is-hidden="true"/>of the Board by virtue of this paragraph shall hold office for the remainder of the <text:hidden-text text:condition="ooow:" text:string-value="P9:L7" text:is-hidden="true"/>term of office of the member who occasioned the casual vacancy he or she is <text:hidden-text text:condition="ooow:" text:string-value="P9:L8" text:is-hidden="true"/>appointed to fill.</text:p>
      <text:p text:style-name="subsection"><text:hidden-text text:condition="ooow:" text:string-value="P9:L9" text:is-hidden="true"/><text:tab/><text:reference-mark-start text:name="subsectionnumber_29"/>(<text:sequence text:ref-name="refsubsectionnumber28" text:name="subsectionnumber" text:formula="ooow:subsectionnumber+1" style:num-format="1">6</text:sequence>)<text:reference-mark-end text:name="subsectionnumber_29"/><text:tab/>A member of the Board shall be disqualified for holding and shall cease to hold office <text:hidden-text text:condition="ooow:" text:string-value="P9:L10" text:is-hidden="true"/>if he or she is adjudged bankrupt or makes a composition or arrangement with <text:hidden-text text:condition="ooow:" text:string-value="P9:L11" text:is-hidden="true"/>creditors or is sentenced by a court of competent jurisdiction to a term of <text:hidden-text text:condition="ooow:" text:string-value="P9:L12" text:is-hidden="true"/>imprisonment or penal servitude.</text:p>
      <text:p text:style-name="subsection"><text:hidden-text text:condition="ooow:" text:string-value="P9:L13" text:is-hidden="true"/><text:tab/><text:reference-mark-start text:name="subsectionnumber_30"/>(<text:sequence text:ref-name="refsubsectionnumber29" text:name="subsectionnumber" text:formula="ooow:subsectionnumber+1" style:num-format="1">7</text:sequence>)<text:reference-mark-end text:name="subsectionnumber_30"/><text:tab/>A member of the Board whose period of membership expires by the effluxion of time <text:hidden-text text:condition="ooow:" text:string-value="P9:L14" text:is-hidden="true"/>shall be eligible for re-appointment as a member of the Board.</text:p>
      <text:p text:style-name="subsection"><text:hidden-text text:condition="ooow:" text:string-value="P9:L15" text:is-hidden="true"/><text:tab/><text:reference-mark-start text:name="subsectionnumber_31"/>(<text:sequence text:ref-name="refsubsectionnumber30" text:name="subsectionnumber" text:formula="ooow:subsectionnumber+1" style:num-format="1">8</text:sequence>)<text:reference-mark-end text:name="subsectionnumber_31"/><text:tab/>A member of the Board who has served 2 terms of office shall not be eligible for <text:hidden-text text:condition="ooow:" text:string-value="P9:L16" text:is-hidden="true"/>reappointment to the Board</text:p>
      <text:p text:style-name="shouldernote"><text:bookmark-start text:name="toc_book_14"/><text:hidden-text text:condition="ooow:" text:string-value="P9:L17" text:is-hidden="true"/>Chairperson<text:bookmark-end text:name="toc_book_14"/></text:p>
      <text:p text:style-name="subsection"><text:hidden-text text:condition="ooow:" text:string-value="P9:L18" text:is-hidden="true"/><text:reference-mark-start text:name="sectionnumber_10"/><text:span text:style-name="T2"><text:sequence text:ref-name="refsectionnumber9" text:name="sectionnumber" text:formula="ooow:sectionnumber+1" style:num-format="1">10</text:sequence></text:span><text:reference-mark-end text:name="sectionnumber_10"/><text:span text:style-name="T2">.</text:span><text:tab/><text:reference-mark-start text:name="subsectionnumber_32"/>(<text:sequence text:ref-name="refsubsectionnumber31" text:name="subsectionnumber" style:num-format="1">1</text:sequence>)<text:reference-mark-end text:name="subsectionnumber_32"/><text:tab/>The primary function of the chairperson shall be to ensure that the Board carries out <text:hidden-text text:condition="ooow:" text:string-value="P9:L19" text:is-hidden="true"/>its functions in accordance with this Act in an efficient and effective manner.</text:p>
      <text:p text:style-name="subsection"><text:hidden-text text:condition="ooow:" text:string-value="P9:L20" text:is-hidden="true"/><text:tab/><text:reference-mark-start text:name="subsectionnumber_33"/>(<text:sequence text:ref-name="refsubsectionnumber32" text:name="subsectionnumber" text:formula="ooow:subsectionnumber+1" style:num-format="1">2</text:sequence>)<text:reference-mark-end text:name="subsectionnumber_33"/><text:tab/>Without limiting the function described in <text:span text:style-name="T3">subsection</text:span> <text:span text:style-name="T3"><text:reference-ref text:reference-format="text" text:ref-name="subsectionnumber_32">(1)</text:reference-ref></text:span>, it shall also be the function <text:hidden-text text:condition="ooow:" text:string-value="P9:L21" text:is-hidden="true"/>of the chairperson to allocate members including panel convenors to panels to <text:hidden-text text:condition="ooow:" text:string-value="P9:L22" text:is-hidden="true"/>undertake reviews and hearings.</text:p>
      <text:p text:style-name="subsection"><text:hidden-text text:condition="ooow:" text:string-value="P9:L23" text:is-hidden="true"/><text:tab/><text:reference-mark-start text:name="subsectionnumber_34"/>(<text:sequence text:ref-name="refsubsectionnumber33" text:name="subsectionnumber" text:formula="ooow:subsectionnumber+1" style:num-format="1">3</text:sequence>)<text:reference-mark-end text:name="subsectionnumber_34"/><text:tab/>In allocating members to panels under <text:span text:style-name="T3">subsection</text:span> <text:span text:style-name="T3"><text:reference-ref text:reference-format="text" text:ref-name="subsectionnumber_33">(2)</text:reference-ref></text:span>, the Chairperson shall endeavour <text:hidden-text text:condition="ooow:" text:string-value="P9:L24" text:is-hidden="true"/>to ensure the diverse skills and experiences of the different members of the Board are <text:hidden-text text:condition="ooow:" text:string-value="P9:L25" text:is-hidden="true"/>appropriately represented on any panel.</text:p>
      <text:p text:style-name="subsection"><text:hidden-text text:condition="ooow:" text:string-value="P9:L26" text:is-hidden="true"/><text:tab/><text:reference-mark-start text:name="subsectionnumber_35"/>(<text:sequence text:ref-name="refsubsectionnumber34" text:name="subsectionnumber" text:formula="ooow:subsectionnumber+1" style:num-format="1">4</text:sequence>)<text:reference-mark-end text:name="subsectionnumber_35"/><text:tab/>The chairperson may sit as a member, including as a panel convenor, at any panel <text:hidden-text text:condition="ooow:" text:string-value="P9:L27" text:is-hidden="true"/>review or hearing.</text:p>
      <text:p text:style-name="subsection"><text:hidden-text text:condition="ooow:" text:string-value="P9:L28" text:is-hidden="true"/><text:tab/><text:reference-mark-start text:name="subsectionnumber_36"/>(<text:sequence text:ref-name="refsubsectionnumber35" text:name="subsectionnumber" text:formula="ooow:subsectionnumber+1" style:num-format="1">5</text:sequence>)<text:reference-mark-end text:name="subsectionnumber_36"/><text:tab/>In the case of the absence or inability of the chairperson to act, the other members of <text:hidden-text text:condition="ooow:" text:string-value="P9:L29" text:is-hidden="true"/>the Board present at that meeting shall elect one of their number to act as chairperson <text:hidden-text text:condition="ooow:" text:string-value="P9:L30" text:is-hidden="true"/>of that meeting.</text:p>
      <text:p text:style-name="shouldernote"><text:bookmark-start text:name="toc_book_15"/><text:hidden-text text:condition="ooow:" text:string-value="P9:L31" text:is-hidden="true"/>Panel Convenors<text:bookmark-end text:name="toc_book_15"/></text:p>
      <text:p text:style-name="subsection"><text:hidden-text text:condition="ooow:" text:string-value="P9:L32" text:is-hidden="true"/><text:reference-mark-start text:name="sectionnumber_11"/><text:span text:style-name="T2"><text:sequence text:ref-name="refsectionnumber10" text:name="sectionnumber" text:formula="ooow:sectionnumber+1" style:num-format="1">11</text:sequence></text:span><text:reference-mark-end text:name="sectionnumber_11"/><text:span text:style-name="T2">.</text:span><text:tab/><text:reference-mark-start text:name="subsectionnumber_37"/>(<text:sequence text:ref-name="refsubsectionnumber36" text:name="subsectionnumber" style:num-format="1">1</text:sequence>)<text:reference-mark-end text:name="subsectionnumber_37"/><text:tab/>Every member who is appointed as a panel convenor must be⁠—</text:p>
      <text:p text:style-name="paragraph"><text:hidden-text text:condition="ooow:" text:string-value="P9:L33" text:is-hidden="true"/><text:tab/><text:reference-mark-start text:name="paragraphnumber_36"/>(<text:sequence text:ref-name="refparagraphnumber35" text:name="paragraphnumber" text:formula="ooow:1" style:num-format="a">a</text:sequence>)<text:reference-mark-end text:name="paragraphnumber_36"/><text:tab/>a person who has held office as a judge of the District Court, or the Circuit Court; <text:hidden-text text:condition="ooow:" text:string-value="P9:L34" text:is-hidden="true"/>or</text:p>
      <text:p text:style-name="paragraph"><text:hidden-text text:condition="ooow:" text:string-value="P9:L35" text:is-hidden="true"/><text:tab/><text:reference-mark-start text:name="paragraphnumber_37"/>(<text:sequence text:ref-name="refparagraphnumber36" text:name="paragraphnumber" text:formula="ooow:paragraphnumber+1" style:num-format="a">b</text:sequence>)<text:reference-mark-end text:name="paragraphnumber_37"/><text:tab/>a barrister or solicitor who has had not less than 9 years experience as a <text:hidden-text text:condition="ooow:" text:string-value="P9:L36" text:is-hidden="true"/>practising barrister or solicitor ending immediately before such appointment.</text:p>
      <text:p text:style-name="subsection"><text:hidden-text text:condition="ooow:" text:string-value="P9:L37" text:is-hidden="true"/><text:tab/><text:reference-mark-start text:name="subsectionnumber_38"/>(<text:sequence text:ref-name="refsubsectionnumber37" text:name="subsectionnumber" text:formula="ooow:subsectionnumber+1" style:num-format="1">2</text:sequence>)<text:reference-mark-end text:name="subsectionnumber_38"/><text:tab/>The functions of a panel convenor are⁠—</text:p>
      <text:p text:style-name="paragraph"><text:hidden-text text:condition="ooow:" text:string-value="P9:L38" text:is-hidden="true"/><text:tab/><text:reference-mark-start text:name="paragraphnumber_38"/>(<text:sequence text:ref-name="refparagraphnumber37" text:name="paragraphnumber" text:formula="ooow:1" style:num-format="a">a</text:sequence>)<text:reference-mark-end text:name="paragraphnumber_38"/><text:tab/>at a hearing or review⁠—</text:p>
      <text:p text:style-name="subparagraph"><text:hidden-text text:condition="ooow:" text:string-value="P9:L39" text:is-hidden="true"/><text:tab/><text:reference-mark-start text:name="subparagraphnumber_10"/>(<text:sequence text:ref-name="refsubparagraphnumber9" text:name="subparagraphnumber" text:formula="ooow:1" style:num-format="i">i</text:sequence>)<text:reference-mark-end text:name="subparagraphnumber_10"/><text:tab/>to preside at the hearing or review,</text:p>
      <text:p text:style-name="subparagraph"><text:soft-page-break/><text:hidden-text text:condition="ooow:" text:string-value="P10:L1" text:is-hidden="true"/><text:tab/><text:reference-mark-start text:name="subparagraphnumber_11"/>(<text:sequence text:ref-name="refsubparagraphnumber10" text:name="subparagraphnumber" text:formula="ooow:subparagraphnumber+1" style:num-format="i">ii</text:sequence>)<text:reference-mark-end text:name="subparagraphnumber_11"/><text:tab/>to determine any matters of procedure that may arise during or in relation to <text:hidden-text text:condition="ooow:" text:string-value="P10:L2" text:is-hidden="true"/>the hearing or review,</text:p>
      <text:p text:style-name="subparagraph"><text:hidden-text text:condition="ooow:" text:string-value="P10:L3" text:is-hidden="true"/><text:tab/><text:reference-mark-start text:name="subparagraphnumber_12"/>(<text:sequence text:ref-name="refsubparagraphnumber11" text:name="subparagraphnumber" text:formula="ooow:subparagraphnumber+1" style:num-format="i">iii</text:sequence>)<text:reference-mark-end text:name="subparagraphnumber_12"/><text:tab/>to sign the decision of the panel at that hearing or review,</text:p>
      <text:p text:style-name="paragraph"><text:tab/><text:tab/>and</text:p>
      <text:p text:style-name="paragraph"><text:hidden-text text:condition="ooow:" text:string-value="P10:L4" text:is-hidden="true"/><text:tab/><text:reference-mark-start text:name="paragraphnumber_39"/>(<text:sequence text:ref-name="refparagraphnumber38" text:name="paragraphnumber" text:formula="ooow:paragraphnumber+1" style:num-format="a">b</text:sequence>)<text:reference-mark-end text:name="paragraphnumber_39"/><text:tab/>to do anything else that a panel convenor is required to do under this Act or any <text:hidden-text text:condition="ooow:" text:string-value="P10:L5" text:is-hidden="true"/>other enactment or regulations,</text:p>
      <text:p text:style-name="paragraph"><text:hidden-text text:condition="ooow:" text:string-value="P10:L6" text:is-hidden="true"/><text:tab/><text:reference-mark-start text:name="paragraphnumber_40"/>(<text:sequence text:ref-name="refparagraphnumber39" text:name="paragraphnumber" text:formula="ooow:paragraphnumber+1" style:num-format="a">c</text:sequence>)<text:reference-mark-end text:name="paragraphnumber_40"/><text:tab/>under the direction of the chairperson, to undertake or assist in the exercise of <text:hidden-text text:condition="ooow:" text:string-value="P10:L7" text:is-hidden="true"/>any of his or her functions,</text:p>
      <text:p text:style-name="paragraph"><text:hidden-text text:condition="ooow:" text:string-value="P10:L8" text:is-hidden="true"/><text:tab/><text:reference-mark-start text:name="paragraphnumber_41"/>(<text:sequence text:ref-name="refparagraphnumber40" text:name="paragraphnumber" text:formula="ooow:paragraphnumber+1" style:num-format="a">d</text:sequence>)<text:reference-mark-end text:name="paragraphnumber_41"/><text:tab/>to convene a further review or hearing for the purpose of any matter under <text:hidden-text text:condition="ooow:" text:string-value="P10:L9" text:is-hidden="true"/><text:span text:style-name="T3">sections</text:span> <text:span text:style-name="T3"><text:reference-ref text:reference-format="text" text:ref-name="sectionnumber_22">22</text:reference-ref></text:span>, <text:span text:style-name="T3"><text:reference-ref text:reference-format="text" text:ref-name="sectionnumber_23">23</text:reference-ref></text:span>, <text:span text:style-name="T3"><text:reference-ref text:reference-format="text" text:ref-name="sectionnumber_24">24</text:reference-ref></text:span>, and <text:span text:style-name="T3"><text:reference-ref text:reference-format="text" text:ref-name="sectionnumber_25">25</text:reference-ref></text:span>, and</text:p>
      <text:p text:style-name="paragraph"><text:hidden-text text:condition="ooow:" text:string-value="P10:L10" text:is-hidden="true"/><text:tab/><text:reference-mark-start text:name="paragraphnumber_42"/>(<text:sequence text:ref-name="refparagraphnumber41" text:name="paragraphnumber" text:formula="ooow:paragraphnumber+1" style:num-format="a">e</text:sequence>)<text:reference-mark-end text:name="paragraphnumber_42"/><text:tab/>to supervise the preparation for a review or hearing under <text:span text:style-name="T3">section</text:span> <text:span text:style-name="T3"><text:reference-ref text:reference-format="text" text:ref-name="sectionnumber_27">27</text:reference-ref></text:span>.</text:p>
      <text:p text:style-name="subsection"><text:hidden-text text:condition="ooow:" text:string-value="P10:L11" text:is-hidden="true"/><text:tab/><text:reference-mark-start text:name="subsectionnumber_39"/>(<text:sequence text:ref-name="refsubsectionnumber38" text:name="subsectionnumber" text:formula="ooow:subsectionnumber+1" style:num-format="1">3</text:sequence>)<text:reference-mark-end text:name="subsectionnumber_39"/><text:tab/>The chairperson may appoint any member (whether or not qualified to be a panel <text:hidden-text text:condition="ooow:" text:string-value="P10:L12" text:is-hidden="true"/>convenor) as an acting panel convenor in respect of a particular hearing or review or <text:hidden-text text:condition="ooow:" text:string-value="P10:L13" text:is-hidden="true"/>number of hearings or reviews if, for any reason, a panel convenor is not available for <text:hidden-text text:condition="ooow:" text:string-value="P10:L14" text:is-hidden="true"/>that hearing or review or those hearings or reviews.</text:p>
      <text:p text:style-name="subsection"><text:hidden-text text:condition="ooow:" text:string-value="P10:L15" text:is-hidden="true"/><text:tab/><text:reference-mark-start text:name="subsectionnumber_40"/>(<text:sequence text:ref-name="refsubsectionnumber39" text:name="subsectionnumber" text:formula="ooow:subsectionnumber+1" style:num-format="1">4</text:sequence>)<text:reference-mark-end text:name="subsectionnumber_40"/><text:tab/>If the chairperson sits on a parole panel, he or she may act as a panel convenor for the <text:hidden-text text:condition="ooow:" text:string-value="P10:L16" text:is-hidden="true"/>purposes of that sitting; and for that purpose the chairperson has all the functions and <text:hidden-text text:condition="ooow:" text:string-value="P10:L17" text:is-hidden="true"/>powers of a panel convenor.</text:p>
      <text:p text:style-name="shouldernote"><text:bookmark-start text:name="toc_book_16"/><text:hidden-text text:condition="ooow:" text:string-value="P10:L18" text:is-hidden="true"/>Staff<text:bookmark-end text:name="toc_book_16"/></text:p>
      <text:p text:style-name="subsection"><text:hidden-text text:condition="ooow:" text:string-value="P10:L19" text:is-hidden="true"/><text:reference-mark-start text:name="sectionnumber_12"/><text:span text:style-name="T2"><text:sequence text:ref-name="refsectionnumber11" text:name="sectionnumber" text:formula="ooow:sectionnumber+1" style:num-format="1">12</text:sequence></text:span><text:reference-mark-end text:name="sectionnumber_12"/><text:span text:style-name="T2">.</text:span><text:tab/><text:reference-mark-start text:name="subsectionnumber_41"/>(<text:sequence text:ref-name="refsubsectionnumber40" text:name="subsectionnumber" style:num-format="1">1</text:sequence>)<text:reference-mark-end text:name="subsectionnumber_41"/><text:tab/>The Minister, with the consent of the Board and the Minister for Public Expenditure <text:hidden-text text:condition="ooow:" text:string-value="P10:L20" text:is-hidden="true"/>and Reform, may second or assign to the Board five of his or her officers or such <text:hidden-text text:condition="ooow:" text:string-value="P10:L21" text:is-hidden="true"/>greater number as he or she may determine to be members of the staff of the Board.</text:p>
      <text:p text:style-name="subsection"><text:hidden-text text:condition="ooow:" text:string-value="P10:L22" text:is-hidden="true"/><text:tab/><text:reference-mark-start text:name="subsectionnumber_42"/>(<text:sequence text:ref-name="refsubsectionnumber41" text:name="subsectionnumber" text:formula="ooow:subsectionnumber+1" style:num-format="1">2</text:sequence>)<text:reference-mark-end text:name="subsectionnumber_42"/><text:tab/>Without prejudice to <text:span text:style-name="T3">subsection</text:span> <text:span text:style-name="T3"><text:reference-ref text:reference-format="text" text:ref-name="subsectionnumber_41">(1)</text:reference-ref></text:span> the Minister for Public Expenditure and Reform <text:hidden-text text:condition="ooow:" text:string-value="P10:L23" text:is-hidden="true"/>may permit such other officers as may be appropriate to be seconded or assigned to <text:hidden-text text:condition="ooow:" text:string-value="P10:L24" text:is-hidden="true"/>the Board, with the consent of the Board, to be members of the staff of the Board.</text:p>
      <text:p text:style-name="subsection"><text:hidden-text text:condition="ooow:" text:string-value="P10:L25" text:is-hidden="true"/><text:tab/><text:reference-mark-start text:name="subsectionnumber_43"/>(<text:sequence text:ref-name="refsubsectionnumber42" text:name="subsectionnumber" text:formula="ooow:subsectionnumber+1" style:num-format="1">3</text:sequence>)<text:reference-mark-end text:name="subsectionnumber_43"/><text:tab/>Subject to the provisions of this Act, the Board may perform its functions as it sees fit <text:hidden-text text:condition="ooow:" text:string-value="P10:L26" text:is-hidden="true"/>through or by a member of staff of the Board and in the performance of those <text:hidden-text text:condition="ooow:" text:string-value="P10:L27" text:is-hidden="true"/>functions that member of staff of the Board shall be subject to the directions of the <text:hidden-text text:condition="ooow:" text:string-value="P10:L28" text:is-hidden="true"/>Board.</text:p>
      <text:p text:style-name="subsection"><text:hidden-text text:condition="ooow:" text:string-value="P10:L29" text:is-hidden="true"/><text:tab/><text:reference-mark-start text:name="subsectionnumber_44"/>(<text:sequence text:ref-name="refsubsectionnumber43" text:name="subsectionnumber" text:formula="ooow:subsectionnumber+1" style:num-format="1">4</text:sequence>)<text:reference-mark-end text:name="subsectionnumber_44"/><text:tab/>Any member of staff of the Board shall attend meetings of the Board when requested <text:hidden-text text:condition="ooow:" text:string-value="P10:L30" text:is-hidden="true"/>to do so by the Board.</text:p>
      <text:p text:style-name="shouldernote"><text:bookmark-start text:name="toc_book_17"/><text:hidden-text text:condition="ooow:" text:string-value="P10:L31" text:is-hidden="true"/>Parole Panels<text:bookmark-end text:name="toc_book_17"/></text:p>
      <text:p text:style-name="subsection"><text:hidden-text text:condition="ooow:" text:string-value="P10:L32" text:is-hidden="true"/><text:reference-mark-start text:name="sectionnumber_13"/><text:span text:style-name="T2"><text:sequence text:ref-name="refsectionnumber12" text:name="sectionnumber" text:formula="ooow:sectionnumber+1" style:num-format="1">13</text:sequence></text:span><text:reference-mark-end text:name="sectionnumber_13"/><text:span text:style-name="T2">.</text:span><text:tab/><text:reference-mark-start text:name="subsectionnumber_45"/>(<text:sequence text:ref-name="refsubsectionnumber44" text:name="subsectionnumber" style:num-format="1">1</text:sequence>)<text:reference-mark-end text:name="subsectionnumber_45"/><text:tab/>The Board shall sit as panels for the purposes of discharging its duties and functions <text:hidden-text text:condition="ooow:" text:string-value="P10:L33" text:is-hidden="true"/>under <text:span text:style-name="T3">sections</text:span> <text:span text:style-name="T3"><text:reference-ref text:reference-format="text" text:ref-name="sectionnumber_22">22</text:reference-ref></text:span>, <text:span text:style-name="T3"><text:reference-ref text:reference-format="text" text:ref-name="sectionnumber_23">23</text:reference-ref></text:span>, <text:span text:style-name="T3"><text:reference-ref text:reference-format="text" text:ref-name="sectionnumber_24">24</text:reference-ref></text:span>, <text:span text:style-name="T3"><text:reference-ref text:reference-format="text" text:ref-name="sectionnumber_25">25</text:reference-ref></text:span> and <text:span text:style-name="T3"><text:reference-ref text:reference-format="text" text:ref-name="sectionnumber_27">27</text:reference-ref></text:span>.</text:p>
      <text:p text:style-name="subsection"><text:hidden-text text:condition="ooow:" text:string-value="P10:L34" text:is-hidden="true"/><text:tab/><text:reference-mark-start text:name="subsectionnumber_46"/>(<text:sequence text:ref-name="refsubsectionnumber45" text:name="subsectionnumber" text:formula="ooow:subsectionnumber+1" style:num-format="1">2</text:sequence>)<text:reference-mark-end text:name="subsectionnumber_46"/><text:tab/>A panel shall consist of 3 or 5 members, as the chairperson may in his or her <text:hidden-text text:condition="ooow:" text:string-value="P10:L35" text:is-hidden="true"/>discretion determine, at least one of whom shall be a panel convenor.</text:p>
      <text:p text:style-name="subsection"><text:hidden-text text:condition="ooow:" text:string-value="P10:L36" text:is-hidden="true"/><text:tab/><text:reference-mark-start text:name="subsectionnumber_47"/>(<text:sequence text:ref-name="refsubsectionnumber46" text:name="subsectionnumber" text:formula="ooow:subsectionnumber+1" style:num-format="1">3</text:sequence>)<text:reference-mark-end text:name="subsectionnumber_47"/><text:tab/>A decision by a panel under <text:span text:style-name="T4">sections</text:span> <text:span text:style-name="T3"><text:reference-ref text:reference-format="text" text:ref-name="sectionnumber_22">22</text:reference-ref></text:span>, <text:span text:style-name="T3"><text:reference-ref text:reference-format="text" text:ref-name="sectionnumber_23">23</text:reference-ref></text:span>, <text:span text:style-name="T3"><text:reference-ref text:reference-format="text" text:ref-name="sectionnumber_24">24</text:reference-ref></text:span>, <text:span text:style-name="T3"><text:reference-ref text:reference-format="text" text:ref-name="sectionnumber_25">25</text:reference-ref></text:span> and <text:span text:style-name="T3"><text:reference-ref text:reference-format="text" text:ref-name="sectionnumber_27">27</text:reference-ref></text:span> of this Act is a decision of <text:hidden-text text:condition="ooow:" text:string-value="P10:L37" text:is-hidden="true"/>the Board.</text:p>
      <text:p text:style-name="subsection"><text:soft-page-break/><text:hidden-text text:condition="ooow:" text:string-value="P10:L38" text:is-hidden="true"/><text:tab/><text:reference-mark-start text:name="subsectionnumber_48"/>(<text:sequence text:ref-name="refsubsectionnumber47" text:name="subsectionnumber" text:formula="ooow:subsectionnumber+1" style:num-format="1">4</text:sequence>)<text:reference-mark-end text:name="subsectionnumber_48"/><text:tab/>At a review or hearing, each member of the panel shall have a vote and every question <text:hidden-text text:condition="ooow:" text:string-value="P10:L39" text:is-hidden="true"/>shall be determined by a majority of the votes of the members.</text:p>
      <text:p text:style-name="subsection"><text:hidden-text text:condition="ooow:" text:string-value="P11:L1" text:is-hidden="true"/><text:tab/><text:reference-mark-start text:name="subsectionnumber_49"/>(<text:sequence text:ref-name="refsubsectionnumber48" text:name="subsectionnumber" text:formula="ooow:subsectionnumber+1" style:num-format="1">5</text:sequence>)<text:reference-mark-end text:name="subsectionnumber_49"/><text:tab/>A decision of the Board on the grant or refusal of parole, or on the variation or <text:hidden-text text:condition="ooow:" text:string-value="P11:L2" text:is-hidden="true"/>revocation of a parole order, must be in writing and include reasons for the decision.</text:p>
      <text:p text:style-name="shouldernote"><text:bookmark-start text:name="toc_book_18"/><text:hidden-text text:condition="ooow:" text:string-value="P11:L3" text:is-hidden="true"/>Powers of Parole Panels<text:bookmark-end text:name="toc_book_18"/></text:p>
      <text:p text:style-name="subsection"><text:hidden-text text:condition="ooow:" text:string-value="P11:L4" text:is-hidden="true"/><text:reference-mark-start text:name="sectionnumber_14"/><text:span text:style-name="T2"><text:sequence text:ref-name="refsectionnumber13" text:name="sectionnumber" text:formula="ooow:sectionnumber+1" style:num-format="1">14</text:sequence></text:span><text:reference-mark-end text:name="sectionnumber_14"/><text:span text:style-name="T2">.</text:span><text:tab/><text:reference-mark-start text:name="subsectionnumber_50"/>(<text:sequence text:ref-name="refsubsectionnumber49" text:name="subsectionnumber" style:num-format="1">1</text:sequence>)<text:reference-mark-end text:name="subsectionnumber_50"/><text:tab/>A parole panel shall conduct reviews or hearings for the purposes of discharging the <text:hidden-text text:condition="ooow:" text:string-value="P11:L5" text:is-hidden="true"/>functions under <text:span text:style-name="T3">sections</text:span> <text:span text:style-name="T3"><text:reference-ref text:reference-format="text" text:ref-name="sectionnumber_21">21</text:reference-ref></text:span>, <text:span text:style-name="T3"><text:reference-ref text:reference-format="text" text:ref-name="sectionnumber_22">22</text:reference-ref></text:span>, <text:span text:style-name="T3"><text:reference-ref text:reference-format="text" text:ref-name="sectionnumber_23">23</text:reference-ref></text:span>, <text:span text:style-name="T3"><text:reference-ref text:reference-format="text" text:ref-name="sectionnumber_24">24</text:reference-ref></text:span> and <text:span text:style-name="T3"><text:reference-ref text:reference-format="text" text:ref-name="sectionnumber_25">25</text:reference-ref></text:span> and may receive submissions and such <text:hidden-text text:condition="ooow:" text:string-value="P11:L6" text:is-hidden="true"/>evidence as it thinks fit.</text:p>
      <text:p text:style-name="subsection"><text:hidden-text text:condition="ooow:" text:string-value="P11:L7" text:is-hidden="true"/><text:tab/><text:reference-mark-start text:name="subsectionnumber_51"/>(<text:sequence text:ref-name="refsubsectionnumber50" text:name="subsectionnumber" text:formula="ooow:subsectionnumber+1" style:num-format="1">2</text:sequence>)<text:reference-mark-end text:name="subsectionnumber_51"/><text:tab/>A parole panel shall ordinarily discharge its functions by conducting a review, save as <text:hidden-text text:condition="ooow:" text:string-value="P11:L8" text:is-hidden="true"/>otherwise provided for in this Act, but shall also have a discretion to conduct a <text:hidden-text text:condition="ooow:" text:string-value="P11:L9" text:is-hidden="true"/>hearing in respect of any matter before it.</text:p>
      <text:p text:style-name="subsection"><text:hidden-text text:condition="ooow:" text:string-value="P11:L10" text:is-hidden="true"/><text:tab/><text:reference-mark-start text:name="subsectionnumber_52"/>(<text:sequence text:ref-name="refsubsectionnumber51" text:name="subsectionnumber" text:formula="ooow:subsectionnumber+1" style:num-format="1">3</text:sequence>)<text:reference-mark-end text:name="subsectionnumber_52"/><text:tab/>A parole panel shall have the power for the purposes of conducting a review or <text:hidden-text text:condition="ooow:" text:string-value="P11:L11" text:is-hidden="true"/>hearing to interview any person being considered for parole and may schedule an <text:hidden-text text:condition="ooow:" text:string-value="P11:L12" text:is-hidden="true"/>interview at the institution at which the person is being detained for that purpose.</text:p>
      <text:p text:style-name="subsection"><text:hidden-text text:condition="ooow:" text:string-value="P11:L13" text:is-hidden="true"/><text:tab/><text:reference-mark-start text:name="subsectionnumber_53"/>(<text:sequence text:ref-name="refsubsectionnumber52" text:name="subsectionnumber" text:formula="ooow:subsectionnumber+1" style:num-format="1">4</text:sequence>)<text:reference-mark-end text:name="subsectionnumber_53"/><text:tab/>A parole panel shall have the power, for the purposes of conducting a review or <text:hidden-text text:condition="ooow:" text:string-value="P11:L14" text:is-hidden="true"/>hearing, to commission a report or to procure evidence from an appropriate expert in <text:hidden-text text:condition="ooow:" text:string-value="P11:L15" text:is-hidden="true"/>respect of a parole candidate if it deems it necessary.</text:p>
      <text:p text:style-name="subsection"><text:hidden-text text:condition="ooow:" text:string-value="P11:L16" text:is-hidden="true"/><text:tab/><text:reference-mark-start text:name="subsectionnumber_54"/>(<text:sequence text:ref-name="refsubsectionnumber53" text:name="subsectionnumber" text:formula="ooow:subsectionnumber+1" style:num-format="1">5</text:sequence>)<text:reference-mark-end text:name="subsectionnumber_54"/><text:tab/>Without prejudice to the generality of <text:span text:style-name="T3">subsection</text:span> <text:span text:style-name="T3"><text:reference-ref text:reference-format="text" text:ref-name="subsectionnumber_53">(4)</text:reference-ref></text:span><text:span text:style-name="T3">⁠</text:span><text:span text:style-name="T12">—</text:span></text:p>
      <text:p text:style-name="paragraph"><text:hidden-text text:condition="ooow:" text:string-value="P11:L17" text:is-hidden="true"/><text:tab/><text:reference-mark-start text:name="paragraphnumber_43"/>(<text:sequence text:ref-name="refparagraphnumber42" text:name="paragraphnumber" text:formula="ooow:1" style:num-format="a">a</text:sequence>)<text:reference-mark-end text:name="paragraphnumber_43"/><text:tab/>a parole panel shall have the power, for the purposes of conducting a review or <text:hidden-text text:condition="ooow:" text:string-value="P11:L18" text:is-hidden="true"/>hearing to direct that a report be prepared in respect of a parole candidate by⁠—</text:p>
      <text:p text:style-name="subparagraph"><text:hidden-text text:condition="ooow:" text:string-value="P11:L19" text:is-hidden="true"/><text:tab/><text:reference-mark-start text:name="subparagraphnumber_13"/>(<text:sequence text:ref-name="refsubparagraphnumber12" text:name="subparagraphnumber" text:formula="ooow:1" style:num-format="i">i</text:sequence>)<text:reference-mark-end text:name="subparagraphnumber_13"/><text:tab/>the Governor of any prison in which the parole candidate is or has been <text:hidden-text text:condition="ooow:" text:string-value="P11:L20" text:is-hidden="true"/>detained,</text:p>
      <text:p text:style-name="subparagraph"><text:hidden-text text:condition="ooow:" text:string-value="P11:L21" text:is-hidden="true"/><text:tab/><text:reference-mark-start text:name="subparagraphnumber_14"/>(<text:sequence text:ref-name="refsubparagraphnumber13" text:name="subparagraphnumber" text:formula="ooow:subparagraphnumber+1" style:num-format="i">ii</text:sequence>)<text:reference-mark-end text:name="subparagraphnumber_14"/><text:tab/>the person in charge of any other institution in which the parole candidate is <text:hidden-text text:condition="ooow:" text:string-value="P11:L22" text:is-hidden="true"/>or has been detained,</text:p>
      <text:p text:style-name="subparagraph"><text:hidden-text text:condition="ooow:" text:string-value="P11:L23" text:is-hidden="true"/><text:tab/><text:reference-mark-start text:name="subparagraphnumber_15"/>(<text:sequence text:ref-name="refsubparagraphnumber14" text:name="subparagraphnumber" text:formula="ooow:subparagraphnumber+1" style:num-format="i">iii</text:sequence>)<text:reference-mark-end text:name="subparagraphnumber_15"/><text:tab/>or on behalf of the Irish Prison Service,</text:p>
      <text:p text:style-name="subparagraph"><text:hidden-text text:condition="ooow:" text:string-value="P11:L24" text:is-hidden="true"/><text:tab/><text:reference-mark-start text:name="subparagraphnumber_16"/>(<text:sequence text:ref-name="refsubparagraphnumber15" text:name="subparagraphnumber" text:formula="ooow:subparagraphnumber+1" style:num-format="i">iv</text:sequence>)<text:reference-mark-end text:name="subparagraphnumber_16"/><text:tab/>the Prison Review Committee in respect of the prison in which the person <text:hidden-text text:condition="ooow:" text:string-value="P11:L25" text:is-hidden="true"/>whose parole is being considered is or has been detained,</text:p>
      <text:p text:style-name="subparagraph"><text:hidden-text text:condition="ooow:" text:string-value="P11:L26" text:is-hidden="true"/><text:tab/><text:reference-mark-start text:name="subparagraphnumber_17"/>(<text:sequence text:ref-name="refsubparagraphnumber16" text:name="subparagraphnumber" text:formula="ooow:subparagraphnumber+1" style:num-format="i">v</text:sequence>)<text:reference-mark-end text:name="subparagraphnumber_17"/><text:tab/>a probation and welfare officer,</text:p>
      <text:p text:style-name="subparagraph"><text:hidden-text text:condition="ooow:" text:string-value="P11:L27" text:is-hidden="true"/><text:tab/><text:reference-mark-start text:name="subparagraphnumber_18"/>(<text:sequence text:ref-name="refsubparagraphnumber17" text:name="subparagraphnumber" text:formula="ooow:subparagraphnumber+1" style:num-format="i">vi</text:sequence>)<text:reference-mark-end text:name="subparagraphnumber_18"/><text:tab/>An Garda Síochána, or</text:p>
      <text:p text:style-name="subparagraph"><text:hidden-text text:condition="ooow:" text:string-value="P11:L28" text:is-hidden="true"/><text:tab/><text:reference-mark-start text:name="subparagraphnumber_19"/>(<text:sequence text:ref-name="refsubparagraphnumber18" text:name="subparagraphnumber" text:formula="ooow:subparagraphnumber+1" style:num-format="i">vii</text:sequence>)<text:reference-mark-end text:name="subparagraphnumber_19"/><text:tab/>a psychologist or psychiatrist,</text:p>
      <text:p text:style-name="paragraph"><text:hidden-text text:condition="ooow:" text:string-value="P11:L29" text:is-hidden="true"/><text:tab/><text:reference-mark-start text:name="paragraphnumber_44"/>(<text:sequence text:ref-name="refparagraphnumber43" text:name="paragraphnumber" text:formula="ooow:paragraphnumber+1" style:num-format="a">b</text:sequence>)<text:reference-mark-end text:name="paragraphnumber_44"/><text:tab/>a report under <text:span text:style-name="T3">paragraph</text:span> <text:span text:style-name="T3"><text:reference-ref text:reference-format="text" text:ref-name="paragraphnumber_43">(a)</text:reference-ref></text:span> may concern any or all of the following matters:</text:p>
      <text:p text:style-name="subparagraph"><text:hidden-text text:condition="ooow:" text:string-value="P11:L30" text:is-hidden="true"/><text:tab/><text:reference-mark-start text:name="subparagraphnumber_20"/>(<text:sequence text:ref-name="refsubparagraphnumber19" text:name="subparagraphnumber" text:formula="ooow:1" style:num-format="i">i</text:sequence>)<text:reference-mark-end text:name="subparagraphnumber_20"/><text:tab/>the conduct of the parole candidate to date;</text:p>
      <text:p text:style-name="subparagraph"><text:hidden-text text:condition="ooow:" text:string-value="P11:L31" text:is-hidden="true"/><text:tab/><text:reference-mark-start text:name="subparagraphnumber_21"/>(<text:sequence text:ref-name="refsubparagraphnumber20" text:name="subparagraphnumber" text:formula="ooow:subparagraphnumber+1" style:num-format="i">ii</text:sequence>)<text:reference-mark-end text:name="subparagraphnumber_21"/><text:tab/>the risk of a parole candidate re-offending;</text:p>
      <text:p text:style-name="subparagraph"><text:hidden-text text:condition="ooow:" text:string-value="P11:L32" text:is-hidden="true"/><text:tab/><text:reference-mark-start text:name="subparagraphnumber_22"/>(<text:sequence text:ref-name="refsubparagraphnumber21" text:name="subparagraphnumber" text:formula="ooow:subparagraphnumber+1" style:num-format="i">iii</text:sequence>)<text:reference-mark-end text:name="subparagraphnumber_22"/><text:tab/>the risk of a parole candidate failing to comply with any conditions attaching <text:hidden-text text:condition="ooow:" text:string-value="P11:L33" text:is-hidden="true"/>to a parole order;</text:p>
      <text:p text:style-name="subparagraph"><text:hidden-text text:condition="ooow:" text:string-value="P11:L34" text:is-hidden="true"/><text:tab/><text:reference-mark-start text:name="subparagraphnumber_23"/>(<text:sequence text:ref-name="refsubparagraphnumber22" text:name="subparagraphnumber" text:formula="ooow:subparagraphnumber+1" style:num-format="i">iv</text:sequence>)<text:reference-mark-end text:name="subparagraphnumber_23"/><text:tab/>the likelihood of a parole candidate presenting other serious risk to the <text:hidden-text text:condition="ooow:" text:string-value="P11:L35" text:is-hidden="true"/>community;</text:p>
      <text:p text:style-name="subparagraph"><text:hidden-text text:condition="ooow:" text:string-value="P11:L36" text:is-hidden="true"/><text:tab/><text:reference-mark-start text:name="subparagraphnumber_24"/>(<text:sequence text:ref-name="refsubparagraphnumber23" text:name="subparagraphnumber" text:formula="ooow:subparagraphnumber+1" style:num-format="i">v</text:sequence>)<text:reference-mark-end text:name="subparagraphnumber_24"/><text:tab/>the likelihood that parole may accelerate the parole candidate’s reintegration <text:soft-page-break/><text:hidden-text text:condition="ooow:" text:string-value="P11:L37" text:is-hidden="true"/>into society or improve his or her prospects of obtaining employment;</text:p>
      <text:p text:style-name="subparagraph"><text:hidden-text text:condition="ooow:" text:string-value="P11:L38" text:is-hidden="true"/><text:tab/><text:reference-mark-start text:name="subparagraphnumber_25"/>(<text:sequence text:ref-name="refsubparagraphnumber24" text:name="subparagraphnumber" text:formula="ooow:subparagraphnumber+1" style:num-format="i">vi</text:sequence>)<text:reference-mark-end text:name="subparagraphnumber_25"/><text:tab/>such other matter as a panel deems necessary to consider a person for parole.</text:p>
      <text:p text:style-name="subsection"><text:hidden-text text:condition="ooow:" text:string-value="P12:L1" text:is-hidden="true"/><text:tab/><text:reference-mark-start text:name="subsectionnumber_55"/>(<text:sequence text:ref-name="refsubsectionnumber54" text:name="subsectionnumber" text:formula="ooow:subsectionnumber+1" style:num-format="1">6</text:sequence>)<text:reference-mark-end text:name="subsectionnumber_55"/><text:tab/>The reasonable costs of any report procured under <text:span text:style-name="T3">subsection</text:span> <text:span text:style-name="T3"><text:reference-ref text:reference-format="text" text:ref-name="subsectionnumber_53">(4)</text:reference-ref></text:span> shall be paid by the <text:hidden-text text:condition="ooow:" text:string-value="P12:L2" text:is-hidden="true"/>Board out of moneys at the disposal of the Board.</text:p>
      <text:p text:style-name="subsection"><text:hidden-text text:condition="ooow:" text:string-value="P12:L3" text:is-hidden="true"/><text:tab/><text:reference-mark-start text:name="subsectionnumber_56"/>(<text:sequence text:ref-name="refsubsectionnumber55" text:name="subsectionnumber" text:formula="ooow:subsectionnumber+1" style:num-format="1">7</text:sequence>)<text:reference-mark-end text:name="subsectionnumber_56"/><text:tab/>A parole panel shall have the power to determine the venue and time at which any <text:hidden-text text:condition="ooow:" text:string-value="P12:L4" text:is-hidden="true"/>review or hearing may take place and may take into account such security and public <text:hidden-text text:condition="ooow:" text:string-value="P12:L5" text:is-hidden="true"/>safety factors as it deems fit, and may, if necessary, convene any review or hearing at <text:hidden-text text:condition="ooow:" text:string-value="P12:L6" text:is-hidden="true"/>the institution at which the person being considered for parole is detained.</text:p>
      <text:p text:style-name="subsection"><text:hidden-text text:condition="ooow:" text:string-value="P12:L7" text:is-hidden="true"/><text:tab/><text:reference-mark-start text:name="subsectionnumber_57"/>(<text:sequence text:ref-name="refsubsectionnumber56" text:name="subsectionnumber" text:formula="ooow:subsectionnumber+1" style:num-format="1">8</text:sequence>)<text:reference-mark-end text:name="subsectionnumber_57"/><text:tab/>A parole panel may conduct a hearing as it thinks appropriate and, subject to this <text:hidden-text text:condition="ooow:" text:string-value="P12:L8" text:is-hidden="true"/>section, has the following powers:</text:p>
      <text:p text:style-name="paragraph"><text:hidden-text text:condition="ooow:" text:string-value="P12:L9" text:is-hidden="true"/><text:tab/><text:reference-mark-start text:name="paragraphnumber_45"/>(<text:sequence text:ref-name="refparagraphnumber44" text:name="paragraphnumber" text:formula="ooow:1" style:num-format="a">a</text:sequence>)<text:reference-mark-end text:name="paragraphnumber_45"/><text:tab/>to determine who may attend;</text:p>
      <text:p text:style-name="paragraph"><text:hidden-text text:condition="ooow:" text:string-value="P12:L10" text:is-hidden="true"/><text:tab/><text:reference-mark-start text:name="paragraphnumber_46"/>(<text:sequence text:ref-name="refparagraphnumber45" text:name="paragraphnumber" text:formula="ooow:paragraphnumber+1" style:num-format="a">b</text:sequence>)<text:reference-mark-end text:name="paragraphnumber_46"/><text:tab/>to determine who may give evidence;</text:p>
      <text:p text:style-name="paragraph"><text:hidden-text text:condition="ooow:" text:string-value="P12:L11" text:is-hidden="true"/><text:tab/><text:reference-mark-start text:name="paragraphnumber_47"/>(<text:sequence text:ref-name="refparagraphnumber46" text:name="paragraphnumber" text:formula="ooow:paragraphnumber+1" style:num-format="a">c</text:sequence>)<text:reference-mark-end text:name="paragraphnumber_47"/><text:tab/>to impose limits on what a person may talk about and for how long;</text:p>
      <text:p text:style-name="paragraph"><text:hidden-text text:condition="ooow:" text:string-value="P12:L12" text:is-hidden="true"/><text:tab/><text:reference-mark-start text:name="paragraphnumber_48"/>(<text:sequence text:ref-name="refparagraphnumber47" text:name="paragraphnumber" text:formula="ooow:paragraphnumber+1" style:num-format="a">d</text:sequence>)<text:reference-mark-end text:name="paragraphnumber_48"/><text:tab/>to require any person to leave the hearing, either temporarily or for the remainder <text:hidden-text text:condition="ooow:" text:string-value="P12:L13" text:is-hidden="true"/>of the hearing;</text:p>
      <text:p text:style-name="paragraph"><text:hidden-text text:condition="ooow:" text:string-value="P12:L14" text:is-hidden="true"/><text:tab/><text:reference-mark-start text:name="paragraphnumber_49"/>(<text:sequence text:ref-name="refparagraphnumber48" text:name="paragraphnumber" text:formula="ooow:paragraphnumber+1" style:num-format="a">e</text:sequence>)<text:reference-mark-end text:name="paragraphnumber_49"/><text:tab/>to adjourn the hearing; and</text:p>
      <text:p text:style-name="paragraph"><text:tab/><text:reference-mark-start text:name="paragraphnumber_128"/>(<text:sequence text:ref-name="refparagraphnumber49" text:name="paragraphnumber" text:formula="ooow:paragraphnumber+1" style:num-format="a">f</text:sequence>)<text:reference-mark-end text:name="paragraphnumber_128"/><text:tab/>to administer an oath or affirmation to persons giving evidence.</text:p>
      <text:p text:style-name="subsection"><text:hidden-text text:condition="ooow:" text:string-value="P12:L15" text:is-hidden="true"/><text:tab/><text:reference-mark-start text:name="subsectionnumber_58"/>(<text:sequence text:ref-name="refsubsectionnumber57" text:name="subsectionnumber" text:formula="ooow:subsectionnumber+1" style:num-format="1">9</text:sequence>)<text:reference-mark-end text:name="subsectionnumber_58"/><text:tab/>A parole panel may for the purposes of conducting a hearing⁠—</text:p>
      <text:p text:style-name="paragraph"><text:hidden-text text:condition="ooow:" text:string-value="P12:L16" text:is-hidden="true"/><text:tab/><text:reference-mark-start text:name="paragraphnumber_50"/>(<text:sequence text:ref-name="refparagraphnumber50" text:name="paragraphnumber" text:formula="ooow:1" style:num-format="a">a</text:sequence>)<text:reference-mark-end text:name="paragraphnumber_50"/><text:tab/>direct in writing that any person whose evidence is required by the parole panel <text:hidden-text text:condition="ooow:" text:string-value="P12:L17" text:is-hidden="true"/>attend before the parole panel on a date and at a time and place specified in the <text:hidden-text text:condition="ooow:" text:string-value="P12:L18" text:is-hidden="true"/>direction and there to give evidence and to produce any document or item in his <text:hidden-text text:condition="ooow:" text:string-value="P12:L19" text:is-hidden="true"/>or her possession or power specified in the direction,</text:p>
      <text:p text:style-name="paragraph"><text:hidden-text text:condition="ooow:" text:string-value="P12:L20" text:is-hidden="true"/><text:tab/><text:reference-mark-start text:name="paragraphnumber_51"/>(<text:sequence text:ref-name="refparagraphnumber51" text:name="paragraphnumber" text:formula="ooow:paragraphnumber+1" style:num-format="a">b</text:sequence>)<text:reference-mark-end text:name="paragraphnumber_51"/><text:tab/>direct in writing any person to send to the panel any document or item in his or <text:hidden-text text:condition="ooow:" text:string-value="P12:L21" text:is-hidden="true"/>her possession or power specified in the direction, and</text:p>
      <text:p text:style-name="paragraph"><text:hidden-text text:condition="ooow:" text:string-value="P12:L22" text:is-hidden="true"/><text:tab/><text:reference-mark-start text:name="paragraphnumber_52"/>(<text:sequence text:ref-name="refparagraphnumber52" text:name="paragraphnumber" text:formula="ooow:paragraphnumber+1" style:num-format="a">c</text:sequence>)<text:reference-mark-end text:name="paragraphnumber_52"/><text:tab/>give any other directions for the purpose of the proceedings concerned that <text:hidden-text text:condition="ooow:" text:string-value="P12:L23" text:is-hidden="true"/>appear to the panel to be reasonable and just.</text:p>
      <text:p text:style-name="subsection"><text:hidden-text text:condition="ooow:" text:string-value="P12:L24" text:is-hidden="true"/><text:tab/><text:reference-mark-start text:name="subsectionnumber_59"/>(<text:sequence text:ref-name="refsubsectionnumber58" text:name="subsectionnumber" text:formula="ooow:subsectionnumber+1" style:num-format="1">10</text:sequence>)<text:reference-mark-end text:name="subsectionnumber_59"/><text:tab/>The reasonable expenses of witnesses directed under <text:span text:style-name="T3">subsection</text:span> <text:span text:style-name="T3"><text:reference-ref text:reference-format="text" text:ref-name="subsectionnumber_57">(8)</text:reference-ref></text:span><text:span text:style-name="T3"><text:reference-ref text:reference-format="text" text:ref-name="paragraphnumber_45">(a)</text:reference-ref></text:span> to attend <text:hidden-text text:condition="ooow:" text:string-value="P12:L25" text:is-hidden="true"/>before a parole panel shall be paid by the Board out of moneys at the disposal of the <text:hidden-text text:condition="ooow:" text:string-value="P12:L26" text:is-hidden="true"/>Board.</text:p>
      <text:p text:style-name="subsection"><text:hidden-text text:condition="ooow:" text:string-value="P12:L27" text:is-hidden="true"/><text:tab/><text:reference-mark-start text:name="subsectionnumber_60"/>(<text:sequence text:ref-name="refsubsectionnumber59" text:name="subsectionnumber" text:formula="ooow:subsectionnumber+1" style:num-format="1">11</text:sequence>)<text:reference-mark-end text:name="subsectionnumber_60"/><text:tab/>The Board may receive written submissions from any victim of the person whose <text:hidden-text text:condition="ooow:" text:string-value="P12:L28" text:is-hidden="true"/>parole is being considered and, if considered, necessary⁠—</text:p>
      <text:p text:style-name="paragraph"><text:hidden-text text:condition="ooow:" text:string-value="P12:L29" text:is-hidden="true"/><text:tab/><text:reference-mark-start text:name="paragraphnumber_53"/>(<text:sequence text:ref-name="refparagraphnumber53" text:name="paragraphnumber" text:formula="ooow:1" style:num-format="a">a</text:sequence>)<text:reference-mark-end text:name="paragraphnumber_53"/><text:tab/>allow any such victim to appear and make oral submissions at a hearing for the <text:hidden-text text:condition="ooow:" text:string-value="P12:L30" text:is-hidden="true"/>purpose of assisting the Board to reach a decision,</text:p>
      <text:p text:style-name="paragraph"><text:hidden-text text:condition="ooow:" text:string-value="P12:L31" text:is-hidden="true"/><text:tab/><text:reference-mark-start text:name="paragraphnumber_54"/>(<text:sequence text:ref-name="refparagraphnumber54" text:name="paragraphnumber" text:formula="ooow:paragraphnumber+1" style:num-format="a">b</text:sequence>)<text:reference-mark-end text:name="paragraphnumber_54"/><text:tab/>allow for the representation of any such victim by solicitor and/or counsel.</text:p>
      <text:p text:style-name="subsection"><text:hidden-text text:condition="ooow:" text:string-value="P12:L32" text:is-hidden="true"/><text:tab/><text:reference-mark-start text:name="subsectionnumber_61"/>(<text:sequence text:ref-name="refsubsectionnumber60" text:name="subsectionnumber" text:formula="ooow:subsectionnumber+1" style:num-format="1">12</text:sequence>)<text:reference-mark-end text:name="subsectionnumber_61"/><text:tab/>A panel may make interim orders in the discharge of its functions under <text:span text:style-name="T3">sections</text:span> <text:span text:style-name="T3"><text:reference-ref text:reference-format="text" text:ref-name="sectionnumber_24">24</text:reference-ref></text:span> <text:hidden-text text:condition="ooow:" text:string-value="P12:L33" text:is-hidden="true"/>and <text:span text:style-name="T3"><text:reference-ref text:reference-format="text" text:ref-name="sectionnumber_25">25</text:reference-ref></text:span> where it deems it appropriate.</text:p>
      <text:p text:style-name="subsection"><text:hidden-text text:condition="ooow:" text:string-value="P12:L34" text:is-hidden="true"/><text:tab/><text:reference-mark-start text:name="subsectionnumber_62"/>(<text:sequence text:ref-name="refsubsectionnumber61" text:name="subsectionnumber" text:formula="ooow:subsectionnumber+1" style:num-format="1">13</text:sequence>)<text:reference-mark-end text:name="subsectionnumber_62"/><text:tab/>A person who⁠—</text:p>
      <text:p text:style-name="paragraph"><text:hidden-text text:condition="ooow:" text:string-value="P12:L35" text:is-hidden="true"/><text:tab/><text:reference-mark-start text:name="paragraphnumber_55"/>(<text:sequence text:ref-name="refparagraphnumber55" text:name="paragraphnumber" text:formula="ooow:1" style:num-format="a">a</text:sequence>)<text:reference-mark-end text:name="paragraphnumber_55"/><text:tab/>having been directed under <text:span text:style-name="T3">subsection</text:span> <text:span text:style-name="T3"><text:reference-ref text:reference-format="text" text:ref-name="subsectionnumber_58">(9)</text:reference-ref></text:span> to attend before a panel and, in the case <text:soft-page-break/><text:hidden-text text:condition="ooow:" text:string-value="P12:L36" text:is-hidden="true"/>of a person so directed under <text:span text:style-name="T3">paragraph</text:span> <text:span text:style-name="T3"><text:reference-ref text:reference-format="text" text:ref-name="paragraphnumber_50">(a)</text:reference-ref></text:span> of that subsection, having had <text:hidden-text text:condition="ooow:" text:string-value="P12:L37" text:is-hidden="true"/>tendered to him or her any sum in respect of the expenses of his or her attendance <text:hidden-text text:condition="ooow:" text:string-value="P12:L38" text:is-hidden="true"/>which a witness summoned to attend before the High Court would be entitled to <text:hidden-text text:condition="ooow:" text:string-value="P12:L39" text:is-hidden="true"/>have tendered to him or her, without just cause or excuse disobeys the direction,</text:p>
      <text:p text:style-name="paragraph"><text:hidden-text text:condition="ooow:" text:string-value="P13:L1" text:is-hidden="true"/><text:tab/><text:reference-mark-start text:name="paragraphnumber_56"/>(<text:sequence text:ref-name="refparagraphnumber56" text:name="paragraphnumber" text:formula="ooow:paragraphnumber+1" style:num-format="a">b</text:sequence>)<text:reference-mark-end text:name="paragraphnumber_56"/><text:tab/>being in attendance before a panel pursuant to a direction under <text:span text:style-name="T3">paragraph </text:span><text:bookmark text:name="SwXTextPosition34500"/><text:span text:style-name="T3"><text:reference-ref text:reference-format="text" text:ref-name="paragraphnumber_50">(a)</text:reference-ref></text:span> of <text:hidden-text text:condition="ooow:" text:string-value="P13:L2" text:is-hidden="true"/><text:span text:style-name="T3">subsection</text:span> <text:span text:style-name="T4"><text:reference-ref text:reference-format="text" text:ref-name="subsectionnumber_58">(9)</text:reference-ref></text:span>, refuses to take the oath or make an affirmation on being required <text:hidden-text text:condition="ooow:" text:string-value="P13:L3" text:is-hidden="true"/>by the panel to do so or refuses to answer any question to which the panel may <text:hidden-text text:condition="ooow:" text:string-value="P13:L4" text:is-hidden="true"/>legally require an answer or to produce any document or item in his or her <text:hidden-text text:condition="ooow:" text:string-value="P13:L5" text:is-hidden="true"/>possession or power legally required by the panel to be produced by the person,</text:p>
      <text:p text:style-name="P13"><text:hidden-text text:condition="ooow:" text:string-value="P13:L6" text:is-hidden="true"/><text:tab/><text:reference-mark-start text:name="paragraphnumber_57"/>(<text:sequence text:ref-name="refparagraphnumber57" text:name="paragraphnumber" text:formula="ooow:paragraphnumber+1" style:num-format="a">c</text:sequence>)<text:reference-mark-end text:name="paragraphnumber_57"/><text:tab/>fails or refuses to send to the panel any document or item legally required by the <text:hidden-text text:condition="ooow:" text:string-value="P13:L7" text:is-hidden="true"/>panel under <text:span text:style-name="T3">paragraph</text:span> <text:span text:style-name="T3"><text:reference-ref text:reference-format="text" text:ref-name="paragraphnumber_51">(b)</text:reference-ref></text:span> of <text:span text:style-name="T3">subsection </text:span><text:span text:style-name="T3"><text:reference-ref text:reference-format="text" text:ref-name="subsectionnumber_58">(9)</text:reference-ref></text:span> to be sent to it by the person or <text:hidden-text text:condition="ooow:" text:string-value="P13:L8" text:is-hidden="true"/>without just cause or excuse disobeys a direction under <text:span text:style-name="T3">paragraph</text:span> <text:span text:style-name="T4"><text:reference-ref text:reference-format="text" text:ref-name="paragraphnumber_52">(c)</text:reference-ref></text:span> of that <text:hidden-text text:condition="ooow:" text:string-value="P13:L9" text:is-hidden="true"/>subsection, or</text:p>
      <text:p text:style-name="paragraph"><text:hidden-text text:condition="ooow:" text:string-value="P13:L10" text:is-hidden="true"/><text:tab/><text:reference-mark-start text:name="paragraphnumber_58"/>(<text:sequence text:ref-name="refparagraphnumber58" text:name="paragraphnumber" text:formula="ooow:paragraphnumber+1" style:num-format="a">d</text:sequence>)<text:reference-mark-end text:name="paragraphnumber_58"/><text:tab/>does any other thing in relation to the proceedings before the panel which, if done <text:hidden-text text:condition="ooow:" text:string-value="P13:L11" text:is-hidden="true"/>in relation to proceedings before a court by a witness in the court, would be <text:hidden-text text:condition="ooow:" text:string-value="P13:L12" text:is-hidden="true"/>contempt of that court,</text:p>
      <text:p text:style-name="subsection"><text:hidden-text text:condition="ooow:" text:string-value="P13:L13" text:is-hidden="true"/><text:tab/><text:tab/>shall be guilty of an offence and shall be liable on summary conviction to a fine not <text:hidden-text text:condition="ooow:" text:string-value="P13:L14" text:is-hidden="true"/>exceeding €1,500 or to imprisonment for a term not exceeding 12 months or to both.</text:p>
      <text:p text:style-name="subsection"><text:hidden-text text:condition="ooow:" text:string-value="P13:L15" text:is-hidden="true"/><text:tab/><text:reference-mark-start text:name="subsectionnumber_122"/>(<text:sequence text:ref-name="refsubsectionnumber62" text:name="subsectionnumber" text:formula="ooow:subsectionnumber+1" style:num-format="1">14</text:sequence>)<text:reference-mark-end text:name="subsectionnumber_122"/><text:tab/>If a person gives false evidence before a panel in such circumstances that, if he or she <text:hidden-text text:condition="ooow:" text:string-value="P13:L16" text:is-hidden="true"/>had given the evidence before a court, he or she would be guilty of perjury, he or she <text:hidden-text text:condition="ooow:" text:string-value="P13:L17" text:is-hidden="true"/>shall be guilty of that offence.</text:p>
      <text:p text:style-name="subsection"><text:hidden-text text:condition="ooow:" text:string-value="P13:L18" text:is-hidden="true"/><text:tab/><text:reference-mark-start text:name="subsectionnumber_123"/>(<text:sequence text:ref-name="refsubsectionnumber63" text:name="subsectionnumber" text:formula="ooow:subsectionnumber+1" style:num-format="1">15</text:sequence>)<text:reference-mark-end text:name="subsectionnumber_123"/><text:tab/>No member of the Board is personally liable for any act or omission done in <text:hidden-text text:condition="ooow:" text:string-value="P13:L19" text:is-hidden="true"/>pursuance, or intended pursuance, of the Board’s functions, unless the act or omission <text:hidden-text text:condition="ooow:" text:string-value="P13:L20" text:is-hidden="true"/>was done in bad faith.</text:p>
      <text:p text:style-name="shouldernote"><text:bookmark-start text:name="toc_book_19"/><text:hidden-text text:condition="ooow:" text:string-value="P13:L21" text:is-hidden="true"/>Reviews<text:bookmark-end text:name="toc_book_19"/></text:p>
      <text:p text:style-name="subsection"><text:hidden-text text:condition="ooow:" text:string-value="P13:L22" text:is-hidden="true"/><text:reference-mark-start text:name="sectionnumber_15"/><text:span text:style-name="T2"><text:sequence text:ref-name="refsectionnumber14" text:name="sectionnumber" text:formula="ooow:sectionnumber+1" style:num-format="1">15</text:sequence></text:span><text:reference-mark-end text:name="sectionnumber_15"/><text:span text:style-name="T2">.</text:span><text:tab/><text:reference-mark-start text:name="subsectionnumber_63"/>(<text:sequence text:ref-name="refsubsectionnumber64" text:name="subsectionnumber" style:num-format="1">1</text:sequence>)<text:reference-mark-end text:name="subsectionnumber_63"/><text:tab/>A review may involve consideration of such information, documents, memoranda of <text:hidden-text text:condition="ooow:" text:string-value="P13:L23" text:is-hidden="true"/>interview, physical evidence and written submissions as the panel shall think fit, but <text:hidden-text text:condition="ooow:" text:string-value="P13:L24" text:is-hidden="true"/>shall not involve oral testimony or oral representations.</text:p>
      <text:p text:style-name="subsection"><text:hidden-text text:condition="ooow:" text:string-value="P13:L25" text:is-hidden="true"/><text:tab/><text:reference-mark-start text:name="subsectionnumber_64"/>(<text:sequence text:ref-name="refsubsectionnumber65" text:name="subsectionnumber" text:formula="ooow:subsectionnumber+1" style:num-format="1">2</text:sequence>)<text:reference-mark-end text:name="subsectionnumber_64"/><text:tab/>A decision by a panel conducting a review shall be in writing and shall include <text:hidden-text text:condition="ooow:" text:string-value="P13:L26" text:is-hidden="true"/>reasons and a copy shall be provided to⁠—</text:p>
      <text:p text:style-name="paragraph"><text:hidden-text text:condition="ooow:" text:string-value="P13:L27" text:is-hidden="true"/><text:tab/><text:reference-mark-start text:name="paragraphnumber_59"/>(<text:sequence text:ref-name="refparagraphnumber59" text:name="paragraphnumber" text:formula="ooow:1" style:num-format="a">a</text:sequence>)<text:reference-mark-end text:name="paragraphnumber_59"/><text:tab/>the parole candidate to whom it relates,</text:p>
      <text:p text:style-name="paragraph"><text:hidden-text text:condition="ooow:" text:string-value="P13:L28" text:is-hidden="true"/><text:tab/><text:reference-mark-start text:name="paragraphnumber_60"/>(<text:sequence text:ref-name="refparagraphnumber60" text:name="paragraphnumber" text:formula="ooow:paragraphnumber+1" style:num-format="a">b</text:sequence>)<text:reference-mark-end text:name="paragraphnumber_60"/><text:tab/>the Commissioner of An Garda Síochána,</text:p>
      <text:p text:style-name="paragraph"><text:hidden-text text:condition="ooow:" text:string-value="P13:L29" text:is-hidden="true"/><text:tab/><text:reference-mark-start text:name="paragraphnumber_61"/>(<text:sequence text:ref-name="refparagraphnumber61" text:name="paragraphnumber" text:formula="ooow:paragraphnumber+1" style:num-format="a">c</text:sequence>)<text:reference-mark-end text:name="paragraphnumber_61"/><text:tab/>the Irish Prison Service, and</text:p>
      <text:p text:style-name="paragraph"><text:hidden-text text:condition="ooow:" text:string-value="P13:L30" text:is-hidden="true"/><text:tab/><text:reference-mark-start text:name="paragraphnumber_62"/>(<text:sequence text:ref-name="refparagraphnumber62" text:name="paragraphnumber" text:formula="ooow:paragraphnumber+1" style:num-format="a">d</text:sequence>)<text:reference-mark-end text:name="paragraphnumber_62"/><text:tab/>the Minister.</text:p>
      <text:p text:style-name="subsection"><text:hidden-text text:condition="ooow:" text:string-value="P13:L31" text:is-hidden="true"/><text:tab/><text:reference-mark-start text:name="subsectionnumber_65"/>(<text:sequence text:ref-name="refsubsectionnumber66" text:name="subsectionnumber" text:formula="ooow:subsectionnumber+1" style:num-format="1">3</text:sequence>)<text:reference-mark-end text:name="subsectionnumber_65"/><text:tab/>Where a person whose parole is being considered is dissatisfied with the decision of a <text:hidden-text text:condition="ooow:" text:string-value="P13:L32" text:is-hidden="true"/>review, that person shall be entitled to a hearing, if requested in writing within 14 <text:hidden-text text:condition="ooow:" text:string-value="P13:L33" text:is-hidden="true"/>days of the communication of the decision of a review.</text:p>
      <text:p text:style-name="subsection"><text:hidden-text text:condition="ooow:" text:string-value="P13:L34" text:is-hidden="true"/><text:tab/><text:reference-mark-start text:name="subsectionnumber_66"/>(<text:sequence text:ref-name="refsubsectionnumber67" text:name="subsectionnumber" text:formula="ooow:subsectionnumber+1" style:num-format="1">4</text:sequence>)<text:reference-mark-end text:name="subsectionnumber_66"/><text:tab/>Where the decision by a panel is to decline to make a parole order in respect of a <text:hidden-text text:condition="ooow:" text:string-value="P13:L35" text:is-hidden="true"/>person, the decision shall specify a date at which the person will be next considered <text:hidden-text text:condition="ooow:" text:string-value="P13:L36" text:is-hidden="true"/>for parole not later than 2 years from the date of the decision so declining parole.</text:p>
      <text:p text:style-name="shouldernote"><text:bookmark-start text:name="toc_book_20"/><text:soft-page-break/><text:hidden-text text:condition="ooow:" text:string-value="P13:L37" text:is-hidden="true"/>Hearings<text:bookmark-end text:name="toc_book_20"/></text:p>
      <text:p text:style-name="subsection"><text:hidden-text text:condition="ooow:" text:string-value="P13:L38" text:is-hidden="true"/><text:reference-mark-start text:name="sectionnumber_16"/><text:span text:style-name="T2"><text:sequence text:ref-name="refsectionnumber15" text:name="sectionnumber" text:formula="ooow:sectionnumber+1" style:num-format="1">16</text:sequence></text:span><text:reference-mark-end text:name="sectionnumber_16"/><text:span text:style-name="T2">.</text:span><text:tab/><text:reference-mark-start text:name="subsectionnumber_67"/>(<text:sequence text:ref-name="refsubsectionnumber68" text:name="subsectionnumber" style:num-format="1">1</text:sequence>)<text:reference-mark-end text:name="subsectionnumber_67"/><text:tab/>A hearing shall be conducted in such manner as the parole panel thinks fit and the <text:hidden-text text:condition="ooow:" text:string-value="P13:L39" text:is-hidden="true"/>parole panel may receive submissions and such evidence including oral evidence as it <text:hidden-text text:condition="ooow:" text:string-value="P14:L1" text:is-hidden="true"/>thinks fit.</text:p>
      <text:p text:style-name="subsection"><text:hidden-text text:condition="ooow:" text:string-value="P14:L2" text:is-hidden="true"/><text:tab/><text:reference-mark-start text:name="subsectionnumber_68"/>(<text:sequence text:ref-name="refsubsectionnumber69" text:name="subsectionnumber" text:formula="ooow:subsectionnumber+1" style:num-format="1">2</text:sequence>)<text:reference-mark-end text:name="subsectionnumber_68"/><text:tab/>A decision by a panel conducting a hearing shall be in writing and shall include <text:hidden-text text:condition="ooow:" text:string-value="P14:L3" text:is-hidden="true"/>reasons and a copy shall be provided to⁠—</text:p>
      <text:p text:style-name="paragraph"><text:hidden-text text:condition="ooow:" text:string-value="P14:L4" text:is-hidden="true"/><text:tab/><text:reference-mark-start text:name="paragraphnumber_63"/>(<text:sequence text:ref-name="refparagraphnumber63" text:name="paragraphnumber" text:formula="ooow:1" style:num-format="a">a</text:sequence>)<text:reference-mark-end text:name="paragraphnumber_63"/><text:tab/>the parole candidate to whom it relates,</text:p>
      <text:p text:style-name="paragraph"><text:hidden-text text:condition="ooow:" text:string-value="P14:L5" text:is-hidden="true"/><text:tab/><text:reference-mark-start text:name="paragraphnumber_64"/>(<text:sequence text:ref-name="refparagraphnumber64" text:name="paragraphnumber" text:formula="ooow:paragraphnumber+1" style:num-format="a">b</text:sequence>)<text:reference-mark-end text:name="paragraphnumber_64"/><text:tab/>the Commissioner of An Garda Síochána,</text:p>
      <text:p text:style-name="paragraph"><text:hidden-text text:condition="ooow:" text:string-value="P14:L6" text:is-hidden="true"/><text:tab/><text:reference-mark-start text:name="paragraphnumber_65"/>(<text:sequence text:ref-name="refparagraphnumber65" text:name="paragraphnumber" text:formula="ooow:paragraphnumber+1" style:num-format="a">c</text:sequence>)<text:reference-mark-end text:name="paragraphnumber_65"/><text:tab/>the Irish Prison Service, and</text:p>
      <text:p text:style-name="paragraph"><text:hidden-text text:condition="ooow:" text:string-value="P14:L7" text:is-hidden="true"/><text:tab/><text:reference-mark-start text:name="paragraphnumber_66"/>(<text:sequence text:ref-name="refparagraphnumber66" text:name="paragraphnumber" text:formula="ooow:paragraphnumber+1" style:num-format="a">d</text:sequence>)<text:reference-mark-end text:name="paragraphnumber_66"/><text:tab/>the Minister.</text:p>
      <text:p text:style-name="P14"><text:hidden-text text:condition="ooow:" text:string-value="P14:L8" text:is-hidden="true"/><text:tab/><text:reference-mark-start text:name="subsectionnumber_69"/>(<text:sequence text:ref-name="refsubsectionnumber70" text:name="subsectionnumber" text:formula="ooow:subsectionnumber+1" style:num-format="1">3</text:sequence>)<text:reference-mark-end text:name="subsectionnumber_69"/><text:tab/>For the purposes of a hearing, a person whose parole is being considered is entitled to⁠—</text:p>
      <text:p text:style-name="paragraph"><text:hidden-text text:condition="ooow:" text:string-value="P14:L10" text:is-hidden="true"/><text:tab/><text:reference-mark-start text:name="paragraphnumber_67"/>(<text:sequence text:ref-name="refparagraphnumber67" text:name="paragraphnumber" text:formula="ooow:1" style:num-format="a">a</text:sequence>)<text:reference-mark-end text:name="paragraphnumber_67"/><text:tab/>appear, give evidence and make submissions to a panel,</text:p>
      <text:p text:style-name="paragraph"><text:hidden-text text:condition="ooow:" text:string-value="P14:L11" text:is-hidden="true"/><text:tab/><text:reference-mark-start text:name="paragraphnumber_68"/>(<text:sequence text:ref-name="refparagraphnumber68" text:name="paragraphnumber" text:formula="ooow:paragraphnumber+1" style:num-format="a">b</text:sequence>)<text:reference-mark-end text:name="paragraphnumber_68"/><text:tab/>attend while any other person is making submissions, provided that the person <text:hidden-text text:condition="ooow:" text:string-value="P14:L12" text:is-hidden="true"/>whose parole is being considered may not be present at the hearing when any <text:hidden-text text:condition="ooow:" text:string-value="P14:L13" text:is-hidden="true"/>victim is present unless the victim, the person whose parole is being considered, <text:hidden-text text:condition="ooow:" text:string-value="P14:L14" text:is-hidden="true"/>and the Board agree,</text:p>
      <text:p text:style-name="paragraph"><text:hidden-text text:condition="ooow:" text:string-value="P14:L15" text:is-hidden="true"/><text:tab/><text:reference-mark-start text:name="paragraphnumber_69"/>(<text:sequence text:ref-name="refparagraphnumber69" text:name="paragraphnumber" text:formula="ooow:paragraphnumber+1" style:num-format="a">c</text:sequence>)<text:reference-mark-end text:name="paragraphnumber_69"/><text:tab/>be represented by a solicitor and, with the leave of the panel, by counsel, and</text:p>
      <text:p text:style-name="paragraph"><text:hidden-text text:condition="ooow:" text:string-value="P14:L16" text:is-hidden="true"/><text:tab/><text:reference-mark-start text:name="paragraphnumber_70"/>(<text:sequence text:ref-name="refparagraphnumber70" text:name="paragraphnumber" text:formula="ooow:paragraphnumber+1" style:num-format="a">d</text:sequence>)<text:reference-mark-end text:name="paragraphnumber_70"/><text:tab/>present, with the leave of the panel, a person known to the person whose parole is <text:hidden-text text:condition="ooow:" text:string-value="P14:L17" text:is-hidden="true"/>being considered to give evidence on behalf of his/her character.</text:p>
      <text:p text:style-name="subsection"><text:hidden-text text:condition="ooow:" text:string-value="P14:L18" text:is-hidden="true"/><text:tab/><text:reference-mark-start text:name="subsectionnumber_70"/>(<text:sequence text:ref-name="refsubsectionnumber71" text:name="subsectionnumber" text:formula="ooow:subsectionnumber+1" style:num-format="1">4</text:sequence>)<text:reference-mark-end text:name="subsectionnumber_70"/><text:tab/>Where the decision by a panel is to decline to make a parole order in respect of a <text:hidden-text text:condition="ooow:" text:string-value="P14:L19" text:is-hidden="true"/>person, the decision shall specify a date at which the person shall next be considered <text:hidden-text text:condition="ooow:" text:string-value="P14:L20" text:is-hidden="true"/>for parole, not later than 2 years from the date of the decision so declining parole.</text:p>
      <text:p text:style-name="shouldernote"><text:bookmark-start text:name="toc_book_21"/><text:hidden-text text:condition="ooow:" text:string-value="P14:L21" text:is-hidden="true"/>Reports<text:bookmark-end text:name="toc_book_21"/></text:p>
      <text:p text:style-name="subsection"><text:hidden-text text:condition="ooow:" text:string-value="P14:L22" text:is-hidden="true"/><text:reference-mark-start text:name="sectionnumber_17"/><text:span text:style-name="T2"><text:sequence text:ref-name="refsectionnumber16" text:name="sectionnumber" text:formula="ooow:sectionnumber+1" style:num-format="1">17</text:sequence></text:span><text:reference-mark-end text:name="sectionnumber_17"/><text:span text:style-name="T2">.</text:span><text:tab/><text:reference-mark-start text:name="subsectionnumber_71"/>(<text:sequence text:ref-name="refsubsectionnumber72" text:name="subsectionnumber" style:num-format="1">1</text:sequence>)<text:reference-mark-end text:name="subsectionnumber_71"/><text:tab/>As soon as may be after the end of each year beginning with the year in which the <text:hidden-text text:condition="ooow:" text:string-value="P14:L23" text:is-hidden="true"/>establishment day falls, but not later than 6 months thereafter, the Board shall prepare <text:hidden-text text:condition="ooow:" text:string-value="P14:L24" text:is-hidden="true"/>and submit a report in writing to the Minister of its activities during that year and not <text:hidden-text text:condition="ooow:" text:string-value="P14:L25" text:is-hidden="true"/>later than one month after such submission, the Minister shall cause copies thereof to <text:hidden-text text:condition="ooow:" text:string-value="P14:L26" text:is-hidden="true"/>be laid before each House of the Oireachtas.</text:p>
      <text:p text:style-name="subsection"><text:hidden-text text:condition="ooow:" text:string-value="P14:L27" text:is-hidden="true"/><text:tab/><text:reference-mark-start text:name="subsectionnumber_72"/>(<text:sequence text:ref-name="refsubsectionnumber73" text:name="subsectionnumber" text:formula="ooow:subsectionnumber+1" style:num-format="1">2</text:sequence>)<text:reference-mark-end text:name="subsectionnumber_72"/><text:tab/>The Board shall, whenever so requested by the Minister, furnish to the Minister <text:hidden-text text:condition="ooow:" text:string-value="P14:L28" text:is-hidden="true"/>information in relation to such matters as he or she may specify concerning or relating <text:hidden-text text:condition="ooow:" text:string-value="P14:L29" text:is-hidden="true"/>to the scope of its activities.</text:p>
      <text:p text:style-name="subsection"><text:hidden-text text:condition="ooow:" text:string-value="P14:L30" text:is-hidden="true"/><text:tab/><text:reference-mark-start text:name="subsectionnumber_73"/>(<text:sequence text:ref-name="refsubsectionnumber74" text:name="subsectionnumber" text:formula="ooow:subsectionnumber+1" style:num-format="1">3</text:sequence>)<text:reference-mark-end text:name="subsectionnumber_73"/><text:tab/>The Board may publish such other reports on matters related to its activities and <text:hidden-text text:condition="ooow:" text:string-value="P14:L31" text:is-hidden="true"/>functions, as it may from time to time consider relevant and appropriate.</text:p>
      <text:p text:style-name="partnumber"><text:bookmark-start text:name="toc_book_22"/><text:soft-page-break/><text:hidden-text text:condition="ooow:" text:string-value="P14:L32" text:is-hidden="true"/>PART <text:reference-mark-start text:name="partnumber_3"/><text:sequence text:ref-name="refpartnumber2" text:name="partnumber" text:formula="ooow:partnumber+1" style:num-format="1">3</text:sequence><text:bookmark-end text:name="toc_book_22"/><text:reference-mark-end text:name="partnumber_3"/></text:p>
      <text:p text:style-name="parttitle"><text:bookmark-start text:name="toc_book_23"/><text:hidden-text text:condition="ooow:" text:string-value="P14:L33" text:is-hidden="true"/>The Parole Process<text:bookmark-end text:name="toc_book_23"/></text:p>
      <text:p text:style-name="shouldernote"><text:bookmark-start text:name="toc_book_24"/><text:hidden-text text:condition="ooow:" text:string-value="P14:L34" text:is-hidden="true"/>Guiding principles<text:bookmark-end text:name="toc_book_24"/></text:p>
      <text:p text:style-name="subsection"><text:hidden-text text:condition="ooow:" text:string-value="P14:L35" text:is-hidden="true"/><text:reference-mark-start text:name="sectionnumber_18"/><text:span text:style-name="T2"><text:sequence text:ref-name="refsectionnumber17" text:name="sectionnumber" text:formula="ooow:sectionnumber+1" style:num-format="1">18</text:sequence></text:span><text:reference-mark-end text:name="sectionnumber_18"/><text:span text:style-name="T2">.</text:span><text:tab/><text:reference-mark-start text:name="subsectionnumber_74"/>(<text:sequence text:ref-name="refsubsectionnumber75" text:name="subsectionnumber" style:num-format="1">1</text:sequence>)<text:reference-mark-end text:name="subsectionnumber_74"/><text:tab/>When making decisions about, or in any way relating to, the release of a person on <text:hidden-text text:condition="ooow:" text:string-value="P14:L36" text:is-hidden="true"/>parole, the paramount consideration for the Board in every case is the safety of the <text:hidden-text text:condition="ooow:" text:string-value="P15:L1" text:is-hidden="true"/>community.</text:p>
      <text:p text:style-name="subsection"><text:hidden-text text:condition="ooow:" text:string-value="P15:L2" text:is-hidden="true"/><text:tab/><text:reference-mark-start text:name="subsectionnumber_75"/>(<text:sequence text:ref-name="refsubsectionnumber76" text:name="subsectionnumber" text:formula="ooow:subsectionnumber+1" style:num-format="1">2</text:sequence>)<text:reference-mark-end text:name="subsectionnumber_75"/><text:tab/>The Board shall also be guided by the following principles in the discharge of its <text:hidden-text text:condition="ooow:" text:string-value="P15:L3" text:is-hidden="true"/>functions:</text:p>
      <text:p text:style-name="paragraph"><text:hidden-text text:condition="ooow:" text:string-value="P15:L4" text:is-hidden="true"/><text:tab/><text:reference-mark-start text:name="paragraphnumber_71"/>(<text:sequence text:ref-name="refparagraphnumber71" text:name="paragraphnumber" text:formula="ooow:1" style:num-format="a">a</text:sequence>)<text:reference-mark-end text:name="paragraphnumber_71"/><text:tab/>the Board shall endeavour to take into consideration all relevant available <text:hidden-text text:condition="ooow:" text:string-value="P15:L5" text:is-hidden="true"/>information, including:</text:p>
      <text:p text:style-name="subparagraph"><text:hidden-text text:condition="ooow:" text:string-value="P15:L6" text:is-hidden="true"/><text:tab/><text:reference-mark-start text:name="subparagraphnumber_26"/>(<text:sequence text:ref-name="refsubparagraphnumber25" text:name="subparagraphnumber" text:formula="ooow:1" style:num-format="i">i</text:sequence>)<text:reference-mark-end text:name="subparagraphnumber_26"/><text:tab/>the stated reasons and recommendations of the sentencing judge;</text:p>
      <text:p text:style-name="subparagraph"><text:hidden-text text:condition="ooow:" text:string-value="P15:L7" text:is-hidden="true"/><text:tab/><text:reference-mark-start text:name="subparagraphnumber_27"/>(<text:sequence text:ref-name="refsubparagraphnumber26" text:name="subparagraphnumber" text:formula="ooow:subparagraphnumber+1" style:num-format="i">ii</text:sequence>)<text:reference-mark-end text:name="subparagraphnumber_27"/><text:tab/>the nature and gravity of the offence;</text:p>
      <text:p text:style-name="subparagraph"><text:hidden-text text:condition="ooow:" text:string-value="P15:L8" text:is-hidden="true"/><text:tab/><text:reference-mark-start text:name="subparagraphnumber_28"/>(<text:sequence text:ref-name="refsubparagraphnumber27" text:name="subparagraphnumber" text:formula="ooow:subparagraphnumber+1" style:num-format="i">iii</text:sequence>)<text:reference-mark-end text:name="subparagraphnumber_28"/><text:tab/>the degree of responsibility of the person whose parole is being considered;</text:p>
      <text:p text:style-name="subparagraph"><text:hidden-text text:condition="ooow:" text:string-value="P15:L9" text:is-hidden="true"/><text:tab/><text:reference-mark-start text:name="subparagraphnumber_29"/>(<text:sequence text:ref-name="refsubparagraphnumber28" text:name="subparagraphnumber" text:formula="ooow:subparagraphnumber+1" style:num-format="i">iv</text:sequence>)<text:reference-mark-end text:name="subparagraphnumber_29"/><text:tab/>information from the trial or sentencing process and information obtained <text:hidden-text text:condition="ooow:" text:string-value="P15:L10" text:is-hidden="true"/>from victims, the person/s convicted of the relevant offences and other <text:hidden-text text:condition="ooow:" text:string-value="P15:L11" text:is-hidden="true"/>components of the criminal justice system, including assessments provided <text:hidden-text text:condition="ooow:" text:string-value="P15:L12" text:is-hidden="true"/>by prison authorities or the probation services;</text:p>
      <text:p text:style-name="paragraph"><text:hidden-text text:condition="ooow:" text:string-value="P15:L13" text:is-hidden="true"/><text:tab/><text:reference-mark-start text:name="paragraphnumber_72"/>(<text:sequence text:ref-name="refparagraphnumber72" text:name="paragraphnumber" text:formula="ooow:paragraphnumber+1" style:num-format="a">b</text:sequence>)<text:reference-mark-end text:name="paragraphnumber_72"/><text:tab/>persons whose parole is being considered should be provided with information <text:hidden-text text:condition="ooow:" text:string-value="P15:L14" text:is-hidden="true"/>relevant to the consideration of their parole and be advised how they may <text:hidden-text text:condition="ooow:" text:string-value="P15:L15" text:is-hidden="true"/>participate in decision-making that directly concerns them;</text:p>
      <text:p text:style-name="paragraph"><text:hidden-text text:condition="ooow:" text:string-value="P15:L16" text:is-hidden="true"/><text:tab/><text:reference-mark-start text:name="paragraphnumber_73"/>(<text:sequence text:ref-name="refparagraphnumber73" text:name="paragraphnumber" text:formula="ooow:paragraphnumber+1" style:num-format="a">c</text:sequence>)<text:reference-mark-end text:name="paragraphnumber_73"/><text:tab/>the Board shall endeavour to take due account of the position of any victims <text:hidden-text text:condition="ooow:" text:string-value="P15:L17" text:is-hidden="true"/>affected by any decision and any victim impact statement or submissions made by <text:hidden-text text:condition="ooow:" text:string-value="P15:L18" text:is-hidden="true"/>or on behalf of victims.</text:p>
      <text:p text:style-name="shouldernote"><text:bookmark-start text:name="toc_book_25"/><text:hidden-text text:condition="ooow:" text:string-value="P15:L19" text:is-hidden="true"/>Criteria for Parole<text:bookmark-end text:name="toc_book_25"/></text:p>
      <text:p text:style-name="subsection"><text:hidden-text text:condition="ooow:" text:string-value="P15:L20" text:is-hidden="true"/><text:reference-mark-start text:name="sectionnumber_19"/><text:span text:style-name="T2"><text:sequence text:ref-name="refsectionnumber18" text:name="sectionnumber" text:formula="ooow:sectionnumber+1" style:num-format="1">19</text:sequence></text:span><text:reference-mark-end text:name="sectionnumber_19"/><text:span text:style-name="T2">.</text:span><text:tab/><text:reference-mark-start text:name="subsectionnumber_76"/>(<text:sequence text:ref-name="refsubsectionnumber77" text:name="subsectionnumber" style:num-format="1">1</text:sequence>)<text:reference-mark-end text:name="subsectionnumber_76"/><text:tab/>The Board may grant parole to a person if, in its opinion⁠—</text:p>
      <text:p text:style-name="paragraph"><text:hidden-text text:condition="ooow:" text:string-value="P15:L21" text:is-hidden="true"/><text:tab/><text:reference-mark-start text:name="paragraphnumber_74"/>(<text:sequence text:ref-name="refparagraphnumber74" text:name="paragraphnumber" text:formula="ooow:1" style:num-format="a">a</text:sequence>)<text:reference-mark-end text:name="paragraphnumber_74"/><text:tab/>the person being considered for parole will not present an undue risk to society <text:hidden-text text:condition="ooow:" text:string-value="P15:L22" text:is-hidden="true"/>before the expiration according to law of the sentence the person is serving, and</text:p>
      <text:p text:style-name="paragraph"><text:hidden-text text:condition="ooow:" text:string-value="P15:L23" text:is-hidden="true"/><text:tab/><text:reference-mark-start text:name="paragraphnumber_75"/>(<text:sequence text:ref-name="refparagraphnumber75" text:name="paragraphnumber" text:formula="ooow:paragraphnumber+1" style:num-format="a">b</text:sequence>)<text:reference-mark-end text:name="paragraphnumber_75"/><text:tab/>the release of the person being considered for parole will facilitate the <text:hidden-text text:condition="ooow:" text:string-value="P15:L24" text:is-hidden="true"/>reintegration of that person into society as a law-abiding person.</text:p>
      <text:p text:style-name="subsection"><text:hidden-text text:condition="ooow:" text:string-value="P15:L25" text:is-hidden="true"/><text:tab/><text:reference-mark-start text:name="subsectionnumber_77"/>(<text:sequence text:ref-name="refsubsectionnumber78" text:name="subsectionnumber" text:formula="ooow:subsectionnumber+1" style:num-format="1">2</text:sequence>)<text:reference-mark-end text:name="subsectionnumber_77"/><text:tab/>In deciding whether to make a parole order granting parole to a person, and whether <text:hidden-text text:condition="ooow:" text:string-value="P15:L26" text:is-hidden="true"/>the criteria set out at <text:span text:style-name="T3">subsection</text:span> <text:span text:style-name="T3"><text:reference-ref text:reference-format="text" text:ref-name="subsectionnumber_76">(1)</text:reference-ref></text:span> are satisfied, the Board may have regard to⁠—</text:p>
      <text:p text:style-name="paragraph"><text:hidden-text text:condition="ooow:" text:string-value="P15:L27" text:is-hidden="true"/><text:tab/><text:reference-mark-start text:name="paragraphnumber_76"/>(<text:sequence text:ref-name="refparagraphnumber76" text:name="paragraphnumber" text:formula="ooow:1" style:num-format="a">a</text:sequence>)<text:reference-mark-end text:name="paragraphnumber_76"/><text:tab/>the nature and gravity of the offence to which the sentence of imprisonment being <text:hidden-text text:condition="ooow:" text:string-value="P15:L28" text:is-hidden="true"/>served by the person relates,</text:p>
      <text:p text:style-name="paragraph"><text:hidden-text text:condition="ooow:" text:string-value="P15:L29" text:is-hidden="true"/><text:tab/><text:reference-mark-start text:name="paragraphnumber_77"/>(<text:sequence text:ref-name="refparagraphnumber77" text:name="paragraphnumber" text:formula="ooow:paragraphnumber+1" style:num-format="a">b</text:sequence>)<text:reference-mark-end text:name="paragraphnumber_77"/><text:tab/>the sentence of imprisonment concerned and any recommendations of the court <text:hidden-text text:condition="ooow:" text:string-value="P15:L30" text:is-hidden="true"/>that imposed that sentence in relation thereto,</text:p>
      <text:p text:style-name="paragraph"><text:hidden-text text:condition="ooow:" text:string-value="P15:L31" text:is-hidden="true"/><text:tab/><text:reference-mark-start text:name="paragraphnumber_78"/>(<text:sequence text:ref-name="refparagraphnumber78" text:name="paragraphnumber" text:formula="ooow:paragraphnumber+1" style:num-format="a">c</text:sequence>)<text:reference-mark-end text:name="paragraphnumber_78"/><text:tab/>the period of the sentence of imprisonment served by the person,</text:p>
      <text:p text:style-name="paragraph"><text:hidden-text text:condition="ooow:" text:string-value="P15:L32" text:is-hidden="true"/><text:tab/><text:reference-mark-start text:name="paragraphnumber_79"/>(<text:sequence text:ref-name="refparagraphnumber79" text:name="paragraphnumber" text:formula="ooow:paragraphnumber+1" style:num-format="a">d</text:sequence>)<text:reference-mark-end text:name="paragraphnumber_79"/><text:tab/>the potential threat to the safety and security of members of the public (including <text:soft-page-break/><text:hidden-text text:condition="ooow:" text:string-value="P15:L33" text:is-hidden="true"/>the victim of the offence to which the sentence of imprisonment being served by <text:hidden-text text:condition="ooow:" text:string-value="P15:L34" text:is-hidden="true"/>the person relates) should the person be released from prison,</text:p>
      <text:p text:style-name="paragraph"><text:hidden-text text:condition="ooow:" text:string-value="P15:L35" text:is-hidden="true"/><text:tab/><text:reference-mark-start text:name="paragraphnumber_80"/>(<text:sequence text:ref-name="refparagraphnumber80" text:name="paragraphnumber" text:formula="ooow:paragraphnumber+1" style:num-format="a">e</text:sequence>)<text:reference-mark-end text:name="paragraphnumber_80"/><text:tab/>any offence of which the person was convicted before being convicted of the <text:hidden-text text:condition="ooow:" text:string-value="P15:L36" text:is-hidden="true"/>offence to which the sentence of imprisonment being served by him relates,</text:p>
      <text:p text:style-name="paragraph"><text:hidden-text text:condition="ooow:" text:string-value="P15:L37" text:is-hidden="true"/><text:tab/><text:reference-mark-start text:name="paragraphnumber_81"/>(<text:sequence text:ref-name="refparagraphnumber81" text:name="paragraphnumber" text:formula="ooow:paragraphnumber+1" style:num-format="a">f</text:sequence>)<text:reference-mark-end text:name="paragraphnumber_81"/><text:tab/>the risk of the person failing to return to prison upon the expiration of any period <text:hidden-text text:condition="ooow:" text:string-value="P15:L38" text:is-hidden="true"/>of temporary release,</text:p>
      <text:p text:style-name="paragraph"><text:hidden-text text:condition="ooow:" text:string-value="P16:L1" text:is-hidden="true"/><text:tab/><text:reference-mark-start text:name="paragraphnumber_82"/>(<text:sequence text:ref-name="refparagraphnumber82" text:name="paragraphnumber" text:formula="ooow:paragraphnumber+1" style:num-format="a">g</text:sequence>)<text:reference-mark-end text:name="paragraphnumber_82"/><text:tab/>the conduct of the person while in custody, while previously the subject of a <text:hidden-text text:condition="ooow:" text:string-value="P16:L2" text:is-hidden="true"/>parole order, or during a period of temporary release pursuant to the <text:alphabetical-index-mark text:string-value="Criminal Justice (Temporary Release of Prisoners) Act 2003 (No. 34)"/><text:a xlink:type="simple" xlink:href="http://www.irishstatutebook.ie/2003/en/act/pub/0034/index.html"><text:span text:style-name="T11">Criminal Justice (Temporary Release of Prisoners) Act 2003</text:span></text:a>,</text:p>
      <text:p text:style-name="paragraph"><text:hidden-text text:condition="ooow:" text:string-value="P16:L4" text:is-hidden="true"/><text:tab/><text:reference-mark-start text:name="paragraphnumber_83"/>(<text:sequence text:ref-name="refparagraphnumber83" text:name="paragraphnumber" text:formula="ooow:paragraphnumber+1" style:num-format="a">h</text:sequence>)<text:reference-mark-end text:name="paragraphnumber_83"/><text:tab/>any report of, or recommendation made by⁠—</text:p>
      <text:p text:style-name="subparagraph"><text:hidden-text text:condition="ooow:" text:string-value="P16:L5" text:is-hidden="true"/><text:tab/><text:reference-mark-start text:name="subparagraphnumber_39"/>(<text:sequence text:ref-name="refsubparagraphnumber29" text:name="subparagraphnumber" text:formula="ooow:1" style:num-format="i">i</text:sequence>)<text:reference-mark-end text:name="subparagraphnumber_39"/><text:tab/>the governor of, or person for the time being performing the functions of <text:hidden-text text:condition="ooow:" text:string-value="P16:L6" text:is-hidden="true"/>governor in relation to, the prison concerned,</text:p>
      <text:p text:style-name="subparagraph"><text:hidden-text text:condition="ooow:" text:string-value="P16:L7" text:is-hidden="true"/><text:tab/><text:reference-mark-start text:name="subparagraphnumber_30"/>(<text:sequence text:ref-name="refsubparagraphnumber30" text:name="subparagraphnumber" text:formula="ooow:subparagraphnumber+1" style:num-format="i">ii</text:sequence>)<text:reference-mark-end text:name="subparagraphnumber_30"/><text:tab/>An Garda Síochána,</text:p>
      <text:p text:style-name="subparagraph"><text:hidden-text text:condition="ooow:" text:string-value="P16:L8" text:is-hidden="true"/><text:tab/><text:reference-mark-start text:name="subparagraphnumber_31"/>(<text:sequence text:ref-name="refsubparagraphnumber31" text:name="subparagraphnumber" text:formula="ooow:subparagraphnumber+1" style:num-format="i">iii</text:sequence>)<text:reference-mark-end text:name="subparagraphnumber_31"/><text:tab/>a probation and welfare officer, or</text:p>
      <text:p text:style-name="subparagraph"><text:hidden-text text:condition="ooow:" text:string-value="P16:L9" text:is-hidden="true"/><text:tab/><text:reference-mark-start text:name="subparagraphnumber_32"/>(<text:sequence text:ref-name="refsubparagraphnumber32" text:name="subparagraphnumber" text:formula="ooow:subparagraphnumber+1" style:num-format="i">iv</text:sequence>)<text:reference-mark-end text:name="subparagraphnumber_32"/><text:tab/>any other person whom the Board considers would be of assistance in <text:hidden-text text:condition="ooow:" text:string-value="P16:L10" text:is-hidden="true"/>enabling it to make a decision as to whether to make a parole order under <text:hidden-text text:condition="ooow:" text:string-value="P16:L11" text:is-hidden="true"/><text:span text:style-name="T3">section</text:span> <text:span text:style-name="T3"><text:reference-ref text:reference-format="text" text:ref-name="sectionnumber_22">22</text:reference-ref></text:span> that relates to the person concerned,</text:p>
      <text:p text:style-name="paragraph"><text:hidden-text text:condition="ooow:" text:string-value="P16:L12" text:is-hidden="true"/><text:tab/><text:reference-mark-start text:name="paragraphnumber_84"/>(<text:sequence text:ref-name="refparagraphnumber84" text:name="paragraphnumber" text:formula="ooow:paragraphnumber+1" style:num-format="a">i</text:sequence>)<text:reference-mark-end text:name="paragraphnumber_84"/><text:tab/>the risk of the person committing a criminal offence whilst on parole,</text:p>
      <text:p text:style-name="paragraph"><text:hidden-text text:condition="ooow:" text:string-value="P16:L13" text:is-hidden="true"/><text:tab/><text:reference-mark-start text:name="paragraphnumber_85"/>(<text:sequence text:ref-name="refparagraphnumber85" text:name="paragraphnumber" text:formula="ooow:paragraphnumber+1" style:num-format="a">j</text:sequence>)<text:reference-mark-end text:name="paragraphnumber_85"/><text:tab/>the risk of the person failing to comply with any conditions attaching to his <text:hidden-text text:condition="ooow:" text:string-value="P16:L14" text:is-hidden="true"/>parole,</text:p>
      <text:p text:style-name="paragraph"><text:hidden-text text:condition="ooow:" text:string-value="P16:L15" text:is-hidden="true"/><text:tab/><text:reference-mark-start text:name="paragraphnumber_86"/>(<text:sequence text:ref-name="refparagraphnumber86" text:name="paragraphnumber" text:formula="ooow:paragraphnumber+1" style:num-format="a">k</text:sequence>)<text:reference-mark-end text:name="paragraphnumber_86"/><text:tab/>any treatment the person whose parole is being considered has undergone or <text:hidden-text text:condition="ooow:" text:string-value="P16:L16" text:is-hidden="true"/>programmes in which the person has participated,</text:p>
      <text:p text:style-name="paragraph"><text:hidden-text text:condition="ooow:" text:string-value="P16:L17" text:is-hidden="true"/><text:tab/><text:reference-mark-start text:name="paragraphnumber_87"/>(<text:sequence text:ref-name="refparagraphnumber87" text:name="paragraphnumber" text:formula="ooow:paragraphnumber+1" style:num-format="a">l</text:sequence>)<text:reference-mark-end text:name="paragraphnumber_87"/><text:tab/>the likelihood that any period of parole might improve the prospects of the person <text:hidden-text text:condition="ooow:" text:string-value="P16:L18" text:is-hidden="true"/>being considered for parole obtaining employment, and</text:p>
      <text:p text:style-name="paragraph"><text:hidden-text text:condition="ooow:" text:string-value="P16:L19" text:is-hidden="true"/><text:tab/><text:reference-mark-start text:name="paragraphnumber_88"/>(<text:sequence text:ref-name="refparagraphnumber88" text:name="paragraphnumber" text:formula="ooow:paragraphnumber+1" style:num-format="a">m</text:sequence>)<text:reference-mark-end text:name="paragraphnumber_88"/><text:tab/>the likelihood that any period of parole might accelerate the person’s reintegration <text:hidden-text text:condition="ooow:" text:string-value="P16:L20" text:is-hidden="true"/>into society as a law-abiding person.</text:p>
      <text:p text:style-name="shouldernote"><text:bookmark-start text:name="toc_book_26"/><text:hidden-text text:condition="ooow:" text:string-value="P16:L21" text:is-hidden="true"/>Eligibility<text:bookmark-end text:name="toc_book_26"/></text:p>
      <text:p text:style-name="subsection"><text:hidden-text text:condition="ooow:" text:string-value="P16:L22" text:is-hidden="true"/><text:reference-mark-start text:name="sectionnumber_20"/><text:span text:style-name="T2"><text:sequence text:ref-name="refsectionnumber19" text:name="sectionnumber" text:formula="ooow:sectionnumber+1" style:num-format="1">20</text:sequence></text:span><text:reference-mark-end text:name="sectionnumber_20"/><text:span text:style-name="T2">.</text:span><text:tab/><text:reference-mark-start text:name="subsectionnumber_78"/>(<text:sequence text:ref-name="refsubsectionnumber79" text:name="subsectionnumber" style:num-format="1">1</text:sequence>)<text:reference-mark-end text:name="subsectionnumber_78"/><text:tab/>Subject to the provisions of this section, every person serving a sentence of eight <text:hidden-text text:condition="ooow:" text:string-value="P16:L23" text:is-hidden="true"/>years or greater period shall be eligible for parole having served a period of one-half <text:hidden-text text:condition="ooow:" text:string-value="P16:L24" text:is-hidden="true"/>of such sentence or after seven years, whichever is the lesser.</text:p>
      <text:p text:style-name="subsection"><text:hidden-text text:condition="ooow:" text:string-value="P16:L25" text:is-hidden="true"/><text:tab/><text:reference-mark-start text:name="subsectionnumber_79"/>(<text:sequence text:ref-name="refsubsectionnumber80" text:name="subsectionnumber" text:formula="ooow:subsectionnumber+1" style:num-format="1">2</text:sequence>)<text:reference-mark-end text:name="subsectionnumber_79"/><text:tab/>A person serving a life sentence shall not be eligible for parole until that person has <text:hidden-text text:condition="ooow:" text:string-value="P16:L26" text:is-hidden="true"/>served a minimum period of eight years.</text:p>
      <text:p text:style-name="subsection"><text:hidden-text text:condition="ooow:" text:string-value="P16:L27" text:is-hidden="true"/><text:tab/><text:reference-mark-start text:name="subsectionnumber_80"/>(<text:sequence text:ref-name="refsubsectionnumber81" text:name="subsectionnumber" text:formula="ooow:subsectionnumber+1" style:num-format="1">3</text:sequence>)<text:reference-mark-end text:name="subsectionnumber_80"/><text:tab/>Where concurrent sentences have been imposed on a person such person shall be <text:hidden-text text:condition="ooow:" text:string-value="P16:L28" text:is-hidden="true"/>eligible for parole in respect of the longest of such sentences as provided for in <text:hidden-text text:condition="ooow:" text:string-value="P16:L29" text:is-hidden="true"/><text:span text:style-name="T3">subsection</text:span> <text:span text:style-name="T3"><text:reference-ref text:reference-format="text" text:ref-name="subsectionnumber_78">(1)</text:reference-ref></text:span>.</text:p>
      <text:p text:style-name="subsection"><text:hidden-text text:condition="ooow:" text:string-value="P16:L30" text:is-hidden="true"/><text:tab/><text:reference-mark-start text:name="subsectionnumber_81"/>(<text:sequence text:ref-name="refsubsectionnumber82" text:name="subsectionnumber" text:formula="ooow:subsectionnumber+1" style:num-format="1">4</text:sequence>)<text:reference-mark-end text:name="subsectionnumber_81"/><text:tab/>Where consecutive sentences have been imposed on a person such person shall be <text:hidden-text text:condition="ooow:" text:string-value="P16:L31" text:is-hidden="true"/>eligible for parole after having served one-half of the aggregate of such sentences or ten <text:hidden-text text:condition="ooow:" text:string-value="P16:L32" text:is-hidden="true"/>years, whichever is the lesser.</text:p>
      <text:p text:style-name="subsection"><text:hidden-text text:condition="ooow:" text:string-value="P16:L33" text:is-hidden="true"/><text:tab/><text:reference-mark-start text:name="subsectionnumber_82"/>(<text:sequence text:ref-name="refsubsectionnumber83" text:name="subsectionnumber" text:formula="ooow:subsectionnumber+1" style:num-format="1">5</text:sequence>)<text:reference-mark-end text:name="subsectionnumber_82"/><text:tab/>When imposing sentence upon a person, a sentencing judge may impose a specified <text:soft-page-break/><text:hidden-text text:condition="ooow:" text:string-value="P16:L34" text:is-hidden="true"/>period during which that person shall not be eligible for parole.</text:p>
      <text:p text:style-name="subsection"><text:hidden-text text:condition="ooow:" text:string-value="P16:L35" text:is-hidden="true"/><text:tab/><text:reference-mark-start text:name="subsectionnumber_83"/>(<text:sequence text:ref-name="refsubsectionnumber84" text:name="subsectionnumber" text:formula="ooow:subsectionnumber+1" style:num-format="1">6</text:sequence>)<text:reference-mark-end text:name="subsectionnumber_83"/><text:tab/>A person convicted of an offence under section 3 of the <text:alphabetical-index-mark text:string-value="Criminal Justice Act 1990 (No. 16)"/><text:a xlink:type="simple" xlink:href="http://www.irishstatutebook.ie/1990/en/act/pub/0016/index.html">Criminal Justice Act 1990</text:a> <text:s/><text:hidden-text text:condition="ooow:" text:string-value="P16:L36" text:is-hidden="true"/>shall not be eligible for parole until the expiry of the minimum period specified under <text:hidden-text text:condition="ooow:" text:string-value="P16:L37" text:is-hidden="true"/>section 4 of the 1990 Act.</text:p>
      <text:p text:style-name="shouldernote"><text:bookmark-start text:name="toc_book_27"/><text:hidden-text text:condition="ooow:" text:string-value="P17:L1" text:is-hidden="true"/>Consideration for Parole<text:bookmark-end text:name="toc_book_27"/></text:p>
      <text:p text:style-name="subsection"><text:hidden-text text:condition="ooow:" text:string-value="P17:L2" text:is-hidden="true"/><text:reference-mark-start text:name="sectionnumber_21"/><text:span text:style-name="T2"><text:sequence text:ref-name="refsectionnumber20" text:name="sectionnumber" text:formula="ooow:sectionnumber+1" style:num-format="1">21</text:sequence></text:span><text:reference-mark-end text:name="sectionnumber_21"/><text:span text:style-name="T2">.</text:span><text:tab/><text:reference-mark-start text:name="subsectionnumber_84"/>(<text:sequence text:ref-name="refsubsectionnumber85" text:name="subsectionnumber" style:num-format="1">1</text:sequence>)<text:reference-mark-end text:name="subsectionnumber_84"/><text:tab/>The Board must consider an eligible person who is detained under a custodial <text:hidden-text text:condition="ooow:" text:string-value="P17:L3" text:is-hidden="true"/>sentence for release on parole and shall schedule a review or hearing for that purpose <text:hidden-text text:condition="ooow:" text:string-value="P17:L4" text:is-hidden="true"/>at a time and place prior to the parole eligibility date but not more than 3 months prior <text:hidden-text text:condition="ooow:" text:string-value="P17:L5" text:is-hidden="true"/>to that parole eligibility date.</text:p>
      <text:p text:style-name="subsection"><text:hidden-text text:condition="ooow:" text:string-value="P17:L6" text:is-hidden="true"/><text:tab/><text:reference-mark-start text:name="subsectionnumber_85"/>(<text:sequence text:ref-name="refsubsectionnumber86" text:name="subsectionnumber" text:formula="ooow:subsectionnumber+1" style:num-format="1">2</text:sequence>)<text:reference-mark-end text:name="subsectionnumber_85"/><text:tab/>The Board may, after a review or hearing at which it has considered whether to <text:hidden-text text:condition="ooow:" text:string-value="P17:L7" text:is-hidden="true"/>release a person on parole, make a parole order under <text:span text:style-name="T3">section</text:span> <text:span text:style-name="T3"><text:reference-ref text:reference-format="text" text:ref-name="sectionnumber_22">22</text:reference-ref></text:span> subject to such <text:hidden-text text:condition="ooow:" text:string-value="P17:L8" text:is-hidden="true"/>conditions as it deems appropriate.</text:p>
      <text:p text:style-name="subsection"><text:hidden-text text:condition="ooow:" text:string-value="P17:L9" text:is-hidden="true"/><text:tab/><text:reference-mark-start text:name="subsectionnumber_86"/>(<text:sequence text:ref-name="refsubsectionnumber87" text:name="subsectionnumber" text:formula="ooow:subsectionnumber+1" style:num-format="1">3</text:sequence>)<text:reference-mark-end text:name="subsectionnumber_86"/><text:tab/>In deciding whether or not to release a person on parole, the Board must bear in mind <text:hidden-text text:condition="ooow:" text:string-value="P17:L10" text:is-hidden="true"/>that the person has no entitlement to be released on parole and, in particular, that <text:hidden-text text:condition="ooow:" text:string-value="P17:L11" text:is-hidden="true"/>neither the person’s eligibility for release on parole nor anything else in this Act or <text:hidden-text text:condition="ooow:" text:string-value="P17:L12" text:is-hidden="true"/>any other enactment confers such an entitlement.</text:p>
      <text:p text:style-name="subsection"><text:hidden-text text:condition="ooow:" text:string-value="P17:L13" text:is-hidden="true"/><text:tab/><text:reference-mark-start text:name="subsectionnumber_87"/>(<text:sequence text:ref-name="refsubsectionnumber88" text:name="subsectionnumber" text:formula="ooow:subsectionnumber+1" style:num-format="1">4</text:sequence>)<text:reference-mark-end text:name="subsectionnumber_87"/><text:tab/>The Board may make an order under <text:span text:style-name="T3">subsection</text:span> <text:span text:style-name="T3"><text:reference-ref text:reference-format="text" text:ref-name="subsectionnumber_85">(2)</text:reference-ref></text:span> only if it is satisfied on reasonable <text:hidden-text text:condition="ooow:" text:string-value="P17:L14" text:is-hidden="true"/>grounds that the criteria set out in <text:span text:style-name="T3">section</text:span> <text:span text:style-name="T3"><text:reference-ref text:reference-format="text" text:ref-name="sectionnumber_19">19</text:reference-ref></text:span> are satisfied.</text:p>
      <text:p text:style-name="shouldernote"><text:bookmark-start text:name="toc_book_28"/><text:hidden-text text:condition="ooow:" text:string-value="P17:L15" text:is-hidden="true"/>Parole Orders<text:bookmark-end text:name="toc_book_28"/></text:p>
      <text:p text:style-name="subsection"><text:hidden-text text:condition="ooow:" text:string-value="P17:L16" text:is-hidden="true"/><text:reference-mark-start text:name="sectionnumber_22"/><text:span text:style-name="T2"><text:sequence text:ref-name="refsectionnumber21" text:name="sectionnumber" text:formula="ooow:sectionnumber+1" style:num-format="1">22</text:sequence></text:span><text:reference-mark-end text:name="sectionnumber_22"/><text:span text:style-name="T2">.</text:span><text:tab/><text:reference-mark-start text:name="subsectionnumber_88"/>(<text:sequence text:ref-name="refsubsectionnumber89" text:name="subsectionnumber" style:num-format="1">1</text:sequence>)<text:reference-mark-end text:name="subsectionnumber_88"/><text:tab/>A parole order shall⁠—</text:p>
      <text:p text:style-name="paragraph"><text:hidden-text text:condition="ooow:" text:string-value="P17:L17" text:is-hidden="true"/><text:tab/><text:reference-mark-start text:name="paragraphnumber_89"/>(<text:sequence text:ref-name="refparagraphnumber89" text:name="paragraphnumber" text:formula="ooow:1" style:num-format="a">a</text:sequence>)<text:reference-mark-end text:name="paragraphnumber_89"/><text:tab/>release on parole an eligible person who is detained under a custodial sentence,</text:p>
      <text:p text:style-name="paragraph"><text:tab/><text:reference-mark-start text:name="paragraphnumber_129"/>(<text:sequence text:ref-name="refparagraphnumber90" text:name="paragraphnumber" text:formula="ooow:paragraphnumber+1" style:num-format="a">b</text:sequence>)<text:reference-mark-end text:name="paragraphnumber_129"/><text:tab/>have effect until the expiry of the sentence term to which it relates therein, <text:hidden-text text:condition="ooow:" text:string-value="P17:L18" text:is-hidden="true"/>and</text:p>
      <text:p text:style-name="paragraph"><text:hidden-text text:condition="ooow:" text:string-value="P17:L19" text:is-hidden="true"/><text:tab/><text:reference-mark-start text:name="paragraphnumber_90"/>(<text:sequence text:ref-name="refparagraphnumber91" text:name="paragraphnumber" text:formula="ooow:paragraphnumber+1" style:num-format="a">c</text:sequence>)<text:reference-mark-end text:name="paragraphnumber_90"/><text:tab/>be subject to such other conditions , if any, as are specified in the order having <text:hidden-text text:condition="ooow:" text:string-value="P17:L20" text:is-hidden="true"/>regard to the principles and criteria for parole set down in this Act.</text:p>
      <text:p text:style-name="subsection"><text:hidden-text text:condition="ooow:" text:string-value="P17:L21" text:is-hidden="true"/><text:tab/><text:reference-mark-start text:name="subsectionnumber_89"/>(<text:sequence text:ref-name="refsubsectionnumber90" text:name="subsectionnumber" text:formula="ooow:subsectionnumber+1" style:num-format="1">2</text:sequence>)<text:reference-mark-end text:name="subsectionnumber_89"/><text:tab/>Without limiting <text:span text:style-name="T3">subsection</text:span> <text:span text:style-name="T3"><text:reference-ref text:reference-format="text" text:ref-name="subsectionnumber_88">(1)</text:reference-ref></text:span> a parole order may be subject to, inter alia , any or all <text:hidden-text text:condition="ooow:" text:string-value="P17:L22" text:is-hidden="true"/>of the following conditions:</text:p>
      <text:p text:style-name="paragraph"><text:hidden-text text:condition="ooow:" text:string-value="P17:L23" text:is-hidden="true"/><text:tab/><text:reference-mark-start text:name="paragraphnumber_91"/>(<text:sequence text:ref-name="refparagraphnumber92" text:name="paragraphnumber" text:formula="ooow:1" style:num-format="a">a</text:sequence>)<text:reference-mark-end text:name="paragraphnumber_91"/><text:tab/>that the person the subject of the order must reside at a specified place;</text:p>
      <text:p text:style-name="paragraph"><text:hidden-text text:condition="ooow:" text:string-value="P17:L24" text:is-hidden="true"/><text:tab/><text:reference-mark-start text:name="paragraphnumber_92"/>(<text:sequence text:ref-name="refparagraphnumber93" text:name="paragraphnumber" text:formula="ooow:paragraphnumber+1" style:num-format="a">b</text:sequence>)<text:reference-mark-end text:name="paragraphnumber_92"/><text:tab/>that the person the subject of the order not associate with persons specified in the <text:hidden-text text:condition="ooow:" text:string-value="P17:L25" text:is-hidden="true"/>order;</text:p>
      <text:p text:style-name="paragraph"><text:hidden-text text:condition="ooow:" text:string-value="P17:L26" text:is-hidden="true"/><text:tab/><text:reference-mark-start text:name="paragraphnumber_93"/>(<text:sequence text:ref-name="refparagraphnumber94" text:name="paragraphnumber" text:formula="ooow:paragraphnumber+1" style:num-format="a">c</text:sequence>)<text:reference-mark-end text:name="paragraphnumber_93"/><text:tab/>that the person the subject of the order shall submit to such supervision or <text:hidden-text text:condition="ooow:" text:string-value="P17:L27" text:is-hidden="true"/>monitoring as may be provided for in regulation;</text:p>
      <text:p text:style-name="paragraph"><text:hidden-text text:condition="ooow:" text:string-value="P17:L28" text:is-hidden="true"/><text:tab/><text:reference-mark-start text:name="paragraphnumber_94"/>(<text:sequence text:ref-name="refparagraphnumber95" text:name="paragraphnumber" text:formula="ooow:paragraphnumber+1" style:num-format="a">d</text:sequence>)<text:reference-mark-end text:name="paragraphnumber_94"/><text:tab/>that the person the subject of the order not engage in specified employment or <text:hidden-text text:condition="ooow:" text:string-value="P17:L29" text:is-hidden="true"/>work;</text:p>
      <text:p text:style-name="paragraph"><text:hidden-text text:condition="ooow:" text:string-value="P17:L30" text:is-hidden="true"/><text:tab/><text:reference-mark-start text:name="paragraphnumber_95"/>(<text:sequence text:ref-name="refparagraphnumber96" text:name="paragraphnumber" text:formula="ooow:paragraphnumber+1" style:num-format="a">e</text:sequence>)<text:reference-mark-end text:name="paragraphnumber_95"/><text:tab/>that the person the subject of the order not attend at or in the vicinity of specified <text:hidden-text text:condition="ooow:" text:string-value="P17:L31" text:is-hidden="true"/>locations;</text:p>
      <text:p text:style-name="paragraph"><text:hidden-text text:condition="ooow:" text:string-value="P17:L32" text:is-hidden="true"/><text:tab/><text:reference-mark-start text:name="paragraphnumber_96"/>(<text:sequence text:ref-name="refparagraphnumber97" text:name="paragraphnumber" text:formula="ooow:paragraphnumber+1" style:num-format="a">f</text:sequence>)<text:reference-mark-end text:name="paragraphnumber_96"/><text:tab/>that the person the subject of the order not beset or communicate with specified <text:hidden-text text:condition="ooow:" text:string-value="P17:L33" text:is-hidden="true"/>persons, whether directly or indirectly; and</text:p>
      <text:p text:style-name="paragraph"><text:hidden-text text:condition="ooow:" text:string-value="P17:L34" text:is-hidden="true"/><text:tab/><text:reference-mark-start text:name="paragraphnumber_97"/>(<text:sequence text:ref-name="refparagraphnumber98" text:name="paragraphnumber" text:formula="ooow:paragraphnumber+1" style:num-format="a">g</text:sequence>)<text:reference-mark-end text:name="paragraphnumber_97"/><text:tab/>that the person the subject of the order not be permitted to travel outside the <text:soft-page-break/><text:hidden-text text:condition="ooow:" text:string-value="P17:L35" text:is-hidden="true"/>jurisdiction.</text:p>
      <text:p text:style-name="shouldernote"><text:bookmark-start text:name="toc_book_29"/><text:hidden-text text:condition="ooow:" text:string-value="P17:L36" text:is-hidden="true"/>Monitoring compliance with conditions<text:bookmark-end text:name="toc_book_29"/></text:p>
      <text:p text:style-name="subsection"><text:hidden-text text:condition="ooow:" text:string-value="P17:L37" text:is-hidden="true"/><text:reference-mark-start text:name="sectionnumber_23"/><text:span text:style-name="T2"><text:sequence text:ref-name="refsectionnumber22" text:name="sectionnumber" text:formula="ooow:sectionnumber+1" style:num-format="1">23</text:sequence></text:span><text:reference-mark-end text:name="sectionnumber_23"/><text:span text:style-name="T2">.</text:span><text:tab/><text:reference-mark-start text:name="subsectionnumber_90"/>(<text:sequence text:ref-name="refsubsectionnumber91" text:name="subsectionnumber" style:num-format="1">1</text:sequence>)<text:reference-mark-end text:name="subsectionnumber_90"/><text:tab/>If the Board is satisfied that, because of the special circumstances of a person the <text:hidden-text text:condition="ooow:" text:string-value="P17:L38" text:is-hidden="true"/>subject of a parole order, it is desirable for the Board to do so, the Board may <text:hidden-text text:condition="ooow:" text:string-value="P17:L39" text:is-hidden="true"/>determine to monitor, during the period specified, the person’s compliance with the <text:hidden-text text:condition="ooow:" text:string-value="P18:L1" text:is-hidden="true"/>release conditions imposed pursuant to the parole order.</text:p>
      <text:p text:style-name="subsection"><text:hidden-text text:condition="ooow:" text:string-value="P18:L2" text:is-hidden="true"/><text:tab/><text:reference-mark-start text:name="subsectionnumber_91"/>(<text:sequence text:ref-name="refsubsectionnumber92" text:name="subsectionnumber" text:formula="ooow:subsectionnumber+1" style:num-format="1">2</text:sequence>)<text:reference-mark-end text:name="subsectionnumber_91"/><text:tab/>In monitoring the conditions imposed under <text:span text:style-name="T4">section 22(1)(c)</text:span>, the Board may on each occasion do either or both of the <text:hidden-text text:condition="ooow:" text:string-value="P18:L3" text:is-hidden="true"/>following:</text:p>
      <text:p text:style-name="paragraph"><text:hidden-text text:condition="ooow:" text:string-value="P18:L4" text:is-hidden="true"/><text:tab/><text:reference-mark-start text:name="paragraphnumber_98"/>(<text:sequence text:ref-name="refparagraphnumber99" text:name="paragraphnumber" text:formula="ooow:1" style:num-format="a">a</text:sequence>)<text:reference-mark-end text:name="paragraphnumber_98"/><text:tab/>commission a progress report on the person’s compliance with the conditions <text:hidden-text text:condition="ooow:" text:string-value="P18:L5" text:is-hidden="true"/>from such person as the Board considers appropriate in the circumstances;</text:p>
      <text:p text:style-name="paragraph"><text:hidden-text text:condition="ooow:" text:string-value="P18:L6" text:is-hidden="true"/><text:tab/><text:reference-mark-start text:name="paragraphnumber_99"/>(<text:sequence text:ref-name="refparagraphnumber100" text:name="paragraphnumber" text:formula="ooow:paragraphnumber+1" style:num-format="a">b</text:sequence>)<text:reference-mark-end text:name="paragraphnumber_99"/><text:tab/>require the person the subject of the parole order to attend a hearing notified to <text:hidden-text text:condition="ooow:" text:string-value="P18:L7" text:is-hidden="true"/>that person in writing.</text:p>
      <text:p text:style-name="subsection"><text:hidden-text text:condition="ooow:" text:string-value="P18:L8" text:is-hidden="true"/><text:tab/><text:reference-mark-start text:name="subsectionnumber_92"/>(<text:sequence text:ref-name="refsubsectionnumber93" text:name="subsectionnumber" text:formula="ooow:subsectionnumber+1" style:num-format="1">3</text:sequence>)<text:reference-mark-end text:name="subsectionnumber_92"/><text:tab/>Each power specified in <text:span text:style-name="T3">subsection</text:span> <text:span text:style-name="T3"><text:reference-ref text:reference-format="text" text:ref-name="subsectionnumber_91">(2)</text:reference-ref></text:span> may be exercised on 1 or more occasions <text:hidden-text text:condition="ooow:" text:string-value="P18:L9" text:is-hidden="true"/>during the specified period, but may not be exercised more frequently than at 3-<text:hidden-text text:condition="ooow:" text:string-value="P18:L10" text:is-hidden="true"/>monthly intervals.</text:p>
      <text:p text:style-name="shouldernote"><text:bookmark-start text:name="toc_book_30"/><text:hidden-text text:condition="ooow:" text:string-value="P18:L11" text:is-hidden="true"/>Variation of Parole Order<text:bookmark-end text:name="toc_book_30"/></text:p>
      <text:p text:style-name="subsection"><text:hidden-text text:condition="ooow:" text:string-value="P18:L12" text:is-hidden="true"/><text:reference-mark-start text:name="sectionnumber_24"/><text:span text:style-name="T2"><text:sequence text:ref-name="refsectionnumber23" text:name="sectionnumber" text:formula="ooow:sectionnumber+1" style:num-format="1">24</text:sequence></text:span><text:reference-mark-end text:name="sectionnumber_24"/><text:span text:style-name="T2">.</text:span><text:tab/><text:reference-mark-start text:name="subsectionnumber_93"/>(<text:sequence text:ref-name="refsubsectionnumber94" text:name="subsectionnumber" style:num-format="1">1</text:sequence>)<text:reference-mark-end text:name="subsectionnumber_93"/><text:tab/>The Board may, at any time, vary or discharge any conditions of a parole order of its <text:hidden-text text:condition="ooow:" text:string-value="P18:L13" text:is-hidden="true"/>own motion or on the application of⁠—</text:p>
      <text:p text:style-name="paragraph"><text:hidden-text text:condition="ooow:" text:string-value="P18:L14" text:is-hidden="true"/><text:tab/><text:reference-mark-start text:name="paragraphnumber_100"/>(<text:sequence text:ref-name="refparagraphnumber101" text:name="paragraphnumber" text:formula="ooow:1" style:num-format="a">a</text:sequence>)<text:reference-mark-end text:name="paragraphnumber_100"/><text:tab/>the Minister,</text:p>
      <text:p text:style-name="paragraph"><text:hidden-text text:condition="ooow:" text:string-value="P18:L15" text:is-hidden="true"/><text:tab/><text:reference-mark-start text:name="paragraphnumber_101"/>(<text:sequence text:ref-name="refparagraphnumber102" text:name="paragraphnumber" text:formula="ooow:paragraphnumber+1" style:num-format="a">b</text:sequence>)<text:reference-mark-end text:name="paragraphnumber_101"/><text:tab/>or a member of An Garda Síochána holding the rank of Chief Superintendent or <text:hidden-text text:condition="ooow:" text:string-value="P18:L16" text:is-hidden="true"/>higher,</text:p>
      <text:p text:style-name="paragraph"><text:hidden-text text:condition="ooow:" text:string-value="P18:L17" text:is-hidden="true"/><text:tab/><text:reference-mark-start text:name="paragraphnumber_102"/>(<text:sequence text:ref-name="refparagraphnumber103" text:name="paragraphnumber" text:formula="ooow:paragraphnumber+1" style:num-format="a">c</text:sequence>)<text:reference-mark-end text:name="paragraphnumber_102"/><text:tab/>the person the subject of a parole order.</text:p>
      <text:p text:style-name="subsection"><text:hidden-text text:condition="ooow:" text:string-value="P18:L18" text:is-hidden="true"/><text:tab/><text:reference-mark-start text:name="subsectionnumber_94"/>(<text:sequence text:ref-name="refsubsectionnumber95" text:name="subsectionnumber" text:formula="ooow:subsectionnumber+1" style:num-format="1">2</text:sequence>)<text:reference-mark-end text:name="subsectionnumber_94"/><text:tab/>In determining whether any condition should be varied or discharged the Board shall <text:hidden-text text:condition="ooow:" text:string-value="P18:L19" text:is-hidden="true"/>take into account the criteria for parole under <text:span text:style-name="T3">section</text:span> <text:span text:style-name="T3"><text:reference-ref text:reference-format="text" text:ref-name="sectionnumber_18">18</text:reference-ref></text:span> and the appropriateness of <text:hidden-text text:condition="ooow:" text:string-value="P18:L20" text:is-hidden="true"/>the particular condition in the particular circumstances of the person the subject of the <text:hidden-text text:condition="ooow:" text:string-value="P18:L21" text:is-hidden="true"/>parole order.</text:p>
      <text:p text:style-name="subsection"><text:hidden-text text:condition="ooow:" text:string-value="P18:L22" text:is-hidden="true"/><text:tab/><text:reference-mark-start text:name="subsectionnumber_95"/>(<text:sequence text:ref-name="refsubsectionnumber96" text:name="subsectionnumber" text:formula="ooow:subsectionnumber+1" style:num-format="1">3</text:sequence>)<text:reference-mark-end text:name="subsectionnumber_95"/><text:tab/>Before determining an application for variation or discharge, the Board may seek <text:hidden-text text:condition="ooow:" text:string-value="P18:L23" text:is-hidden="true"/>information from anyone it considers has, or may have, an interest in the application, <text:hidden-text text:condition="ooow:" text:string-value="P18:L24" text:is-hidden="true"/>such as (without limitation) An Garda Síochána or any victim of the person being considered <text:hidden-text text:condition="ooow:" text:string-value="P18:L25" text:is-hidden="true"/>for parole.</text:p>
      <text:p text:style-name="subsection"><text:hidden-text text:condition="ooow:" text:string-value="P18:L26" text:is-hidden="true"/><text:tab/><text:reference-mark-start text:name="subsectionnumber_96"/>(<text:sequence text:ref-name="refsubsectionnumber97" text:name="subsectionnumber" text:formula="ooow:subsectionnumber+1" style:num-format="1">4</text:sequence>)<text:reference-mark-end text:name="subsectionnumber_96"/><text:tab/>An application for variation or discharge may be determined by way of review <text:hidden-text text:condition="ooow:" text:string-value="P18:L27" text:is-hidden="true"/>without the necessity for conducting a hearing, unless⁠—</text:p>
      <text:p text:style-name="paragraph"><text:hidden-text text:condition="ooow:" text:string-value="P18:L28" text:is-hidden="true"/><text:tab/><text:reference-mark-start text:name="paragraphnumber_103"/>(<text:sequence text:ref-name="refparagraphnumber104" text:name="paragraphnumber" text:formula="ooow:1" style:num-format="a">a</text:sequence>)<text:reference-mark-end text:name="paragraphnumber_103"/><text:tab/>the person being considered for parole has asked to appear before the Board to <text:hidden-text text:condition="ooow:" text:string-value="P18:L29" text:is-hidden="true"/>state his or her case, or</text:p>
      <text:p text:style-name="paragraph"><text:hidden-text text:condition="ooow:" text:string-value="P18:L30" text:is-hidden="true"/><text:tab/><text:reference-mark-start text:name="paragraphnumber_104"/>(<text:sequence text:ref-name="refparagraphnumber105" text:name="paragraphnumber" text:formula="ooow:paragraphnumber+1" style:num-format="a">b</text:sequence>)<text:reference-mark-end text:name="paragraphnumber_104"/><text:tab/>the Board wishes to hear from any person orally.</text:p>
      <text:p text:style-name="subsection"><text:hidden-text text:condition="ooow:" text:string-value="P18:L31" text:is-hidden="true"/><text:tab/><text:reference-mark-start text:name="subsectionnumber_97"/>(<text:sequence text:ref-name="refsubsectionnumber98" text:name="subsectionnumber" text:formula="ooow:subsectionnumber+1" style:num-format="1">5</text:sequence>)<text:reference-mark-end text:name="subsectionnumber_97"/><text:tab/>If the Board directs the variation or discharge of a condition⁠—</text:p>
      <text:p text:style-name="paragraph"><text:hidden-text text:condition="ooow:" text:string-value="P18:L32" text:is-hidden="true"/><text:tab/><text:reference-mark-start text:name="paragraphnumber_105"/>(<text:sequence text:ref-name="refparagraphnumber106" text:name="paragraphnumber" text:formula="ooow:1" style:num-format="a">a</text:sequence>)<text:reference-mark-end text:name="paragraphnumber_105"/><text:tab/>the variation or discharge takes effect on the date specified in the direction,</text:p>
      <text:p text:style-name="paragraph"><text:hidden-text text:condition="ooow:" text:string-value="P18:L33" text:is-hidden="true"/><text:tab/><text:reference-mark-start text:name="paragraphnumber_106"/>(<text:sequence text:ref-name="refparagraphnumber107" text:name="paragraphnumber" text:formula="ooow:paragraphnumber+1" style:num-format="a">b</text:sequence>)<text:reference-mark-end text:name="paragraphnumber_106"/><text:tab/>every variation must be treated as part of the conditions of the parole order, and</text:p>
      <text:p text:style-name="paragraph"><text:soft-page-break/><text:hidden-text text:condition="ooow:" text:string-value="P18:L34" text:is-hidden="true"/><text:tab/><text:reference-mark-start text:name="paragraphnumber_107"/>(<text:sequence text:ref-name="refparagraphnumber108" text:name="paragraphnumber" text:formula="ooow:paragraphnumber+1" style:num-format="a">c</text:sequence>)<text:reference-mark-end text:name="paragraphnumber_107"/><text:tab/>notice of the direction must be given to the person the subject of the parole order, <text:hidden-text text:condition="ooow:" text:string-value="P18:L35" text:is-hidden="true"/>the Minister, An Garda Síochána, and (if Board deems is practicable) any victim <text:hidden-text text:condition="ooow:" text:string-value="P18:L36" text:is-hidden="true"/>to whom notice of the original parole order was given.</text:p>
      <text:p text:style-name="subsection"><text:hidden-text text:condition="ooow:" text:string-value="P18:L37" text:is-hidden="true"/><text:tab/><text:reference-mark-start text:name="subsectionnumber_98"/>(<text:sequence text:ref-name="refsubsectionnumber99" text:name="subsectionnumber" text:formula="ooow:subsectionnumber+1" style:num-format="1">6</text:sequence>)<text:reference-mark-end text:name="subsectionnumber_98"/><text:tab/>Failure, notwithstanding reasonable efforts, to give notice of the variation or <text:hidden-text text:condition="ooow:" text:string-value="P18:L38" text:is-hidden="true"/>discharge of a condition shall not affect the validity of such variation or discharge.</text:p>
      <text:p text:style-name="shouldernote"><text:bookmark-start text:name="toc_book_31"/><text:hidden-text text:condition="ooow:" text:string-value="P19:L1" text:is-hidden="true"/>Revocation of Parole Order<text:bookmark-end text:name="toc_book_31"/></text:p>
      <text:p text:style-name="subsection"><text:hidden-text text:condition="ooow:" text:string-value="P19:L2" text:is-hidden="true"/><text:reference-mark-start text:name="sectionnumber_25"/><text:span text:style-name="T2"><text:sequence text:ref-name="refsectionnumber24" text:name="sectionnumber" text:formula="ooow:sectionnumber+1" style:num-format="1">25</text:sequence></text:span><text:reference-mark-end text:name="sectionnumber_25"/><text:span text:style-name="T2">.</text:span><text:tab/><text:reference-mark-start text:name="subsectionnumber_99"/>(<text:sequence text:ref-name="refsubsectionnumber100" text:name="subsectionnumber" style:num-format="1">1</text:sequence>)<text:reference-mark-end text:name="subsectionnumber_99"/><text:tab/>Subject to <text:span text:style-name="T3">subsection</text:span> <text:span text:style-name="T3"><text:reference-ref text:reference-format="text" text:ref-name="subsectionnumber_101">(3)</text:reference-ref></text:span> the Board, at any time of its own motion or on the <text:hidden-text text:condition="ooow:" text:string-value="P19:L3" text:is-hidden="true"/>application of the Minister or a member of An Garda Síochána holding the rank of <text:hidden-text text:condition="ooow:" text:string-value="P19:L4" text:is-hidden="true"/>Chief Superintendent or higher, if satisfied that grounds exist under <text:span text:style-name="T4">subsection</text:span> <text:span text:style-name="T3"><text:reference-ref text:reference-format="text" text:ref-name="subsectionnumber_100">(2)</text:reference-ref></text:span>, <text:hidden-text text:condition="ooow:" text:string-value="P19:L5" text:is-hidden="true"/>may⁠—</text:p>
      <text:p text:style-name="paragraph"><text:hidden-text text:condition="ooow:" text:string-value="P19:L6" text:is-hidden="true"/><text:tab/><text:reference-mark-start text:name="paragraphnumber_108"/>(<text:sequence text:ref-name="refparagraphnumber109" text:name="paragraphnumber" text:formula="ooow:1" style:num-format="a">a</text:sequence>)<text:reference-mark-end text:name="paragraphnumber_108"/><text:tab/>revoke a parole order, or</text:p>
      <text:p text:style-name="paragraph"><text:hidden-text text:condition="ooow:" text:string-value="P19:L7" text:is-hidden="true"/><text:tab/><text:reference-mark-start text:name="paragraphnumber_109"/>(<text:sequence text:ref-name="refparagraphnumber110" text:name="paragraphnumber" text:formula="ooow:paragraphnumber+1" style:num-format="a">b</text:sequence>)<text:reference-mark-end text:name="paragraphnumber_109"/><text:tab/>suspend a parole order on such terms as it thinks fit.</text:p>
      <text:p text:style-name="subsection"><text:hidden-text text:condition="ooow:" text:string-value="P19:L8" text:is-hidden="true"/><text:tab/><text:reference-mark-start text:name="subsectionnumber_100"/>(<text:sequence text:ref-name="refsubsectionnumber101" text:name="subsectionnumber" text:formula="ooow:subsectionnumber+1" style:num-format="1">2</text:sequence>)<text:reference-mark-end text:name="subsectionnumber_100"/><text:tab/>The grounds for revocation of a parole order are that⁠—</text:p>
      <text:p text:style-name="paragraph"><text:hidden-text text:condition="ooow:" text:string-value="P19:L9" text:is-hidden="true"/><text:tab/><text:reference-mark-start text:name="paragraphnumber_110"/>(<text:sequence text:ref-name="refparagraphnumber111" text:name="paragraphnumber" text:formula="ooow:1" style:num-format="a">a</text:sequence>)<text:reference-mark-end text:name="paragraphnumber_110"/><text:tab/>the person the subject of a parole order⁠—</text:p>
      <text:p text:style-name="subparagraph"><text:hidden-text text:condition="ooow:" text:string-value="P19:L10" text:is-hidden="true"/><text:tab/><text:reference-mark-start text:name="subparagraphnumber_34"/>(<text:sequence text:ref-name="refsubparagraphnumber33" text:name="subparagraphnumber" text:formula="ooow:1" style:num-format="i">i</text:sequence>)<text:reference-mark-end text:name="subparagraphnumber_34"/><text:tab/>poses an undue risk to the safety of the community or any person or class of <text:hidden-text text:condition="ooow:" text:string-value="P19:L11" text:is-hidden="true"/>persons, or</text:p>
      <text:p text:style-name="subparagraph"><text:hidden-text text:condition="ooow:" text:string-value="P19:L12" text:is-hidden="true"/><text:tab/><text:reference-mark-start text:name="subparagraphnumber_35"/>(<text:sequence text:ref-name="refsubparagraphnumber34" text:name="subparagraphnumber" text:formula="ooow:subparagraphnumber+1" style:num-format="i">ii</text:sequence>)<text:reference-mark-end text:name="subparagraphnumber_35"/><text:tab/>has breached his or her release conditions,</text:p>
      <text:p text:style-name="subparagraph"><text:tab/>and</text:p>
      <text:p text:style-name="paragraph"><text:hidden-text text:condition="ooow:" text:string-value="P19:L13" text:is-hidden="true"/><text:tab/><text:reference-mark-start text:name="paragraphnumber_111"/>(<text:sequence text:ref-name="refparagraphnumber112" text:name="paragraphnumber" text:formula="ooow:paragraphnumber+1" style:num-format="a">b</text:sequence>)<text:reference-mark-end text:name="paragraphnumber_111"/><text:tab/>the Board is satisfied that the gravity of the matters established under <text:span text:style-name="T3">subsection</text:span> <text:hidden-text text:condition="ooow:" text:string-value="P19:L14" text:is-hidden="true"/><text:span text:style-name="T3"><text:reference-ref text:reference-format="text" text:ref-name="subsectionnumber_100">(2)</text:reference-ref></text:span><text:span text:style-name="T3"><text:reference-ref text:reference-format="text" text:ref-name="paragraphnumber_110">(a)</text:reference-ref></text:span> justify the revocation of a parole order.</text:p>
      <text:p text:style-name="subsection"><text:hidden-text text:condition="ooow:" text:string-value="P19:L15" text:is-hidden="true"/><text:tab/><text:reference-mark-start text:name="subsectionnumber_101"/>(<text:sequence text:ref-name="refsubsectionnumber102" text:name="subsectionnumber" text:formula="ooow:subsectionnumber+1" style:num-format="1">3</text:sequence>)<text:reference-mark-end text:name="subsectionnumber_101"/><text:tab/>The grounds for suspension of a parole order are that⁠—</text:p>
      <text:p text:style-name="paragraph"><text:hidden-text text:condition="ooow:" text:string-value="P19:L16" text:is-hidden="true"/><text:tab/><text:reference-mark-start text:name="paragraphnumber_112"/>(<text:sequence text:ref-name="refparagraphnumber113" text:name="paragraphnumber" text:formula="ooow:1" style:num-format="a">a</text:sequence>)<text:reference-mark-end text:name="paragraphnumber_112"/><text:tab/>the person the subject of a parole order⁠—</text:p>
      <text:p text:style-name="subparagraph"><text:hidden-text text:condition="ooow:" text:string-value="P19:L17" text:is-hidden="true"/><text:tab/><text:reference-mark-start text:name="subparagraphnumber_36"/>(<text:sequence text:ref-name="refsubparagraphnumber35" text:name="subparagraphnumber" text:formula="ooow:1" style:num-format="i">i</text:sequence>)<text:reference-mark-end text:name="subparagraphnumber_36"/><text:tab/>poses an undue risk to the safety of the community or any person or class of <text:hidden-text text:condition="ooow:" text:string-value="P19:L18" text:is-hidden="true"/>persons, or</text:p>
      <text:p text:style-name="subparagraph"><text:hidden-text text:condition="ooow:" text:string-value="P19:L19" text:is-hidden="true"/><text:tab/><text:reference-mark-start text:name="subparagraphnumber_37"/>(<text:sequence text:ref-name="refsubparagraphnumber36" text:name="subparagraphnumber" text:formula="ooow:subparagraphnumber+1" style:num-format="i">ii</text:sequence>)<text:reference-mark-end text:name="subparagraphnumber_37"/><text:tab/>has breached his or her release conditions,</text:p>
      <text:p text:style-name="subparagraph"><text:tab/>or</text:p>
      <text:p text:style-name="paragraph"><text:hidden-text text:condition="ooow:" text:string-value="P19:L20" text:is-hidden="true"/><text:tab/><text:reference-mark-start text:name="paragraphnumber_113"/>(<text:sequence text:ref-name="refparagraphnumber114" text:name="paragraphnumber" text:formula="ooow:paragraphnumber+1" style:num-format="a">b</text:sequence>)<text:reference-mark-end text:name="paragraphnumber_113"/><text:tab/>the person the subject of a parole order has been charged with committing an <text:hidden-text text:condition="ooow:" text:string-value="P19:L21" text:is-hidden="true"/>offence punishable by imprisonment, whether or not this has resulted in a <text:hidden-text text:condition="ooow:" text:string-value="P19:L22" text:is-hidden="true"/>conviction and the Board is satisfied that his or her parole should be suspended, <text:hidden-text text:condition="ooow:" text:string-value="P19:L23" text:is-hidden="true"/>and</text:p>
      <text:p text:style-name="paragraph"><text:hidden-text text:condition="ooow:" text:string-value="P19:L24" text:is-hidden="true"/><text:tab/><text:reference-mark-start text:name="paragraphnumber_114"/>(<text:sequence text:ref-name="refparagraphnumber115" text:name="paragraphnumber" text:formula="ooow:paragraphnumber+1" style:num-format="a">c</text:sequence>)<text:reference-mark-end text:name="paragraphnumber_114"/><text:tab/>the Board is satisfied that the gravity of the matters established under <text:span text:style-name="T3">subsection</text:span> <text:hidden-text text:condition="ooow:" text:string-value="P19:L25" text:is-hidden="true"/><text:span text:style-name="T3"><text:reference-ref text:reference-format="text" text:ref-name="subsectionnumber_101">(3)</text:reference-ref></text:span><text:span text:style-name="T3"><text:reference-ref text:reference-format="text" text:ref-name="paragraphnumber_113">(b)</text:reference-ref></text:span> justify the suspension of a parole order for such period as the Board may <text:hidden-text text:condition="ooow:" text:string-value="P19:L26" text:is-hidden="true"/>specify.</text:p>
      <text:p text:style-name="subsection"><text:hidden-text text:condition="ooow:" text:string-value="P19:L27" text:is-hidden="true"/><text:tab/><text:reference-mark-start text:name="subsectionnumber_102"/>(<text:sequence text:ref-name="refsubsectionnumber103" text:name="subsectionnumber" text:formula="ooow:subsectionnumber+1" style:num-format="1">4</text:sequence>)<text:reference-mark-end text:name="subsectionnumber_102"/><text:tab/>Where it is proposed to revoke or suspend a parole order, subject to <text:span text:style-name="T3">subsection</text:span> <text:span text:style-name="T3"><text:reference-ref text:reference-format="text" text:ref-name="subsectionnumber_101">(3)</text:reference-ref></text:span>, a <text:hidden-text text:condition="ooow:" text:string-value="P19:L28" text:is-hidden="true"/>parolee shall be entitled to a hearing before a parole panel and to make submissions in <text:hidden-text text:condition="ooow:" text:string-value="P19:L29" text:is-hidden="true"/>respect of the proposed grounds upon which it is proposed to revoke or suspend the <text:hidden-text text:condition="ooow:" text:string-value="P19:L30" text:is-hidden="true"/>parole order.</text:p>
      <text:p text:style-name="subsection"><text:hidden-text text:condition="ooow:" text:string-value="P19:L31" text:is-hidden="true"/><text:tab/><text:reference-mark-start text:name="subsectionnumber_103"/>(<text:sequence text:ref-name="refsubsectionnumber104" text:name="subsectionnumber" text:formula="ooow:subsectionnumber+1" style:num-format="1">5</text:sequence>)<text:reference-mark-end text:name="subsectionnumber_103"/><text:tab/>The Board shall have the power to make interim orders suspending a parole order <text:soft-page-break/><text:hidden-text text:condition="ooow:" text:string-value="P19:L32" text:is-hidden="true"/>with immediate effect and to issue a warrant recommitting the person to custody <text:hidden-text text:condition="ooow:" text:string-value="P19:L33" text:is-hidden="true"/>pending a review or hearing.</text:p>
      <text:p text:style-name="subsection"><text:hidden-text text:condition="ooow:" text:string-value="P19:L34" text:is-hidden="true"/><text:tab/><text:reference-mark-start text:name="subsectionnumber_104"/>(<text:sequence text:ref-name="refsubsectionnumber105" text:name="subsectionnumber" text:formula="ooow:subsectionnumber+1" style:num-format="1">6</text:sequence>)<text:reference-mark-end text:name="subsectionnumber_104"/><text:tab/>Where an interim suspension order is made, the Board shall, save in exceptional <text:hidden-text text:condition="ooow:" text:string-value="P19:L35" text:is-hidden="true"/>circumstances, schedule a hearing and determine the matter within 35 days of any <text:hidden-text text:condition="ooow:" text:string-value="P19:L36" text:is-hidden="true"/>interim suspension order taking effect.</text:p>
      <text:p text:style-name="subsection"><text:hidden-text text:condition="ooow:" text:string-value="P19:L37" text:is-hidden="true"/><text:tab/><text:reference-mark-start text:name="subsectionnumber_105"/>(<text:sequence text:ref-name="refsubsectionnumber106" text:name="subsectionnumber" text:formula="ooow:subsectionnumber+1" style:num-format="1">7</text:sequence>)<text:reference-mark-end text:name="subsectionnumber_105"/><text:tab/>If a person is sentenced to imprisonment for an offence committed during the period <text:hidden-text text:condition="ooow:" text:string-value="P19:L38" text:is-hidden="true"/>of his or her release on parole, the parole order shall be revoked.</text:p>
      <text:p text:style-name="subsection"><text:hidden-text text:condition="ooow:" text:string-value="P19:L39" text:is-hidden="true"/><text:tab/><text:reference-mark-start text:name="subsectionnumber_106"/>(<text:sequence text:ref-name="refsubsectionnumber107" text:name="subsectionnumber" text:formula="ooow:subsectionnumber+1" style:num-format="1">8</text:sequence>)<text:reference-mark-end text:name="subsectionnumber_106"/><text:tab/><text:span text:style-name="T3">Subsection</text:span> <text:span text:style-name="T3"><text:reference-ref text:reference-format="text" text:ref-name="subsectionnumber_105">(7)</text:reference-ref></text:span> does not apply where the entirety of the sentence referred to in that <text:hidden-text text:condition="ooow:" text:string-value="P19:L40" text:is-hidden="true"/>subsection is suspended.</text:p>
      <text:p text:style-name="subsection"><text:hidden-text text:condition="ooow:" text:string-value="P20:L1" text:is-hidden="true"/><text:tab/><text:reference-mark-start text:name="subsectionnumber_107"/>(<text:sequence text:ref-name="refsubsectionnumber108" text:name="subsectionnumber" text:formula="ooow:subsectionnumber+1" style:num-format="1">9</text:sequence>)<text:reference-mark-end text:name="subsectionnumber_107"/><text:tab/>If a person’s release on parole is revoked⁠—</text:p>
      <text:p text:style-name="paragraph"><text:hidden-text text:condition="ooow:" text:string-value="P20:L2" text:is-hidden="true"/><text:tab/><text:reference-mark-start text:name="paragraphnumber_115"/>(<text:sequence text:ref-name="refparagraphnumber116" text:name="paragraphnumber" text:formula="ooow:1" style:num-format="a">a</text:sequence>)<text:reference-mark-end text:name="paragraphnumber_115"/><text:tab/>in the case of a person who is serving a determinate sentence, the person is liable <text:hidden-text text:condition="ooow:" text:string-value="P20:L3" text:is-hidden="true"/>to serve the remainder of his or her sentence in accordance with the Prison Rules <text:hidden-text text:condition="ooow:" text:string-value="P20:L4" text:is-hidden="true"/>2007, as amended, and the period of release on parole is not to be taken into <text:hidden-text text:condition="ooow:" text:string-value="P20:L5" text:is-hidden="true"/>account in determining how much of the term of his or her sentence remains to be <text:hidden-text text:condition="ooow:" text:string-value="P20:L6" text:is-hidden="true"/>served unless the Board otherwise directs, and</text:p>
      <text:p text:style-name="paragraph"><text:hidden-text text:condition="ooow:" text:string-value="P20:L7" text:is-hidden="true"/><text:tab/><text:reference-mark-start text:name="paragraphnumber_116"/>(<text:sequence text:ref-name="refparagraphnumber117" text:name="paragraphnumber" text:formula="ooow:paragraphnumber+1" style:num-format="a">b</text:sequence>)<text:reference-mark-end text:name="paragraphnumber_116"/><text:tab/>in the case of a person serving a life sentence, that person shall not be further <text:hidden-text text:condition="ooow:" text:string-value="P20:L8" text:is-hidden="true"/>considered for parole until a period of 2 years has expired from the date of <text:hidden-text text:condition="ooow:" text:string-value="P20:L9" text:is-hidden="true"/>revocation of the parole order.</text:p>
      <text:p text:style-name="subsection"><text:hidden-text text:condition="ooow:" text:string-value="P20:L10" text:is-hidden="true"/><text:tab/><text:reference-mark-start text:name="subsectionnumber_108"/>(<text:sequence text:ref-name="refsubsectionnumber109" text:name="subsectionnumber" text:formula="ooow:subsectionnumber+1" style:num-format="1">10</text:sequence>)<text:reference-mark-end text:name="subsectionnumber_108"/><text:tab/>Where the Board revokes a parole order applying to a prisoner after his or her release <text:hidden-text text:condition="ooow:" text:string-value="P20:L11" text:is-hidden="true"/>from prison, the Board may, by warrant signed by the chairperson of the Board or the <text:hidden-text text:condition="ooow:" text:string-value="P20:L12" text:is-hidden="true"/>secretary of the Board at the chairperson’s direction, authorise a member of An Garda <text:hidden-text text:condition="ooow:" text:string-value="P20:L13" text:is-hidden="true"/>Síochána to apprehend the prisoner and return the prisoner to prison.</text:p>
      <text:p text:style-name="shouldernote"><text:bookmark-start text:name="toc_book_32"/><text:hidden-text text:condition="ooow:" text:string-value="P20:L14" text:is-hidden="true"/>Warrants<text:bookmark-end text:name="toc_book_32"/></text:p>
      <text:p text:style-name="subsection"><text:hidden-text text:condition="ooow:" text:string-value="P20:L15" text:is-hidden="true"/><text:reference-mark-start text:name="sectionnumber_26"/><text:span text:style-name="T2"><text:sequence text:ref-name="refsectionnumber25" text:name="sectionnumber" text:formula="ooow:sectionnumber+1" style:num-format="1">26</text:sequence></text:span><text:reference-mark-end text:name="sectionnumber_26"/><text:span text:style-name="T2">.</text:span><text:tab/><text:reference-mark-start text:name="subsectionnumber_109"/>(<text:sequence text:ref-name="refsubsectionnumber110" text:name="subsectionnumber" style:num-format="1">1</text:sequence>)<text:reference-mark-end text:name="subsectionnumber_109"/><text:tab/>The Board may, by warrant signed by the chairperson of the Board or the secretary of <text:hidden-text text:condition="ooow:" text:string-value="P20:L16" text:is-hidden="true"/>the Board at the chairperson’s direction, authorise a member of An Garda Síochána to <text:hidden-text text:condition="ooow:" text:string-value="P20:L17" text:is-hidden="true"/>apprehend a person who has been released on parole and return the person to prison if <text:hidden-text text:condition="ooow:" text:string-value="P20:L18" text:is-hidden="true"/>at any time the Board has reasonable cause to suspect that there are grounds which <text:hidden-text text:condition="ooow:" text:string-value="P20:L19" text:is-hidden="true"/>may justify the suspension or revocation of the parole order within the meaning of <text:hidden-text text:condition="ooow:" text:string-value="P20:L20" text:is-hidden="true"/><text:span text:style-name="T3">section</text:span> <text:span text:style-name="T3"><text:reference-ref text:reference-format="text" text:ref-name="sectionnumber_25">25</text:reference-ref></text:span>.</text:p>
      <text:p text:style-name="subsection"><text:hidden-text text:condition="ooow:" text:string-value="P20:L21" text:is-hidden="true"/><text:tab/><text:reference-mark-start text:name="subsectionnumber_110"/>(<text:sequence text:ref-name="refsubsectionnumber111" text:name="subsectionnumber" text:formula="ooow:subsectionnumber+1" style:num-format="1">2</text:sequence>)<text:reference-mark-end text:name="subsectionnumber_110"/><text:tab/>The Board may exercise its powers under <text:span text:style-name="T3">subsection</text:span> <text:span text:style-name="T3"><text:reference-ref text:reference-format="text" text:ref-name="subsectionnumber_109">(1)</text:reference-ref></text:span> without holding a review or <text:hidden-text text:condition="ooow:" text:string-value="P20:L22" text:is-hidden="true"/>hearing.</text:p>
      <text:p text:style-name="subsection"><text:hidden-text text:condition="ooow:" text:string-value="P20:L23" text:is-hidden="true"/><text:tab/><text:reference-mark-start text:name="subsectionnumber_111"/>(<text:sequence text:ref-name="refsubsectionnumber112" text:name="subsectionnumber" text:formula="ooow:subsectionnumber+1" style:num-format="1">3</text:sequence>)<text:reference-mark-end text:name="subsectionnumber_111"/><text:tab/>The chairperson of the Board, in the same circumstances as the Board may act under <text:hidden-text text:condition="ooow:" text:string-value="P20:L24" text:is-hidden="true"/><text:span text:style-name="T3">subsection</text:span> <text:span text:style-name="T3"><text:reference-ref text:reference-format="text" text:ref-name="subsectionnumber_109">(1)</text:reference-ref></text:span> and if the chairperson considers that circumstances exist that require <text:hidden-text text:condition="ooow:" text:string-value="P20:L25" text:is-hidden="true"/>action to be taken urgently, may issue a warrant authorising a member of An Garda <text:hidden-text text:condition="ooow:" text:string-value="P20:L26" text:is-hidden="true"/>Síochána to apprehend a person who has been released on parole and to return the <text:hidden-text text:condition="ooow:" text:string-value="P20:L27" text:is-hidden="true"/>person to prison.</text:p>
      <text:p text:style-name="subsection"><text:hidden-text text:condition="ooow:" text:string-value="P20:L28" text:is-hidden="true"/><text:tab/><text:reference-mark-start text:name="subsectionnumber_112"/>(<text:sequence text:ref-name="refsubsectionnumber113" text:name="subsectionnumber" text:formula="ooow:subsectionnumber+1" style:num-format="1">4</text:sequence>)<text:reference-mark-end text:name="subsectionnumber_112"/><text:tab/>If a prisoner is returned to prison after the execution of a warrant against the prisoner <text:hidden-text text:condition="ooow:" text:string-value="P20:L29" text:is-hidden="true"/>under <text:span text:style-name="T3">subsection</text:span> <text:span text:style-name="T3"><text:reference-ref text:reference-format="text" text:ref-name="subsectionnumber_109">(1)</text:reference-ref></text:span>, the Board, shall within 21 days after the person is so returned to <text:hidden-text text:condition="ooow:" text:string-value="P20:L30" text:is-hidden="true"/>prison, schedule a hearing and afford the parolee an opportunity to be heard.</text:p>
      <text:p text:style-name="shouldernote"><text:bookmark-start text:name="toc_book_33"/><text:soft-page-break/><text:hidden-text text:condition="ooow:" text:string-value="P20:L31" text:is-hidden="true"/>Preparation for reviews and hearings<text:bookmark-end text:name="toc_book_33"/></text:p>
      <text:p text:style-name="subsection"><text:hidden-text text:condition="ooow:" text:string-value="P20:L32" text:is-hidden="true"/><text:reference-mark-start text:name="sectionnumber_27"/><text:span text:style-name="T2"><text:sequence text:ref-name="refsectionnumber26" text:name="sectionnumber" text:formula="ooow:sectionnumber+1" style:num-format="1">27</text:sequence></text:span><text:reference-mark-end text:name="sectionnumber_27"/><text:span text:style-name="T2">.</text:span><text:tab/><text:reference-mark-start text:name="subsectionnumber_113"/>(<text:sequence text:ref-name="refsubsectionnumber114" text:name="subsectionnumber" style:num-format="1">1</text:sequence>)<text:reference-mark-end text:name="subsectionnumber_113"/><text:tab/>When a review or hearing has been scheduled for the purpose of considering a <text:hidden-text text:condition="ooow:" text:string-value="P20:L33" text:is-hidden="true"/>person for parole the Board will take all reasonable steps to notify the following <text:hidden-text text:condition="ooow:" text:string-value="P20:L34" text:is-hidden="true"/>persons that a hearing is scheduled:</text:p>
      <text:p text:style-name="paragraph"><text:hidden-text text:condition="ooow:" text:string-value="P20:L35" text:is-hidden="true"/><text:tab/><text:reference-mark-start text:name="paragraphnumber_117"/>(<text:sequence text:ref-name="refparagraphnumber118" text:name="paragraphnumber" text:formula="ooow:1" style:num-format="a">a</text:sequence>)<text:reference-mark-end text:name="paragraphnumber_117"/><text:tab/>the person to be considered for parole;</text:p>
      <text:p text:style-name="paragraph"><text:hidden-text text:condition="ooow:" text:string-value="P20:L36" text:is-hidden="true"/><text:tab/><text:reference-mark-start text:name="paragraphnumber_118"/>(<text:sequence text:ref-name="refparagraphnumber119" text:name="paragraphnumber" text:formula="ooow:paragraphnumber+1" style:num-format="a">b</text:sequence>)<text:reference-mark-end text:name="paragraphnumber_118"/><text:tab/>the Minister;</text:p>
      <text:p text:style-name="paragraph"><text:hidden-text text:condition="ooow:" text:string-value="P20:L37" text:is-hidden="true"/><text:tab/><text:reference-mark-start text:name="paragraphnumber_119"/>(<text:sequence text:ref-name="refparagraphnumber120" text:name="paragraphnumber" text:formula="ooow:paragraphnumber+1" style:num-format="a">c</text:sequence>)<text:reference-mark-end text:name="paragraphnumber_119"/><text:tab/>the Commissioner of An Garda Síochána or such other member as the <text:hidden-text text:condition="ooow:" text:string-value="P20:L38" text:is-hidden="true"/>Commissioner shall designate;</text:p>
      <text:p text:style-name="paragraph"><text:hidden-text text:condition="ooow:" text:string-value="P20:L39" text:is-hidden="true"/><text:tab/><text:reference-mark-start text:name="paragraphnumber_127"/>(<text:sequence text:ref-name="refparagraphnumber121" text:name="paragraphnumber" text:formula="ooow:paragraphnumber+1" style:num-format="a">d</text:sequence>)<text:reference-mark-end text:name="paragraphnumber_127"/><text:tab/>the governor of the prison in which the person to be considered for parole is <text:hidden-text text:condition="ooow:" text:string-value="P20:L40" text:is-hidden="true"/>detained (if applicable); and</text:p>
      <text:p text:style-name="paragraph"><text:tab/><text:reference-mark-start text:name="paragraphnumber_130"/>(<text:sequence text:ref-name="refparagraphnumber122" text:name="paragraphnumber" text:formula="ooow:paragraphnumber+1" style:num-format="a">e</text:sequence>)<text:reference-mark-end text:name="paragraphnumber_130"/><text:tab/>the victim or victims of the criminal offences for which the person being considered for parole is in custody.</text:p>
      <text:p text:style-name="subsection"><text:hidden-text text:condition="ooow:" text:string-value="P21:L1" text:is-hidden="true"/><text:tab/><text:reference-mark-start text:name="subsectionnumber_114"/>(<text:sequence text:ref-name="refsubsectionnumber115" text:name="subsectionnumber" text:formula="ooow:subsectionnumber+1" style:num-format="1">2</text:sequence>)<text:reference-mark-end text:name="subsectionnumber_114"/><text:tab/>When the Board gives notice to a victim that a review or hearing is pending, the <text:hidden-text text:condition="ooow:" text:string-value="P21:L2" text:is-hidden="true"/>Board must also prepare and send to the victim an explanation of the review or <text:hidden-text text:condition="ooow:" text:string-value="P21:L3" text:is-hidden="true"/>hearing processes, as the case may be, and how the victim may participate in that <text:hidden-text text:condition="ooow:" text:string-value="P21:L4" text:is-hidden="true"/>process.</text:p>
      <text:p text:style-name="subsection"><text:hidden-text text:condition="ooow:" text:string-value="P21:L5" text:is-hidden="true"/><text:tab/><text:reference-mark-start text:name="subsectionnumber_115"/>(<text:sequence text:ref-name="refsubsectionnumber116" text:name="subsectionnumber" text:formula="ooow:subsectionnumber+1" style:num-format="1">3</text:sequence>)<text:reference-mark-end text:name="subsectionnumber_115"/><text:tab/>When a person is due to be considered for parole and a review or hearing has been <text:hidden-text text:condition="ooow:" text:string-value="P21:L6" text:is-hidden="true"/>scheduled, the Minister shall provide the Board not less than 5 weeks in advance of <text:hidden-text text:condition="ooow:" text:string-value="P21:L7" text:is-hidden="true"/>the review or hearing with⁠—</text:p>
      <text:p text:style-name="paragraph"><text:hidden-text text:condition="ooow:" text:string-value="P21:L8" text:is-hidden="true"/><text:tab/><text:reference-mark-start text:name="paragraphnumber_120"/>(<text:sequence text:ref-name="refparagraphnumber123" text:name="paragraphnumber" text:formula="ooow:1" style:num-format="a">a</text:sequence>)<text:reference-mark-end text:name="paragraphnumber_120"/><text:tab/>copies of all relevant information relating to the current and previous convictions <text:hidden-text text:condition="ooow:" text:string-value="P21:L9" text:is-hidden="true"/>of the person whose parole is being considered, including (for example) <text:hidden-text text:condition="ooow:" text:string-value="P21:L10" text:is-hidden="true"/>sentencing notes and pre-sentence reports,</text:p>
      <text:p text:style-name="paragraph"><text:hidden-text text:condition="ooow:" text:string-value="P21:L11" text:is-hidden="true"/><text:tab/><text:reference-mark-start text:name="paragraphnumber_121"/>(<text:sequence text:ref-name="refparagraphnumber124" text:name="paragraphnumber" text:formula="ooow:paragraphnumber+1" style:num-format="a">b</text:sequence>)<text:reference-mark-end text:name="paragraphnumber_121"/><text:tab/>a report from the Irish Prison Service or by or on behalf of the Governor of the <text:hidden-text text:condition="ooow:" text:string-value="P21:L12" text:is-hidden="true"/>prison in which the person whose parole is being considered is detained, and</text:p>
      <text:p text:style-name="paragraph"><text:hidden-text text:condition="ooow:" text:string-value="P21:L13" text:is-hidden="true"/><text:tab/><text:reference-mark-start text:name="paragraphnumber_122"/>(<text:sequence text:ref-name="refparagraphnumber125" text:name="paragraphnumber" text:formula="ooow:paragraphnumber+1" style:num-format="a">c</text:sequence>)<text:reference-mark-end text:name="paragraphnumber_122"/><text:tab/>any other report or information which the Minister considers relevant to the <text:hidden-text text:condition="ooow:" text:string-value="P21:L14" text:is-hidden="true"/>consideration of the person’s parole.</text:p>
      <text:p text:style-name="subsection"><text:hidden-text text:condition="ooow:" text:string-value="P21:L15" text:is-hidden="true"/><text:tab/><text:reference-mark-start text:name="subsectionnumber_116"/>(<text:sequence text:ref-name="refsubsectionnumber117" text:name="subsectionnumber" text:formula="ooow:subsectionnumber+1" style:num-format="1">4</text:sequence>)<text:reference-mark-end text:name="subsectionnumber_116"/><text:tab/>Any person notified under <text:span text:style-name="T3">subsection</text:span> <text:span text:style-name="T3"><text:reference-ref text:reference-format="text" text:ref-name="subsectionnumber_113">(1)</text:reference-ref></text:span> may write to the Board, by a date specified <text:hidden-text text:condition="ooow:" text:string-value="P21:L16" text:is-hidden="true"/>in the notification, making submissions on, or giving information relevant to, the <text:hidden-text text:condition="ooow:" text:string-value="P21:L17" text:is-hidden="true"/>substantive matter to be decided.</text:p>
      <text:p text:style-name="subsection"><text:hidden-text text:condition="ooow:" text:string-value="P21:L18" text:is-hidden="true"/><text:tab/><text:reference-mark-start text:name="subsectionnumber_117"/>(<text:sequence text:ref-name="refsubsectionnumber118" text:name="subsectionnumber" text:formula="ooow:subsectionnumber+1" style:num-format="1">5</text:sequence>)<text:reference-mark-end text:name="subsectionnumber_117"/><text:tab/>The Board shall take all reasonable steps to ensure that the information received by <text:hidden-text text:condition="ooow:" text:string-value="P21:L19" text:is-hidden="true"/>the Board on which it will make any decision including any material obtained is made <text:hidden-text text:condition="ooow:" text:string-value="P21:L20" text:is-hidden="true"/>available to the person whose parole is being considered:</text:p>
      <text:p text:style-name="paragraph"><text:hidden-text text:condition="ooow:" text:string-value="P21:L21" text:is-hidden="true"/><text:tab/><text:reference-mark-start text:name="paragraphnumber_123"/>(<text:sequence text:ref-name="refparagraphnumber126" text:name="paragraphnumber" text:formula="ooow:1" style:num-format="a">a</text:sequence>)<text:reference-mark-end text:name="paragraphnumber_123"/><text:tab/>at least 2 weeks before the relevant review or hearing; or</text:p>
      <text:p text:style-name="paragraph"><text:hidden-text text:condition="ooow:" text:string-value="P21:L22" text:is-hidden="true"/><text:tab/><text:reference-mark-start text:name="paragraphnumber_124"/>(<text:sequence text:ref-name="refparagraphnumber127" text:name="paragraphnumber" text:formula="ooow:paragraphnumber+1" style:num-format="a">b</text:sequence>)<text:reference-mark-end text:name="paragraphnumber_124"/><text:tab/>if that is not possible, as soon as practicable before the review or hearing.</text:p>
      <text:p text:style-name="subsection"><text:hidden-text text:condition="ooow:" text:string-value="P21:L23" text:is-hidden="true"/><text:tab/><text:reference-mark-start text:name="subsectionnumber_118"/>(<text:sequence text:ref-name="refsubsectionnumber119" text:name="subsectionnumber" text:formula="ooow:subsectionnumber+1" style:num-format="1">6</text:sequence>)<text:reference-mark-end text:name="subsectionnumber_118"/><text:tab/>Despite <text:span text:style-name="T3">subsection</text:span> <text:span text:style-name="T3"><text:reference-ref text:reference-format="text" text:ref-name="subsectionnumber_117">(5)</text:reference-ref></text:span>, the Board shall ensure that⁠—</text:p>
      <text:p text:style-name="paragraph"><text:hidden-text text:condition="ooow:" text:string-value="P21:L24" text:is-hidden="true"/><text:tab/><text:reference-mark-start text:name="paragraphnumber_125"/>(<text:sequence text:ref-name="refparagraphnumber128" text:name="paragraphnumber" text:formula="ooow:1" style:num-format="a">a</text:sequence>)<text:reference-mark-end text:name="paragraphnumber_125"/><text:tab/>no information is given to the person whose parole is being considered that <text:hidden-text text:condition="ooow:" text:string-value="P21:L25" text:is-hidden="true"/>discloses the address or contact details of any victim, and</text:p>
      <text:p text:style-name="paragraph"><text:hidden-text text:condition="ooow:" text:string-value="P21:L26" text:is-hidden="true"/><text:tab/><text:reference-mark-start text:name="paragraphnumber_126"/>(<text:sequence text:ref-name="refparagraphnumber129" text:name="paragraphnumber" text:formula="ooow:paragraphnumber+1" style:num-format="a">b</text:sequence>)<text:reference-mark-end text:name="paragraphnumber_126"/><text:tab/>if any written submissions by a victim or victim impact statements are shown to <text:hidden-text text:condition="ooow:" text:string-value="P21:L27" text:is-hidden="true"/>the person whose parole is being considered, that they are not retained by the <text:hidden-text text:condition="ooow:" text:string-value="P21:L28" text:is-hidden="true"/>person whose parole is being considered.</text:p>
      <text:p text:style-name="subsection"><text:soft-page-break/><text:hidden-text text:condition="ooow:" text:string-value="P21:L29" text:is-hidden="true"/><text:tab/><text:reference-mark-start text:name="subsectionnumber_119"/>(<text:sequence text:ref-name="refsubsectionnumber120" text:name="subsectionnumber" text:formula="ooow:subsectionnumber+1" style:num-format="1">7</text:sequence>)<text:reference-mark-end text:name="subsectionnumber_119"/><text:tab/>Notwithstanding <text:span text:style-name="T3">subsection</text:span> <text:span text:style-name="T3"><text:reference-ref text:reference-format="text" text:ref-name="subsectionnumber_116">(4)</text:reference-ref></text:span>, the Board may, in exceptional circumstances, order <text:hidden-text text:condition="ooow:" text:string-value="P21:L30" text:is-hidden="true"/>that any information referred to in that subsection not be made available to a person <text:hidden-text text:condition="ooow:" text:string-value="P21:L31" text:is-hidden="true"/>whose parole is being considered if, in the opinion of the relevant panel convenor, it <text:hidden-text text:condition="ooow:" text:string-value="P21:L32" text:is-hidden="true"/>would prejudice the mental or physical health of the person whose parole is being <text:hidden-text text:condition="ooow:" text:string-value="P21:L33" text:is-hidden="true"/>considered, or endanger the safety of any person.</text:p>
      <text:p text:style-name="subsection"><text:hidden-text text:condition="ooow:" text:string-value="P21:L34" text:is-hidden="true"/><text:tab/><text:reference-mark-start text:name="subsectionnumber_120"/>(<text:sequence text:ref-name="refsubsectionnumber121" text:name="subsectionnumber" text:formula="ooow:subsectionnumber+1" style:num-format="1">8</text:sequence>)<text:reference-mark-end text:name="subsectionnumber_120"/><text:tab/>Information withheld under <text:span text:style-name="T3">subsection</text:span> <text:span text:style-name="T3"><text:reference-ref text:reference-format="text" text:ref-name="subsectionnumber_119">(7)</text:reference-ref></text:span> may be provided to the legal <text:hidden-text text:condition="ooow:" text:string-value="P21:L35" text:is-hidden="true"/>representatives of the person whose parole is being considered.</text:p>
      <text:p text:style-name="shouldernote"><text:bookmark-start text:name="toc_book_34"/><text:hidden-text text:condition="ooow:" text:string-value="P21:L36" text:is-hidden="true"/>Amendment of section 17 of Defamation Act 2009<text:bookmark-end text:name="toc_book_34"/></text:p>
      <text:p text:style-name="subsection"><text:hidden-text text:condition="ooow:" text:string-value="P21:L37" text:is-hidden="true"/><text:reference-mark-start text:name="sectionnumber_28"/><text:span text:style-name="T2"><text:sequence text:ref-name="refsectionnumber27" text:name="sectionnumber" text:formula="ooow:sectionnumber+1" style:num-format="1">28</text:sequence></text:span><text:reference-mark-end text:name="sectionnumber_28"/><text:span text:style-name="T2">.</text:span><text:tab/><text:reference-mark-start text:name="subsectionnumber_121"/>(<text:sequence text:ref-name="refsubsectionnumber122" text:name="subsectionnumber" style:num-format="1">1</text:sequence>)<text:reference-mark-end text:name="subsectionnumber_121"/><text:tab/>Section 17 of the <text:alphabetical-index-mark text:string-value="Defamation Act 2009 (No. 31)"/><text:a xlink:type="simple" xlink:href="http://www.irishstatutebook.ie/2009/en/act/pub/0031/index.html">Defamation Act 2009</text:a> is amended by the insertion of the following <text:hidden-text text:condition="ooow:" text:string-value="P21:L38" text:is-hidden="true"/>provisions in subsection (2):</text:p>
      <text:p text:style-name="paragraph_5f_insert"><text:hidden-text text:condition="ooow:" text:string-value="P21:L39" text:is-hidden="true"/><text:tab/>“(x)<text:tab/>made in a document of the Parole Board or a document of its <text:hidden-text text:condition="ooow:" text:string-value="P21:L40" text:is-hidden="true"/>members connected with the Parole Board or its functions, <text:hidden-text text:condition="ooow:" text:string-value="P22:L1" text:is-hidden="true"/>wherever published;</text:p>
      <text:p text:style-name="paragraph_5f_insert"><text:hidden-text text:condition="ooow:" text:string-value="P22:L2" text:is-hidden="true"/><text:tab/>(y)<text:tab/>made in a report of or commissioned by the Parole Board, wherever <text:hidden-text text:condition="ooow:" text:string-value="P22:L3" text:is-hidden="true"/>published;</text:p>
      <text:p text:style-name="paragraph_5f_insert"><text:hidden-text text:condition="ooow:" text:string-value="P22:L4" text:is-hidden="true"/><text:tab/>(z)<text:tab/>made in any form at meetings or reviews or hearings of the Parole <text:hidden-text text:condition="ooow:" text:string-value="P22:L5" text:is-hidden="true"/>Board by its members or officials and such statements wherever <text:hidden-text text:condition="ooow:" text:string-value="P22:L6" text:is-hidden="true"/>published subsequently.”.</text:p>
      <table:table table:name="Table1" table:style-name="Table1">
        <table:table-column table:style-name="Table1.A"/>
        <table:table-column table:style-name="Table1.B"/>
        <table:table-row>
          <table:table-cell table:style-name="Table1.A1" office:value-type="string">
            <text:p text:style-name="P21">An Bille Parúil, 2016</text:p>
            <text:p text:style-name="P23"><text:s text:c="23"/></text:p>
            <text:p text:style-name="P20">BILLE</text:p>
            <text:p text:style-name="P25">(mar a tionscnaíodh)</text:p>
            <text:p text:style-name="P25">d<text:span text:style-name="T9">á ngairtear</text:span></text:p>
            <text:p text:style-name="P18"/>
            <text:p text:style-name="backpageprovision_5f_no_5f_line_5f_numbering"><text:span text:style-name="bold_5f_noitalic_5f_nounderline"><text:span text:style-name="T10">Acht do dhéanamh socrú chun bord parúil neamhspleách a bhunú agus chun daoine áirithe a scaoileadh amach ar parúl, ar daoine iad a fuarthas ciontach i gcionta coiriúla agus a bhfuil pianbhreitheanna príosúnachta á gcur isteach acu nó a cimíodh nó a athchuireadh faoi choimeád.</text:span></text:span><text:span text:style-name="bold_5f_noitalic_5f_nounderline"><text:span text:style-name="T7"><text:line-break/></text:span></text:span></text:p>
            <text:p text:style-name="P23"/>
            <text:p text:style-name="P17">An Teachta Seamus ÓCeallacháin a thug isteach,</text:p>
            <text:p text:style-name="P16">24 <text:span text:style-name="T4">Bealtaine</text:span>, 2016</text:p>
            <text:p text:style-name="P24"/>
            <text:p text:style-name="P19"/>
          </table:table-cell>
          <table:table-cell table:style-name="Table1.B1" office:value-type="string">
            <text:p text:style-name="P21">Parole Bill 2016</text:p>
            <text:p text:style-name="P22"><text:s/></text:p>
            <text:p text:style-name="P20">BILL</text:p>
            <text:p text:style-name="P25">(as initiated)</text:p>
            <text:p text:style-name="P25">entitled</text:p>
            <text:p text:style-name="P18"/>
            <text:p text:style-name="backpageprovision_5f_no_5f_line_5f_numbering"><text:span text:style-name="bold_5f_noitalic_5f_nounderline"><text:span text:style-name="T8">An Act to provide for the establishment of an independent parole board and the release on parole of certain persons found guilty of criminal offences and serving sentences of imprisonment or committed or remanded in custody.<text:line-break/></text:span></text:span><text:span text:style-name="bold_5f_noitalic_5f_nounderline"><text:span text:style-name="T5"><text:line-break/></text:span></text:span></text:p>
            <text:p text:style-name="P22"/>
            <text:p text:style-name="P17">Introduced by Deputy Jim O’Callaghan,</text:p>
            <text:p text:style-name="P16">24<text:span text:style-name="T4">th May</text:span>, 2016</text:p>
            <text:p text:style-name="P22"/>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4">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tab/><text:page-number text:select-page="current">31</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29 of 2016" text:name="Footer"/>
        </text:user-field-decls>
        <text:p text:style-name="P2"><text:span text:style-name="T1"><text:tab/>[</text:span><text:span text:style-name="T1"><text:user-field-get text:name="Footer">No. 29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31</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31</text:page-number></text:p>
      </style:footer>
    </style:master-page>
    <style:master-page style:name="frontcover" style:page-layout-name="pm11" style:next-style-name="First_20_Page">
      <style:footer>
        <text:p text:style-name="P4"/>
        <text:p text:style-name="P4">[No. 29 of 2016]</text:p>
      </style:footer>
    </style:master-page>
    <style:master-page style:name="backcover" style:page-layout-name="pm12"/>
    <style:master-page style:name="spacerpage" style:page-layout-name="pm13" style:next-style-name="contents"/>
    <style:master-page style:name="contents" style:page-layout-name="pm14" style:next-style-name="contents2">
      <style:header>
        <text:p text:style-name="Header"/>
      </style:header>
      <style:footer>
        <text:sequence-decls>
          <text:sequence-decl text:display-outline-level="0" text:name="page_no"/>
        </text:sequence-decls>
        <text:p text:style-name="P5">[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5">[No. BILLNO of YEAR]<text:tab/><text:sequence text:ref-name="refpage_no1" text:name="page_no" text:formula="ooow:page_no+1" style:num-format="1">2</text:sequence><text:tab/>[DD Month, YYY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09:32</dc:date>
    <meta:printed-by>Nici Higgins</meta:printed-by>
    <meta:print-date>2009-05-27T14:24:24</meta:print-date>
    <meta:editing-cycles>629</meta:editing-cycles>
    <meta:editing-duration>P2DT10H59M18S</meta:editing-duration>
    <meta:user-defined meta:name="Info 1"/>
    <meta:user-defined meta:name="Info 2"/>
    <meta:user-defined meta:name="Info 3"/>
    <meta:user-defined meta:name="Info 4"/>
    <meta:document-statistic meta:table-count="1" meta:image-count="0" meta:object-count="0" meta:page-count="26" meta:paragraph-count="424" meta:word-count="7405" meta:character-count="45360"/>
  </office:meta>
</office:document-meta>
</file>